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52.02mm"/>
    </style:style>
    <style:style style:name="co10" style:family="table-column">
      <style:table-column-properties fo:break-before="auto" style:column-width="12.86mm"/>
    </style:style>
    <style:style style:name="co11" style:family="table-column">
      <style:table-column-properties fo:break-before="auto" style:column-width="12.68mm"/>
    </style:style>
    <style:style style:name="co12" style:family="table-column">
      <style:table-column-properties fo:break-before="auto" style:column-width="23.62mm"/>
    </style:style>
    <style:style style:name="co13" style:family="table-column">
      <style:table-column-properties fo:break-before="auto" style:column-width="23.74mm"/>
    </style:style>
    <style:style style:name="co14" style:family="table-column">
      <style:table-column-properties fo:break-before="auto" style:column-width="23.87mm"/>
    </style:style>
    <style:style style:name="co15" style:family="table-column">
      <style:table-column-properties fo:break-before="auto" style:column-width="21.61mm"/>
    </style:style>
    <style:style style:name="co16" style:family="table-column">
      <style:table-column-properties fo:break-before="auto" style:column-width="18.08mm"/>
    </style:style>
    <style:style style:name="co17" style:family="table-column">
      <style:table-column-properties fo:break-before="auto" style:column-width="27.64mm"/>
    </style:style>
    <style:style style:name="co18" style:family="table-column">
      <style:table-column-properties fo:break-before="auto" style:column-width="1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8mm" fo:break-before="auto" style:use-optimal-row-height="false"/>
    </style:style>
    <style:style style:name="ro3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6666"/>
      <style:text-properties style:text-position="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41">
      <style:table-cell-properties fo:background-color="#666666"/>
      <style:text-properties style:text-position=""/>
    </style:style>
    <style:style style:name="ce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tyle="normal" style:font-style-asian="normal" style:font-style-complex="normal"/>
    </style:style>
    <style:style style:name="ce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41">
      <style:table-cell-properties fo:background-color="#666666"/>
    </style:style>
    <style:style style:name="ce1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5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6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dddddd"/>
    </style:style>
    <style:style style:name="ce18" style:family="table-cell" style:parent-style-name="Default">
      <style:table-cell-properties fo:background-color="#666666"/>
      <style:text-properties fo:color="#dddddd"/>
    </style:style>
    <style:style style:name="ce19" style:family="table-cell" style:parent-style-name="Default" style:data-style-name="N4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 style:data-style-name="N4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21" style:family="table-cell" style:parent-style-name="Default" style:data-style-name="N4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Default" style:data-style-name="N11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end" fo:margin-left="0mm"/>
      <style:text-properties fo:color="#ffffff" fo:font-size="8pt" style:font-size-asian="8pt" style:font-size-complex="8pt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9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666666"/>
      <style:text-properties fo:color="#808080"/>
    </style:style>
    <style:style style:name="ce31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32" style:family="table-cell" style:parent-style-name="Default">
      <style:table-cell-properties fo:background-color="#666666"/>
      <style:text-properties fo:color="#808080" fo:font-size="6pt" fo:font-style="italic" style:font-size-asian="6pt" style:font-style-asian="italic" style:font-size-complex="6pt" style:font-style-complex="italic"/>
    </style:style>
    <style:style style:name="ce33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6pt" fo:font-style="italic" style:font-size-asian="6pt" style:font-style-asian="italic" style:font-size-complex="6pt" style:font-style-complex="italic"/>
    </style:style>
    <style:style style:name="ce34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8pt" style:font-size-asian="8pt" style:font-size-complex="8pt"/>
    </style:style>
    <style:style style:name="ce35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36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8" table:formula="of:=SUM([.H2:.H499])" office:value-type="time" office:time-value="PT57H20M00S" calcext:value-type="time">
            <text:p>57:2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7])" office:value-type="time" office:time-value="PT02H33M00S" calcext:value-type="time">
            <text:p>02: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4H44M00S" calcext:value-type="time">
            <text:p>14:44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7" table:formula="of:=[.D4]-[.C4]" office:value-type="time" office:time-value="PT00H16M00S" calcext:value-type="time">
            <text:p>00: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réation de timeshee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5H15M00S" calcext:value-type="time">
            <text:p>15:15</text:p>
          </table:table-cell>
          <table:table-cell table:style-name="ce4" office:value-type="time" office:time-value="PT17H32M00S" calcext:value-type="time">
            <text:p>17:32</text:p>
          </table:table-cell>
          <table:table-cell table:style-name="ce7" table:formula="of:=[.D5]-[.C5]" office:value-type="time" office:time-value="PT02H17M00S" calcext:value-type="time">
            <text:p>02:17</text:p>
          </table:table-cell>
          <table:table-cell table:style-name="ce4" office:value-type="string" calcext:value-type="string">
            <text:p>Vision v1.00, v1.01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:.E12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]+1" office:value-type="date" office:date-value="2016-06-08" calcext:value-type="date">
            <text:p>2016-06-08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08H48M00S" calcext:value-type="time">
            <text:p>08:48</text:p>
          </table:table-cell>
          <table:table-cell table:style-name="ce7" table:formula="of:=[.D8]-[.C8]" office:value-type="time" office:time-value="PT00H48M00S" calcext:value-type="time">
            <text:p>00:48</text:p>
          </table:table-cell>
          <table:table-cell table:style-name="ce4" office:value-type="string" calcext:value-type="string">
            <text:p>Vision v1.02, Glossaire v.1.0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1H57M00S" calcext:value-type="time">
            <text:p>11:57</text:p>
          </table:table-cell>
          <table:table-cell table:style-name="ce7" table:formula="of:=[.D9]-[.C9]" office:value-type="time" office:time-value="PT01H07M00S" calcext:value-type="time">
            <text:p>01:07</text:p>
          </table:table-cell>
          <table:table-cell table:style-name="ce4" office:value-type="string" calcext:value-type="string">
            <text:p>Vision v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20H20M00S" calcext:value-type="time">
            <text:p>20:20</text:p>
          </table:table-cell>
          <table:table-cell table:style-name="ce7" table:formula="of:=[.D10]-[.C10]" office:value-type="time" office:time-value="PT01H05M00S" calcext:value-type="time">
            <text:p>01:05</text:p>
          </table:table-cell>
          <table:table-cell table:style-name="ce4" office:value-type="string" calcext:value-type="string">
            <text:p>Vision v1.03, Cas d'util v1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:.E20])" office:value-type="time" office:time-value="PT05H27M00S" calcext:value-type="time">
            <text:p>05:2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]+1" office:value-type="date" office:date-value="2016-06-09" calcext:value-type="date">
            <text:p>2016-06-09</text:p>
          </table:table-cell>
          <table:table-cell table:style-name="ce6" office:value-type="time" office:time-value="PT12H41M00S" calcext:value-type="time">
            <text:p>12:41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13]-[.C13]" office:value-type="time" office:time-value="PT01H45M00S" calcext:value-type="time">
            <text:p>01:45</text:p>
          </table:table-cell>
          <table:table-cell table:style-name="ce4" office:value-type="string" calcext:value-type="string">
            <text:p>Interface config sur papier</text:p>
          </table:table-cell>
          <table:table-cell table:style-name="ce4" office:value-type="string" calcext:value-type="string">
            <text:p>Analy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4H35M00S" calcext:value-type="time">
            <text:p>14:35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7" table:formula="of:=[.D14]-[.C14]" office:value-type="time" office:time-value="PT00H25M00S" calcext:value-type="time">
            <text:p>00:25</text:p>
          </table:table-cell>
          <table:table-cell table:style-name="ce4" office:value-type="string" calcext:value-type="string">
            <text:p>Base de données v1.00</text:p>
          </table:table-cell>
          <table:table-cell table:style-name="ce4" office:value-type="string" calcext:value-type="string">
            <text:p>Création BD Banct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6" office:value-type="time" office:time-value="PT17H14M00S" calcext:value-type="time">
            <text:p>17:14</text:p>
          </table:table-cell>
          <table:table-cell table:style-name="ce7" table:formula="of:=[.D15]-[.C15]" office:value-type="time" office:time-value="PT00H54M00S" calcext:value-type="time">
            <text:p>00:54</text:p>
          </table:table-cell>
          <table:table-cell table:style-name="ce4" office:value-type="string" calcext:value-type="string">
            <text:p>BD v1.01</text:p>
          </table:table-cell>
          <table:table-cell table:style-name="ce4" office:value-type="string" calcext:value-type="string">
            <text:p>Insertion données de ba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7" table:formula="of:=[.D16]-[.C16]" office:value-type="time" office:time-value="PT00H16M00S" calcext:value-type="time">
            <text:p>00:16</text:p>
          </table:table-cell>
          <table:table-cell table:style-name="ce4" office:value-type="string" calcext:value-type="string">
            <text:p>Vision 1.04</text:p>
          </table:table-cell>
          <table:table-cell table:style-name="ce4" office:value-type="string" calcext:value-type="string">
            <text:p>Ajout d'un graphiqu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6" office:value-type="time" office:time-value="PT18H51M00S" calcext:value-type="time">
            <text:p>18:51</text:p>
          </table:table-cell>
          <table:table-cell table:style-name="ce7" table:formula="of:=[.D17]-[.C17]" office:value-type="time" office:time-value="PT01H05M00S" calcext:value-type="time">
            <text:p>01:05</text:p>
          </table:table-cell>
          <table:table-cell table:style-name="ce4" office:value-type="string" calcext:value-type="string">
            <text:p>SEL 1.02, Glossaire 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20H08M00S" calcext:value-type="time">
            <text:p>20:08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[.D18]-[.C18]" office:value-type="time" office:time-value="PT01H02M00S" calcext:value-type="time">
            <text:p>01:0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e base (papier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1:.E28])" office:value-type="time" office:time-value="PT07H22M00S" calcext:value-type="time">
            <text:p>07:2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8]+1" office:value-type="date" office:date-value="2016-06-10" calcext:value-type="date">
            <text:p>2016-06-10</text:p>
          </table:table-cell>
          <table:table-cell table:style-name="ce6" office:value-type="time" office:time-value="PT06H44M00S" calcext:value-type="time">
            <text:p>06:44</text:p>
          </table:table-cell>
          <table:table-cell table:style-name="ce6" office:value-type="time" office:time-value="PT07H37M00S" calcext:value-type="time">
            <text:p>07:37</text:p>
          </table:table-cell>
          <table:table-cell table:style-name="ce7" table:formula="of:=[.D21]-[.C21]" office:value-type="time" office:time-value="PT00H53M00S" calcext:value-type="time">
            <text:p>00:5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Image ops, data (papier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8H41M00S" calcext:value-type="time">
            <text:p>08:41</text:p>
          </table:table-cell>
          <table:table-cell table:style-name="ce6" office:value-type="time" office:time-value="PT09H14M00S" calcext:value-type="time">
            <text:p>09:14</text:p>
          </table:table-cell>
          <table:table-cell table:style-name="ce7" table:formula="of:=[.D22]-[.C22]" office:value-type="time" office:time-value="PT00H33M00S" calcext:value-type="time">
            <text:p>00:3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9H24M00S" calcext:value-type="time">
            <text:p>09:24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7" table:formula="of:=[.D23]-[.C23]" office:value-type="time" office:time-value="PT02H16M00S" calcext:value-type="time">
            <text:p>02:16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3H14M00S" calcext:value-type="time">
            <text:p>13:14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24]-[.C24]" office:value-type="time" office:time-value="PT01H12M00S" calcext:value-type="time">
            <text:p>01:1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4H45M00S" calcext:value-type="time">
            <text:p>14:45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table:formula="of:=[.D25]-[.C25]" office:value-type="time" office:time-value="PT01H49M00S" calcext:value-type="time">
            <text:p>01:4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7H28M00S" calcext:value-type="time">
            <text:p>17:28</text:p>
          </table:table-cell>
          <table:table-cell table:style-name="ce6" office:value-type="time" office:time-value="PT18H07M00S" calcext:value-type="time">
            <text:p>18:07</text:p>
          </table:table-cell>
          <table:table-cell table:style-name="ce7" table:formula="of:=[.D26]-[.C26]" office:value-type="time" office:time-value="PT00H39M00S" calcext:value-type="time">
            <text:p>00:3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9:.E32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26]+1" office:value-type="date" office:date-value="2016-06-11" calcext:value-type="date">
            <text:p>2016-06-11</text:p>
          </table:table-cell>
          <table:table-cell table:style-name="ce6" office:value-type="time" office:time-value="PT17H11M00S" calcext:value-type="time">
            <text:p>17:11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7" table:formula="of:=[.D29]-[.C29]" office:value-type="time" office:time-value="PT00H20M00S" calcext:value-type="time">
            <text:p>00:20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1" calcext:value-type="date">
            <text:p>2016-06-11</text:p>
          </table:table-cell>
          <table:table-cell table:style-name="ce6" office:value-type="time" office:time-value="PT18H45M00S" calcext:value-type="time">
            <text:p>18:45</text:p>
          </table:table-cell>
          <table:table-cell table:style-name="ce6" office:value-type="time" office:time-value="PT20H17M00S" calcext:value-type="time">
            <text:p>20:17</text:p>
          </table:table-cell>
          <table:table-cell table:style-name="ce7" table:formula="of:=[.D30]-[.C30]" office:value-type="time" office:time-value="PT01H32M00S" calcext:value-type="time">
            <text:p>01:3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3:.E38])" office:value-type="time" office:time-value="PT04H16M00S" calcext:value-type="time">
            <text:p>04:1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0]+1" office:value-type="date" office:date-value="2016-06-12" calcext:value-type="date">
            <text:p>2016-06-12</text:p>
          </table:table-cell>
          <table:table-cell table:style-name="ce6" office:value-type="time" office:time-value="PT10H03M00S" calcext:value-type="time">
            <text:p>10:03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7" table:formula="of:=[.D33]-[.C33]" office:value-type="time" office:time-value="PT01H12M00S" calcext:value-type="time">
            <text:p>01:12</text:p>
          </table:table-cell>
          <table:table-cell table:style-name="ce4" office:value-type="string" calcext:value-type="string">
            <text:p>Git, début de cod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7" table:formula="of:=[.D34]-[.C34]" office:value-type="time" office:time-value="PT01H03M00S" calcext:value-type="time">
            <text:p>01:03</text:p>
          </table:table-cell>
          <table:table-cell table:style-name="ce4" office:value-type="string" calcext:value-type="string">
            <text:p>Apprentissage de 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5H20M00S" calcext:value-type="time">
            <text:p>15:20</text:p>
          </table:table-cell>
          <table:table-cell table:style-name="ce6" office:value-type="time" office:time-value="PT17H03M00S" calcext:value-type="time">
            <text:p>17:03</text:p>
          </table:table-cell>
          <table:table-cell table:style-name="ce7" table:formula="of:=[.D35]-[.C35]" office:value-type="time" office:time-value="PT01H43M00S" calcext:value-type="time">
            <text:p>01:43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7H20M00S" calcext:value-type="time">
            <text:p>17:20</text:p>
          </table:table-cell>
          <table:table-cell table:style-name="ce6" office:value-type="time" office:time-value="PT17H38M00S" calcext:value-type="time">
            <text:p>17:38</text:p>
          </table:table-cell>
          <table:table-cell table:style-name="ce7" table:formula="of:=[.D36]-[.C36]" office:value-type="time" office:time-value="PT00H18M00S" calcext:value-type="time">
            <text:p>00:18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9:.E41])" office:value-type="time" office:time-value="PT01H41M00S" calcext:value-type="time">
            <text:p>01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6]+1" office:value-type="date" office:date-value="2016-06-13" calcext:value-type="date">
            <text:p>2016-06-13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[.D39]-[.C39]" office:value-type="time" office:time-value="PT00H20M00S" calcext:value-type="time">
            <text:p>00:2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3" calcext:value-type="date">
            <text:p>2016-06-13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12M00S" calcext:value-type="time">
            <text:p>19:12</text:p>
          </table:table-cell>
          <table:table-cell table:style-name="ce7" table:formula="of:=[.D40]-[.C40]" office:value-type="time" office:time-value="PT01H21M00S" calcext:value-type="time">
            <text:p>01:2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5])" office:value-type="time" office:time-value="PT03H36M00S" calcext:value-type="time">
            <text:p>03:3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0]+1" office:value-type="date" office:date-value="2016-06-14" calcext:value-type="date">
            <text:p>2016-06-14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7" table:formula="of:=[.D43]-[.C43]" office:value-type="time" office:time-value="PT00H50M00S" calcext:value-type="time">
            <text:p>00: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4H13M00S" calcext:value-type="time">
            <text:p>14:13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table:formula="of:=[.D44]-[.C44]" office:value-type="time" office:time-value="PT01H44M00S" calcext:value-type="time">
            <text:p>01:4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7H33M00S" calcext:value-type="time">
            <text:p>17:33</text:p>
          </table:table-cell>
          <table:table-cell table:style-name="ce6" office:value-type="time" office:time-value="PT18H35M00S" calcext:value-type="time">
            <text:p>18:35</text:p>
          </table:table-cell>
          <table:table-cell table:style-name="ce7" table:formula="of:=[.D45]-[.C45]" office:value-type="time" office:time-value="PT01H02M00S" calcext:value-type="time">
            <text:p>01:0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6" office:value-type="time" office:time-value="PT20H52M00S" calcext:value-type="time">
            <text:p>20:52</text:p>
          </table:table-cell>
          <table:table-cell table:style-name="ce7" table:formula="of:=[.D46]-[.C46]" office:value-type="time" office:time-value="PT01H01M00S" calcext:value-type="time">
            <text:p>01:0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9:.E51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6]+1" office:value-type="date" office:date-value="2016-06-15" calcext:value-type="date">
            <text:p>2016-06-15</text:p>
          </table:table-cell>
          <table:table-cell table:style-name="ce6" table:number-columns-repeated="2"/>
          <table:table-cell table:style-name="ce7" table:formula="of:=[.D49]-[.C49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2:.E54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9]+1" office:value-type="date" office:date-value="2016-06-16" calcext:value-type="date">
            <text:p>2016-06-16</text:p>
          </table:table-cell>
          <table:table-cell table:style-name="ce6" table:number-columns-repeated="2"/>
          <table:table-cell table:style-name="ce7" table:formula="of:=[.D52]-[.C52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5:.E57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2]+1" office:value-type="date" office:date-value="2016-06-17" calcext:value-type="date">
            <text:p>2016-06-17</text:p>
          </table:table-cell>
          <table:table-cell table:style-name="ce6" table:number-columns-repeated="2"/>
          <table:table-cell table:style-name="ce7" table:formula="of:=[.D55]-[.C55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8:.E59])" office:value-type="time" office:time-value="PT01H43M00S" calcext:value-type="time">
            <text:p>01:4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5]+1" office:value-type="date" office:date-value="2016-06-18" calcext:value-type="date">
            <text:p>2016-06-18</text:p>
          </table:table-cell>
          <table:table-cell table:style-name="ce6" office:value-type="time" office:time-value="PT14H50M00S" calcext:value-type="time">
            <text:p>14:50</text:p>
          </table:table-cell>
          <table:table-cell table:style-name="ce6" office:value-type="time" office:time-value="PT16H33M00S" calcext:value-type="time">
            <text:p>16:33</text:p>
          </table:table-cell>
          <table:table-cell table:style-name="ce7" table:formula="of:=[.D58]-[.C58]" office:value-type="time" office:time-value="PT01H43M00S" calcext:value-type="time">
            <text:p>01:43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3H35M00S" calcext:value-type="time">
            <text:p>03:35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8]+1" office:value-type="date" office:date-value="2016-06-19" calcext:value-type="date">
            <text:p>2016-06-19</text:p>
          </table:table-cell>
          <table:table-cell table:style-name="ce6" office:value-type="time" office:time-value="PT09H45M00S" calcext:value-type="time">
            <text:p>09:45</text:p>
          </table:table-cell>
          <table:table-cell table:style-name="ce6" office:value-type="time" office:time-value="PT10H40M00S" calcext:value-type="time">
            <text:p>10:40</text:p>
          </table:table-cell>
          <table:table-cell table:style-name="ce7" table:formula="of:=[.D61]-[.C61]" office:value-type="time" office:time-value="PT00H55M00S" calcext:value-type="time">
            <text:p>00:55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6-19" calcext:value-type="date">
            <text:p>2016-06-19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6" office:value-type="time" office:time-value="PT17H50M00S" calcext:value-type="time">
            <text:p>17:50</text:p>
          </table:table-cell>
          <table:table-cell table:style-name="ce7" table:formula="of:=[.D62]-[.C62]" office:value-type="time" office:time-value="PT01H40M00S" calcext:value-type="time">
            <text:p>01:4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2016-06-19" calcext:value-type="date">
            <text:p>2016-06-19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63]-[.C63]" office:value-type="time" office:time-value="PT01H00M00S" calcext:value-type="time">
            <text:p>01:0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67])" office:value-type="time" office:time-value="PT00H49M00S" calcext:value-type="time">
            <text:p>00:4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3]+1" office:value-type="date" office:date-value="2016-06-20" calcext:value-type="date">
            <text:p>2016-06-20</text:p>
          </table:table-cell>
          <table:table-cell table:style-name="ce6" office:value-type="time" office:time-value="PT20H35M00S" calcext:value-type="time">
            <text:p>20:35</text:p>
          </table:table-cell>
          <table:table-cell table:style-name="ce6" office:value-type="time" office:time-value="PT21H24M00S" calcext:value-type="time">
            <text:p>21:24</text:p>
          </table:table-cell>
          <table:table-cell table:style-name="ce7" table:formula="of:=[.D66]-[.C66]" office:value-type="time" office:time-value="PT00H49M00S" calcext:value-type="time">
            <text:p>00:49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9:.E71])" office:value-type="time" office:time-value="PT03H47M00S" calcext:value-type="time">
            <text:p>03:4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6]+1" office:value-type="date" office:date-value="2016-06-21" calcext:value-type="date">
            <text:p>2016-06-21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6" office:value-type="time" office:time-value="PT12H25M00S" calcext:value-type="time">
            <text:p>12:25</text:p>
          </table:table-cell>
          <table:table-cell table:style-name="ce7" table:formula="of:=[.D69]-[.C69]" office:value-type="time" office:time-value="PT00H45M00S" calcext:value-type="time">
            <text:p>00:45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6-21" calcext:value-type="date">
            <text:p>2016-06-21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[.D70]-[.C70]" office:value-type="time" office:time-value="PT01H30M00S" calcext:value-type="time">
            <text:p>01:30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6-21" calcext:value-type="date">
            <text:p>2016-06-21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7" table:formula="of:=[.D71]-[.C71]" office:value-type="time" office:time-value="PT01H32M00S" calcext:value-type="time">
            <text:p>01:3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4:.E76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1]+1" office:value-type="date" office:date-value="2016-06-22" calcext:value-type="date">
            <text:p>2016-06-22</text:p>
          </table:table-cell>
          <table:table-cell table:style-name="ce6" table:number-columns-repeated="2"/>
          <table:table-cell table:style-name="ce7" table:formula="of:=[.D74]-[.C74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7:.E78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4]+1" office:value-type="date" office:date-value="2016-06-23" calcext:value-type="date">
            <text:p>2016-06-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[.D77]-[.C77]" office:value-type="time" office:time-value="PT02H00M00S" calcext:value-type="time">
            <text:p>02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table:formula="of:=[.B77]" office:value-type="date" office:date-value="2016-06-23" calcext:value-type="date">
            <text:p>2016-06-23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7" table:formula="of:=[.D78]-[.C78]" office:value-type="time" office:time-value="PT01H00M00S" calcext:value-type="time">
            <text:p>01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85])" office:value-type="time" office:time-value="PT03H39M00S" calcext:value-type="time">
            <text:p>03:3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8]+1" office:value-type="date" office:date-value="2016-06-24" calcext:value-type="date">
            <text:p>2016-06-24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20M00S" calcext:value-type="time">
            <text:p>13:20</text:p>
          </table:table-cell>
          <table:table-cell table:style-name="ce7" table:formula="of:=[.D81]-[.C81]" office:value-type="time" office:time-value="PT01H20M00S" calcext:value-type="time">
            <text:p>01:2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6-24" calcext:value-type="date">
            <text:p>2016-06-24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4H20M00S" calcext:value-type="time">
            <text:p>14:20</text:p>
          </table:table-cell>
          <table:table-cell table:style-name="ce7" table:formula="of:=[.D82]-[.C82]" office:value-type="time" office:time-value="PT00H30M00S" calcext:value-type="time">
            <text:p>00:3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6-24" calcext:value-type="date">
            <text:p>2016-06-24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[.D83]-[.C83]" office:value-type="time" office:time-value="PT01H25M00S" calcext:value-type="time">
            <text:p>01:25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6-24" calcext:value-type="date">
            <text:p>2016-06-24</text:p>
          </table:table-cell>
          <table:table-cell table:style-name="ce6" office:value-type="time" office:time-value="PT21H36M00S" calcext:value-type="time">
            <text:p>21:36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[.D84]-[.C84]" office:value-type="time" office:time-value="PT00H24M00S" calcext:value-type="time">
            <text:p>00:24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7:.E89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4]+1" office:value-type="date" office:date-value="2016-06-25" calcext:value-type="date">
            <text:p>2016-06-25</text:p>
          </table:table-cell>
          <table:table-cell table:style-name="ce6" table:number-columns-repeated="2"/>
          <table:table-cell table:style-name="ce7" table:formula="of:=[.D87]-[.C87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0:.E9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7]+1" office:value-type="date" office:date-value="2016-06-26" calcext:value-type="date">
            <text:p>2016-06-26</text:p>
          </table:table-cell>
          <table:table-cell table:style-name="ce6" table:number-columns-repeated="2"/>
          <table:table-cell table:style-name="ce7" table:formula="of:=[.D90]-[.C90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3:.E94])" office:value-type="time" office:time-value="PT01H26M00S" calcext:value-type="time">
            <text:p>01:2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0]+1" office:value-type="date" office:date-value="2016-06-27" calcext:value-type="date">
            <text:p>2016-06-27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7" table:formula="of:=[.D93]-[.C93]" office:value-type="time" office:time-value="PT01H26M00S" calcext:value-type="time">
            <text:p>01:26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6:.E100])" office:value-type="time" office:time-value="PT03H41M00S" calcext:value-type="time">
            <text:p>03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3]+1" office:value-type="date" office:date-value="2016-06-28" calcext:value-type="date">
            <text:p>2016-06-28</text:p>
          </table:table-cell>
          <table:table-cell table:style-name="ce6" office:value-type="time" office:time-value="PT12H19M00S" calcext:value-type="time">
            <text:p>12:19</text:p>
          </table:table-cell>
          <table:table-cell table:style-name="ce6" office:value-type="time" office:time-value="PT13H27M00S" calcext:value-type="time">
            <text:p>13:27</text:p>
          </table:table-cell>
          <table:table-cell table:style-name="ce7" table:formula="of:=[.D96]-[.C96]" office:value-type="time" office:time-value="PT01H08M00S" calcext:value-type="time">
            <text:p>01:08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6]" office:value-type="date" office:date-value="2016-06-28" calcext:value-type="date">
            <text:p>2016-06-28</text:p>
          </table:table-cell>
          <table:table-cell table:style-name="ce6" office:value-type="time" office:time-value="PT14H57M00S" calcext:value-type="time">
            <text:p>14:57</text:p>
          </table:table-cell>
          <table:table-cell table:style-name="ce6" office:value-type="time" office:time-value="PT15H04M00S" calcext:value-type="time">
            <text:p>15:04</text:p>
          </table:table-cell>
          <table:table-cell table:style-name="ce7" table:formula="of:=[.D97]-[.C97]" office:value-type="time" office:time-value="PT00H07M00S" calcext:value-type="time">
            <text:p>00:07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7]" office:value-type="date" office:date-value="2016-06-28" calcext:value-type="date">
            <text:p>2016-06-28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6" office:value-type="time" office:time-value="PT17H56M00S" calcext:value-type="time">
            <text:p>17:56</text:p>
          </table:table-cell>
          <table:table-cell table:style-name="ce7" table:formula="of:=[.D98]-[.C98]" office:value-type="time" office:time-value="PT01H59M00S" calcext:value-type="time">
            <text:p>01:59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8]" office:value-type="date" office:date-value="2016-06-28" calcext:value-type="date">
            <text:p>2016-06-28</text:p>
          </table:table-cell>
          <table:table-cell table:style-name="ce6" office:value-type="time" office:time-value="PT21H13M00S" calcext:value-type="time">
            <text:p>21:13</text:p>
          </table:table-cell>
          <table:table-cell table:style-name="ce6" office:value-type="time" office:time-value="PT21H40M00S" calcext:value-type="time">
            <text:p>21:40</text:p>
          </table:table-cell>
          <table:table-cell table:style-name="ce7" table:formula="of:=[.D99]-[.C99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2:.E103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9]+1" office:value-type="date" office:date-value="2016-06-29" calcext:value-type="date">
            <text:p>2016-06-29</text:p>
          </table:table-cell>
          <table:table-cell table:style-name="ce6" office:value-type="time" office:time-value="PT18H01M00S" calcext:value-type="time">
            <text:p>18:01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7" table:formula="of:=[.D102]-[.C102]" office:value-type="time" office:time-value="PT01H52M00S" calcext:value-type="time">
            <text:p>01:5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5:.E106])" office:value-type="time" office:time-value="PT01H08M00S" calcext:value-type="time">
            <text:p>01:0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2]+1" office:value-type="date" office:date-value="2016-06-30" calcext:value-type="date">
            <text:p>2016-06-30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[.D105]-[.C105]" office:value-type="time" office:time-value="PT01H08M00S" calcext:value-type="time">
            <text:p>01:0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8:.E110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5]+1" office:value-type="date" office:date-value="2016-07-01" calcext:value-type="date">
            <text:p>2016-07-01</text:p>
          </table:table-cell>
          <table:table-cell table:style-name="ce6" table:number-columns-repeated="2"/>
          <table:table-cell table:style-name="ce7" table:formula="of:=[.D108]-[.C108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1:.E113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8]+1" office:value-type="date" office:date-value="2016-07-02" calcext:value-type="date">
            <text:p>2016-07-02</text:p>
          </table:table-cell>
          <table:table-cell table:style-name="ce6" table:number-columns-repeated="2"/>
          <table:table-cell table:style-name="ce7" table:formula="of:=[.D111]-[.C111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4:.E117])" office:value-type="time" office:time-value="PT02H53M00S" calcext:value-type="time">
            <text:p>02:5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11]+1" office:value-type="date" office:date-value="2016-07-03" calcext:value-type="date">
            <text:p>2016-07-03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6" office:value-type="time" office:time-value="PT15H09M00S" calcext:value-type="time">
            <text:p>15:09</text:p>
          </table:table-cell>
          <table:table-cell table:style-name="ce7" table:formula="of:=[.D114]-[.C114]" office:value-type="time" office:time-value="PT01H44M00S" calcext:value-type="time">
            <text:p>01:44</text:p>
          </table:table-cell>
          <table:table-cell table:style-name="ce4"/>
          <table:table-cell table:style-name="ce4" office:value-type="string" calcext:value-type="string">
            <text:p>Database v1.05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03" calcext:value-type="date">
            <text:p>2016-07-03</text:p>
          </table:table-cell>
          <table:table-cell table:style-name="ce6" office:value-type="time" office:time-value="PT18H28M00S" calcext:value-type="time">
            <text:p>18:28</text:p>
          </table:table-cell>
          <table:table-cell table:style-name="ce6" office:value-type="time" office:time-value="PT19H10M00S" calcext:value-type="time">
            <text:p>19:10</text:p>
          </table:table-cell>
          <table:table-cell table:style-name="ce7" table:formula="of:=[.D115]-[.C115]" office:value-type="time" office:time-value="PT00H42M00S" calcext:value-type="time">
            <text:p>00:42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03" calcext:value-type="date">
            <text:p>2016-07-03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116]-[.C116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3" table:default-cell-style-name="ce9"/>
        <table:table-column table:style-name="co7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5" table:default-cell-style-name="ce9"/>
        <table:table-column table:style-name="co6" table:number-columns-repeated="1013" table:default-cell-style-name="ce9"/>
        <table:table-row table:style-name="ro1">
          <table:table-cell table:number-columns-repeated="7"/>
          <table:table-cell table:style-name="ce10" office:value-type="string" calcext:value-type="string">
            <text:p>Total</text:p>
          </table:table-cell>
          <table:table-cell table:style-name="ce16" table:formula="of:=SUM([.I2:.I1006])" office:value-type="time" office:time-value="PT27H53M00S" calcext:value-type="time">
            <text:p>27:53</text:p>
          </table:table-cell>
          <table:table-cell table:style-name="ce22" table:formula="of:=SUM([.J2:.J1006])" office:value-type="time" office:time-value="PT44H53M00S" calcext:value-type="time">
            <text:p>44:53</text:p>
          </table:table-cell>
          <table:table-cell table:style-name="ce23" table:formula="of:=SUM([.K2:.K1006])" office:value-type="time" office:time-value="PT84H35M00S" calcext:value-type="time">
            <text:p>84:3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4:.E15])" office:value-type="time" office:time-value="PT00H25M00S" calcext:value-type="time">
            <text:p>00:25</text:p>
          </table:table-cell>
          <table:table-cell table:style-name="ce22" table:formula="of:=SUM([.F4:.F15])" office:value-type="time" office:time-value="PT03H03M00S" calcext:value-type="time">
            <text:p>03:03</text:p>
          </table:table-cell>
          <table:table-cell table:style-name="ce23" table:formula="of:=SUM([.G4:.G15])" office:value-type="time" office:time-value="PT08H22M00S" calcext:value-type="time">
            <text:p>08:22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date" office:date-value="2016-07-04" calcext:value-type="date">
            <text:p>2016-07-04</text:p>
          </table:table-cell>
          <table:table-cell table:style-name="ce14" office:value-type="time" office:time-value="PT10H10M00S" calcext:value-type="time">
            <text:p>10:10</text:p>
          </table:table-cell>
          <table:table-cell table:style-name="ce14" office:value-type="time" office:time-value="PT10H25M00S" calcext:value-type="time">
            <text:p>10:25</text:p>
          </table:table-cell>
          <table:table-cell table:style-name="ce19"/>
          <table:table-cell table:style-name="ce20" table:formula="of:=IF(AND(LEN([.$C4])&gt;0;LEN([.$D4])&gt;0); [.$D4]-[.$C4]; 0)" office:value-type="time" office:time-value="PT00H15M00S" calcext:value-type="time">
            <text:p>00:15</text:p>
          </table:table-cell>
          <table:table-cell table:style-name="ce19"/>
          <table:table-cell table:style-name="ce12" office:value-type="string" calcext:value-type="string">
            <text:p>Rien en particuli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4]" office:value-type="date" office:date-value="2016-07-04" calcext:value-type="date">
            <text:p>2016-07-04</text:p>
          </table:table-cell>
          <table:table-cell table:style-name="ce14" office:value-type="time" office:time-value="PT10H25M00S" calcext:value-type="time">
            <text:p>10:25</text:p>
          </table:table-cell>
          <table:table-cell table:style-name="ce14" office:value-type="time" office:time-value="PT10H30M00S" calcext:value-type="time">
            <text:p>10:30</text:p>
          </table:table-cell>
          <table:table-cell table:style-name="ce15" table:formula="of:=IF(AND(LEN([.$C5])&gt;0;LEN([.$D5])&gt;0); [.$D5]-[.$C5]; 0)" office:value-type="time" office:time-value="PT00H05M00S" calcext:value-type="time">
            <text:p>00:05</text:p>
          </table:table-cell>
          <table:table-cell table:style-name="ce19" table:number-columns-repeated="2"/>
          <table:table-cell table:style-name="ce12" office:value-type="string" calcext:value-type="string">
            <text:p>Refonte de timesheet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5]" office:value-type="date" office:date-value="2016-07-04" calcext:value-type="date">
            <text:p>2016-07-04</text:p>
          </table:table-cell>
          <table:table-cell table:style-name="ce14" office:value-type="time" office:time-value="PT10H30M00S" calcext:value-type="time">
            <text:p>10:30</text:p>
          </table:table-cell>
          <table:table-cell table:style-name="ce14" office:value-type="time" office:time-value="PT10H50M00S" calcext:value-type="time">
            <text:p>10:50</text:p>
          </table:table-cell>
          <table:table-cell table:style-name="ce15" table:formula="of:=IF(AND(LEN([.$C6])&gt;0;LEN([.$D6])&gt;0); [.$D6]-[.$C6]; 0)" office:value-type="time" office:time-value="PT00H20M00S" calcext:value-type="time">
            <text:p>00:20</text:p>
          </table:table-cell>
          <table:table-cell table:style-name="ce19" table:number-columns-repeated="2"/>
          <table:table-cell table:style-name="ce1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6]" office:value-type="date" office:date-value="2016-07-04" calcext:value-type="date">
            <text:p>2016-07-04</text:p>
          </table:table-cell>
          <table:table-cell table:style-name="ce14" office:value-type="time" office:time-value="PT10H50M00S" calcext:value-type="time">
            <text:p>10:50</text:p>
          </table:table-cell>
          <table:table-cell table:style-name="ce14" office:value-type="time" office:time-value="PT10H58M00S" calcext:value-type="time">
            <text:p>10:58</text:p>
          </table:table-cell>
          <table:table-cell table:style-name="ce19"/>
          <table:table-cell table:style-name="ce20" table:formula="of:=IF(AND(LEN([.$C7])&gt;0;LEN([.$D7])&gt;0); [.$D7]-[.$C7]; 0)" office:value-type="time" office:time-value="PT00H08M00S" calcext:value-type="time">
            <text:p>00:08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7]" office:value-type="date" office:date-value="2016-07-04" calcext:value-type="date">
            <text:p>2016-07-04</text:p>
          </table:table-cell>
          <table:table-cell table:style-name="ce14" office:value-type="time" office:time-value="PT10H58M00S" calcext:value-type="time">
            <text:p>10:58</text:p>
          </table:table-cell>
          <table:table-cell table:style-name="ce14" office:value-type="time" office:time-value="PT12H04M00S" calcext:value-type="time">
            <text:p>12:04</text:p>
          </table:table-cell>
          <table:table-cell table:style-name="ce19" table:number-columns-repeated="2"/>
          <table:table-cell table:style-name="ce21" table:formula="of:=IF(AND(LEN([.$C8])&gt;0;LEN([.$D8])&gt;0); [.$D8]-[.$C8]; 0)" office:value-type="time" office:time-value="PT01H06M00S" calcext:value-type="time">
            <text:p>01:06</text:p>
          </table:table-cell>
          <table:table-cell table:style-name="ce12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8]" office:value-type="date" office:date-value="2016-07-04" calcext:value-type="date">
            <text:p>2016-07-04</text:p>
          </table:table-cell>
          <table:table-cell table:style-name="ce14" office:value-type="time" office:time-value="PT12H04M00S" calcext:value-type="time">
            <text:p>12:04</text:p>
          </table:table-cell>
          <table:table-cell table:style-name="ce14" office:value-type="time" office:time-value="PT12H14M00S" calcext:value-type="time">
            <text:p>12:14</text:p>
          </table:table-cell>
          <table:table-cell table:style-name="ce19"/>
          <table:table-cell table:style-name="ce20" table:formula="of:=IF(AND(LEN([.$C9])&gt;0;LEN([.$D9])&gt;0); [.$D9]-[.$C9]; 0)" office:value-type="time" office:time-value="PT00H10M00S" calcext:value-type="time">
            <text:p>00:10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9]" office:value-type="date" office:date-value="2016-07-04" calcext:value-type="date">
            <text:p>2016-07-04</text:p>
          </table:table-cell>
          <table:table-cell table:style-name="ce14" office:value-type="time" office:time-value="PT12H14M00S" calcext:value-type="time">
            <text:p>12:14</text:p>
          </table:table-cell>
          <table:table-cell table:style-name="ce14" office:value-type="time" office:time-value="PT12H28M00S" calcext:value-type="time">
            <text:p>12:28</text:p>
          </table:table-cell>
          <table:table-cell table:style-name="ce19" table:number-columns-repeated="2"/>
          <table:table-cell table:style-name="ce21" table:formula="of:=IF(AND(LEN([.$C10])&gt;0;LEN([.$D10])&gt;0); [.$D10]-[.$C10]; 0)" office:value-type="time" office:time-value="PT00H14M00S" calcext:value-type="time">
            <text:p>00:14</text:p>
          </table:table-cell>
          <table:table-cell table:style-name="ce12" office:value-type="string" calcext:value-type="string">
            <text:p>Vaisselle, préparation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0]" office:value-type="date" office:date-value="2016-07-04" calcext:value-type="date">
            <text:p>2016-07-04</text:p>
          </table:table-cell>
          <table:table-cell table:style-name="ce14" office:value-type="time" office:time-value="PT12H28M00S" calcext:value-type="time">
            <text:p>12:28</text:p>
          </table:table-cell>
          <table:table-cell table:style-name="ce14" office:value-type="time" office:time-value="PT15H15M00S" calcext:value-type="time">
            <text:p>15:15</text:p>
          </table:table-cell>
          <table:table-cell table:style-name="ce19" table:number-columns-repeated="2"/>
          <table:table-cell table:style-name="ce21" table:formula="of:=IF(AND(LEN([.$C11])&gt;0;LEN([.$D11])&gt;0); [.$D11]-[.$C11]; 0)" office:value-type="time" office:time-value="PT02H47M00S" calcext:value-type="time">
            <text:p>02:47</text:p>
          </table:table-cell>
          <table:table-cell table:style-name="ce12" office:value-type="string" calcext:value-type="string">
            <text:p>École, pharmaci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1]" office:value-type="date" office:date-value="2016-07-04" calcext:value-type="date">
            <text:p>2016-07-04</text:p>
          </table:table-cell>
          <table:table-cell table:style-name="ce14" office:value-type="time" office:time-value="PT15H15M00S" calcext:value-type="time">
            <text:p>15:15</text:p>
          </table:table-cell>
          <table:table-cell table:style-name="ce14" office:value-type="time" office:time-value="PT17H15M00S" calcext:value-type="time">
            <text:p>17:15</text:p>
          </table:table-cell>
          <table:table-cell table:style-name="ce19"/>
          <table:table-cell table:style-name="ce20" table:formula="of:=IF(AND(LEN([.$C12])&gt;0;LEN([.$D12])&gt;0); [.$D12]-[.$C12]; 0)" office:value-type="time" office:time-value="PT02H00M00S" calcext:value-type="time">
            <text:p>02:00</text:p>
          </table:table-cell>
          <table:table-cell table:style-name="ce19"/>
          <table:table-cell table:style-name="ce1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2]" office:value-type="date" office:date-value="2016-07-04" calcext:value-type="date">
            <text:p>2016-07-04</text:p>
          </table:table-cell>
          <table:table-cell table:style-name="ce14" office:value-type="time" office:time-value="PT17H15M00S" calcext:value-type="time">
            <text:p>17:15</text:p>
          </table:table-cell>
          <table:table-cell table:style-name="ce14" office:value-type="time" office:time-value="PT21H30M00S" calcext:value-type="time">
            <text:p>21:30</text:p>
          </table:table-cell>
          <table:table-cell table:style-name="ce19" table:number-columns-repeated="2"/>
          <table:table-cell table:style-name="ce21" table:formula="of:=IF(AND(LEN([.$C13])&gt;0;LEN([.$D13])&gt;0); [.$D13]-[.$C13]; 0)" office:value-type="time" office:time-value="PT04H15M00S" calcext:value-type="time">
            <text:p>04:15</text:p>
          </table:table-cell>
          <table:table-cell table:style-name="ce12" office:value-type="string" calcext:value-type="string">
            <text:p>Déménagement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3]" office:value-type="date" office:date-value="2016-07-04" calcext:value-type="date">
            <text:p>2016-07-04</text:p>
          </table:table-cell>
          <table:table-cell table:style-name="ce14" office:value-type="time" office:time-value="PT21H30M00S" calcext:value-type="time">
            <text:p>21:30</text:p>
          </table:table-cell>
          <table:table-cell table:style-name="ce14" office:value-type="time" office:time-value="PT22H00M00S" calcext:value-type="time">
            <text:p>22:00</text:p>
          </table:table-cell>
          <table:table-cell table:style-name="ce19"/>
          <table:table-cell table:style-name="ce20" table:formula="of:=IF(AND(LEN([.$C14])&gt;0;LEN([.$D14])&gt;0); [.$D14]-[.$C14]; 0)" office:value-type="time" office:time-value="PT00H30M00S" calcext:value-type="time">
            <text:p>00:30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7:.E41])" office:value-type="time" office:time-value="PT06H23M00S" calcext:value-type="time">
            <text:p>06:23</text:p>
          </table:table-cell>
          <table:table-cell table:style-name="ce22" table:formula="of:=SUM([.F17:.F41])" office:value-type="time" office:time-value="PT06H23M00S" calcext:value-type="time">
            <text:p>06:23</text:p>
          </table:table-cell>
          <table:table-cell table:style-name="ce23" table:formula="of:=SUM([.G17:.G41])" office:value-type="time" office:time-value="PT01H39M00S" calcext:value-type="time">
            <text:p>01:39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4]+1" office:value-type="date" office:date-value="2016-07-05" calcext:value-type="date">
            <text:p>2016-07-05</text:p>
          </table:table-cell>
          <table:table-cell table:style-name="ce14" office:value-type="time" office:time-value="PT08H10M00S" calcext:value-type="time">
            <text:p>08:10</text:p>
          </table:table-cell>
          <table:table-cell table:style-name="ce14" office:value-type="time" office:time-value="PT08H22M00S" calcext:value-type="time">
            <text:p>08:22</text:p>
          </table:table-cell>
          <table:table-cell table:style-name="ce19" table:number-columns-repeated="2"/>
          <table:table-cell table:style-name="ce21" table:formula="of:=IF(AND(LEN([.$C17])&gt;0;LEN([.$D17])&gt;0); [.$D17]-[.$C17]; 0)" office:value-type="time" office:time-value="PT00H12M00S" calcext:value-type="time">
            <text:p>00:12</text:p>
          </table:table-cell>
          <table:table-cell table:style-name="ce12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7]" office:value-type="date" office:date-value="2016-07-05" calcext:value-type="date">
            <text:p>2016-07-05</text:p>
          </table:table-cell>
          <table:table-cell table:style-name="ce14" table:formula="of:=[.D17]" office:value-type="time" office:time-value="PT08H22M00S" calcext:value-type="time">
            <text:p>08:22</text:p>
          </table:table-cell>
          <table:table-cell table:style-name="ce14" office:value-type="time" office:time-value="PT08H40M00S" calcext:value-type="time">
            <text:p>08:40</text:p>
          </table:table-cell>
          <table:table-cell table:style-name="ce19"/>
          <table:table-cell table:style-name="ce20" table:formula="of:=IF(AND(LEN([.$C18])&gt;0;LEN([.$D18])&gt;0); [.$D18]-[.$C18]; 0)" office:value-type="time" office:time-value="PT00H18M00S" calcext:value-type="time">
            <text:p>00:18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8]" office:value-type="date" office:date-value="2016-07-05" calcext:value-type="date">
            <text:p>2016-07-05</text:p>
          </table:table-cell>
          <table:table-cell table:style-name="ce14" table:formula="of:=[.D18]" office:value-type="time" office:time-value="PT08H40M00S" calcext:value-type="time">
            <text:p>08:40</text:p>
          </table:table-cell>
          <table:table-cell table:style-name="ce14" office:value-type="time" office:time-value="PT09H08M00S" calcext:value-type="time">
            <text:p>09:08</text:p>
          </table:table-cell>
          <table:table-cell table:style-name="ce15" table:formula="of:=IF(AND(LEN([.$C19])&gt;0;LEN([.$D19])&gt;0); [.$D19]-[.$C19]; 0)" office:value-type="time" office:time-value="PT00H28M00S" calcext:value-type="time">
            <text:p>00:28</text:p>
          </table:table-cell>
          <table:table-cell table:style-name="ce19" table:number-columns-repeated="2"/>
          <table:table-cell table:style-name="ce12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9]" office:value-type="date" office:date-value="2016-07-05" calcext:value-type="date">
            <text:p>2016-07-05</text:p>
          </table:table-cell>
          <table:table-cell table:style-name="ce14" table:formula="of:=[.D19]" office:value-type="time" office:time-value="PT09H08M00S" calcext:value-type="time">
            <text:p>09:08</text:p>
          </table:table-cell>
          <table:table-cell table:style-name="ce14" office:value-type="time" office:time-value="PT09H19M00S" calcext:value-type="time">
            <text:p>09:19</text:p>
          </table:table-cell>
          <table:table-cell table:style-name="ce19"/>
          <table:table-cell table:style-name="ce20" table:formula="of:=IF(AND(LEN([.$C20])&gt;0;LEN([.$D20])&gt;0); [.$D20]-[.$C20]; 0)" office:value-type="time" office:time-value="PT00H11M00S" calcext:value-type="time">
            <text:p>00:11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9]" office:value-type="date" office:date-value="2016-07-05" calcext:value-type="date">
            <text:p>2016-07-05</text:p>
          </table:table-cell>
          <table:table-cell table:style-name="ce14" table:formula="of:=[.D20]" office:value-type="time" office:time-value="PT09H19M00S" calcext:value-type="time">
            <text:p>09:19</text:p>
          </table:table-cell>
          <table:table-cell table:style-name="ce14" office:value-type="time" office:time-value="PT09H35M00S" calcext:value-type="time">
            <text:p>09:35</text:p>
          </table:table-cell>
          <table:table-cell table:style-name="ce15" table:formula="of:=IF(AND(LEN([.$C21])&gt;0;LEN([.$D21])&gt;0); [.$D21]-[.$C21]; 0)" office:value-type="time" office:time-value="PT00H16M00S" calcext:value-type="time">
            <text:p>00:16</text:p>
          </table:table-cell>
          <table:table-cell table:style-name="ce19" table:number-columns-repeated="2"/>
          <table:table-cell table:style-name="ce12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21]" office:value-type="date" office:date-value="2016-07-05" calcext:value-type="date">
            <text:p>2016-07-05</text:p>
          </table:table-cell>
          <table:table-cell table:style-name="ce14" table:formula="of:=[.D21]" office:value-type="time" office:time-value="PT09H35M00S" calcext:value-type="time">
            <text:p>09:35</text:p>
          </table:table-cell>
          <table:table-cell table:style-name="ce14" office:value-type="time" office:time-value="PT09H41M00S" calcext:value-type="time">
            <text:p>09:41</text:p>
          </table:table-cell>
          <table:table-cell table:style-name="ce19"/>
          <table:table-cell table:style-name="ce20" table:formula="of:=IF(AND(LEN([.$C22])&gt;0;LEN([.$D22])&gt;0); [.$D22]-[.$C22]; 0)" office:value-type="time" office:time-value="PT00H06M00S" calcext:value-type="time">
            <text:p>00:06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21]" office:value-type="date" office:date-value="2016-07-05" calcext:value-type="date">
            <text:p>2016-07-05</text:p>
          </table:table-cell>
          <table:table-cell table:style-name="ce14" table:formula="of:=[.D22]" office:value-type="time" office:time-value="PT09H41M00S" calcext:value-type="time">
            <text:p>09:41</text:p>
          </table:table-cell>
          <table:table-cell table:style-name="ce14" office:value-type="time" office:time-value="PT10H01M00S" calcext:value-type="time">
            <text:p>10:01</text:p>
          </table:table-cell>
          <table:table-cell table:style-name="ce19" table:number-columns-repeated="2"/>
          <table:table-cell table:style-name="ce21" table:formula="of:=IF(AND(LEN([.C23])&gt;0;LEN([.D23])&gt;0); [.D23]-[.C23]; 0)" office:value-type="time" office:time-value="PT00H20M00S" calcext:value-type="time">
            <text:p>00:20</text:p>
          </table:table-cell>
          <table:table-cell table:style-name="ce12" office:value-type="string" calcext:value-type="string">
            <text:p>Déjeun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23]" office:value-type="date" office:date-value="2016-07-05" calcext:value-type="date">
            <text:p>2016-07-05</text:p>
          </table:table-cell>
          <table:table-cell table:style-name="ce14" table:formula="of:=[.D23]" office:value-type="time" office:time-value="PT10H01M00S" calcext:value-type="time">
            <text:p>10:01</text:p>
          </table:table-cell>
          <table:table-cell table:style-name="ce14" office:value-type="time" office:time-value="PT12H07M00S" calcext:value-type="time">
            <text:p>12:07</text:p>
          </table:table-cell>
          <table:table-cell table:style-name="ce19"/>
          <table:table-cell table:style-name="ce20" table:formula="of:=IF(AND(LEN([.$C24])&gt;0;LEN([.$D24])&gt;0); [.$D24]-[.$C24]; 0)" office:value-type="time" office:time-value="PT02H06M00S" calcext:value-type="time">
            <text:p>02:06</text:p>
          </table:table-cell>
          <table:table-cell table:style-name="ce19"/>
          <table:table-cell table:style-name="ce12" office:value-type="string" calcext:value-type="string">
            <text:p>Faps + show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23]" office:value-type="date" office:date-value="2016-07-05" calcext:value-type="date">
            <text:p>2016-07-05</text:p>
          </table:table-cell>
          <table:table-cell table:style-name="ce14" table:formula="of:=[.D24]" office:value-type="time" office:time-value="PT12H07M00S" calcext:value-type="time">
            <text:p>12:07</text:p>
          </table:table-cell>
          <table:table-cell table:style-name="ce14" office:value-type="time" office:time-value="PT12H27M00S" calcext:value-type="time">
            <text:p>12:27</text:p>
          </table:table-cell>
          <table:table-cell table:style-name="ce19" table:number-columns-repeated="2"/>
          <table:table-cell table:style-name="ce21" table:formula="of:=IF(AND(LEN([.C25])&gt;0;LEN([.D25])&gt;0); [.D25]-[.C25]; 0)" office:value-type="time" office:time-value="PT00H20M00S" calcext:value-type="time">
            <text:p>00:20</text:p>
          </table:table-cell>
          <table:table-cell table:style-name="ce12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24]" office:value-type="date" office:date-value="2016-07-05" calcext:value-type="date">
            <text:p>2016-07-05</text:p>
          </table:table-cell>
          <table:table-cell table:style-name="ce14" table:formula="of:=[.D25]" office:value-type="time" office:time-value="PT12H27M00S" calcext:value-type="time">
            <text:p>12:27</text:p>
          </table:table-cell>
          <table:table-cell table:style-name="ce14" office:value-type="time" office:time-value="PT13H25M00S" calcext:value-type="time">
            <text:p>13:25</text:p>
          </table:table-cell>
          <table:table-cell table:style-name="ce15" table:formula="of:=IF(AND(LEN([.$C26])&gt;0;LEN([.$D26])&gt;0); [.$D26]-[.$C26]; 0)" office:value-type="time" office:time-value="PT00H58M00S" calcext:value-type="time">
            <text:p>00:58</text:p>
          </table:table-cell>
          <table:table-cell table:style-name="ce19" table:number-columns-repeated="2"/>
          <table:table-cell table:style-name="ce12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26]" office:value-type="date" office:date-value="2016-07-05" calcext:value-type="date">
            <text:p>2016-07-05</text:p>
          </table:table-cell>
          <table:table-cell table:style-name="ce14" table:formula="of:=[.D26]" office:value-type="time" office:time-value="PT13H25M00S" calcext:value-type="time">
            <text:p>13:25</text:p>
          </table:table-cell>
          <table:table-cell table:style-name="ce14" office:value-type="time" office:time-value="PT13H40M00S" calcext:value-type="time">
            <text:p>13:40</text:p>
          </table:table-cell>
          <table:table-cell table:style-name="ce19"/>
          <table:table-cell table:style-name="ce20" table:formula="of:=IF(AND(LEN([.$C27])&gt;0;LEN([.$D27])&gt;0); [.$D27]-[.$C27]; 0)" office:value-type="time" office:time-value="PT00H15M00S" calcext:value-type="time">
            <text:p>00:15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26]" office:value-type="date" office:date-value="2016-07-05" calcext:value-type="date">
            <text:p>2016-07-05</text:p>
          </table:table-cell>
          <table:table-cell table:style-name="ce14" table:formula="of:=[.D27]" office:value-type="time" office:time-value="PT13H40M00S" calcext:value-type="time">
            <text:p>13:40</text:p>
          </table:table-cell>
          <table:table-cell table:style-name="ce14" office:value-type="time" office:time-value="PT14H04M00S" calcext:value-type="time">
            <text:p>14:04</text:p>
          </table:table-cell>
          <table:table-cell table:style-name="ce15" table:formula="of:=IF(AND(LEN([.$C28])&gt;0;LEN([.$D28])&gt;0); [.$D28]-[.$C28]; 0)" office:value-type="time" office:time-value="PT00H24M00S" calcext:value-type="time">
            <text:p>00:24</text:p>
          </table:table-cell>
          <table:table-cell table:style-name="ce19" table:number-columns-repeated="2"/>
          <table:table-cell table:style-name="ce12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27]" office:value-type="date" office:date-value="2016-07-05" calcext:value-type="date">
            <text:p>2016-07-05</text:p>
          </table:table-cell>
          <table:table-cell table:style-name="ce14" table:formula="of:=[.D28]" office:value-type="time" office:time-value="PT14H04M00S" calcext:value-type="time">
            <text:p>14:04</text:p>
          </table:table-cell>
          <table:table-cell table:style-name="ce14" office:value-type="time" office:time-value="PT14H14M00S" calcext:value-type="time">
            <text:p>14:14</text:p>
          </table:table-cell>
          <table:table-cell table:style-name="ce19" table:number-columns-repeated="2"/>
          <table:table-cell table:style-name="ce21" table:formula="of:=IF(AND(LEN([.C29])&gt;0;LEN([.D29])&gt;0); [.D29]-[.C29]; 0)" office:value-type="time" office:time-value="PT00H10M00S" calcext:value-type="time">
            <text:p>00:10</text:p>
          </table:table-cell>
          <table:table-cell table:style-name="ce12" office:value-type="string" calcext:value-type="string">
            <text:p>Floss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28]" office:value-type="date" office:date-value="2016-07-05" calcext:value-type="date">
            <text:p>2016-07-05</text:p>
          </table:table-cell>
          <table:table-cell table:style-name="ce14" table:formula="of:=[.D29]" office:value-type="time" office:time-value="PT14H14M00S" calcext:value-type="time">
            <text:p>14:14</text:p>
          </table:table-cell>
          <table:table-cell table:style-name="ce14" office:value-type="time" office:time-value="PT14H46M00S" calcext:value-type="time">
            <text:p>14:46</text:p>
          </table:table-cell>
          <table:table-cell table:style-name="ce15" table:formula="of:=IF(AND(LEN([.$C30])&gt;0;LEN([.$D30])&gt;0); [.$D30]-[.$C30]; 0)" office:value-type="time" office:time-value="PT00H32M00S" calcext:value-type="time">
            <text:p>00:32</text:p>
          </table:table-cell>
          <table:table-cell table:style-name="ce19" table:number-columns-repeated="2"/>
          <table:table-cell table:style-name="ce12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30]" office:value-type="date" office:date-value="2016-07-05" calcext:value-type="date">
            <text:p>2016-07-05</text:p>
          </table:table-cell>
          <table:table-cell table:style-name="ce14" table:formula="of:=[.D30]" office:value-type="time" office:time-value="PT14H46M00S" calcext:value-type="time">
            <text:p>14:46</text:p>
          </table:table-cell>
          <table:table-cell table:style-name="ce14" office:value-type="time" office:time-value="PT16H12M00S" calcext:value-type="time">
            <text:p>16:12</text:p>
          </table:table-cell>
          <table:table-cell table:style-name="ce19"/>
          <table:table-cell table:style-name="ce20" table:formula="of:=IF(AND(LEN([.$C31])&gt;0;LEN([.$D31])&gt;0); [.$D31]-[.$C31]; 0)" office:value-type="time" office:time-value="PT01H26M00S" calcext:value-type="time">
            <text:p>01:26</text:p>
          </table:table-cell>
          <table:table-cell table:style-name="ce19"/>
          <table:table-cell table:style-name="ce12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30]" office:value-type="date" office:date-value="2016-07-05" calcext:value-type="date">
            <text:p>2016-07-05</text:p>
          </table:table-cell>
          <table:table-cell table:style-name="ce14" table:formula="of:=[.D31]" office:value-type="time" office:time-value="PT16H12M00S" calcext:value-type="time">
            <text:p>16:12</text:p>
          </table:table-cell>
          <table:table-cell table:style-name="ce14" office:value-type="time" office:time-value="PT16H40M00S" calcext:value-type="time">
            <text:p>16:40</text:p>
          </table:table-cell>
          <table:table-cell table:style-name="ce15" table:formula="of:=IF(AND(LEN([.$C32])&gt;0;LEN([.$D32])&gt;0); [.$D32]-[.$C32]; 0)" office:value-type="time" office:time-value="PT00H28M00S" calcext:value-type="time">
            <text:p>00:28</text:p>
          </table:table-cell>
          <table:table-cell table:style-name="ce19" table:number-columns-repeated="2"/>
          <table:table-cell table:style-name="ce12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31]" office:value-type="date" office:date-value="2016-07-05" calcext:value-type="date">
            <text:p>2016-07-05</text:p>
          </table:table-cell>
          <table:table-cell table:style-name="ce14" table:formula="of:=[.D32]" office:value-type="time" office:time-value="PT16H40M00S" calcext:value-type="time">
            <text:p>16:40</text:p>
          </table:table-cell>
          <table:table-cell table:style-name="ce14" office:value-type="time" office:time-value="PT17H00M00S" calcext:value-type="time">
            <text:p>17:00</text:p>
          </table:table-cell>
          <table:table-cell table:style-name="ce19" table:number-columns-repeated="2"/>
          <table:table-cell table:style-name="ce21" table:formula="of:=IF(AND(LEN([.C33])&gt;0;LEN([.D33])&gt;0); [.D33]-[.C33]; 0)" office:value-type="time" office:time-value="PT00H20M00S" calcext:value-type="time">
            <text:p>00:20</text:p>
          </table:table-cell>
          <table:table-cell table:style-name="ce1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32]" office:value-type="date" office:date-value="2016-07-05" calcext:value-type="date">
            <text:p>2016-07-05</text:p>
          </table:table-cell>
          <table:table-cell table:style-name="ce14" table:formula="of:=[.D33]" office:value-type="time" office:time-value="PT17H00M00S" calcext:value-type="time">
            <text:p>17:00</text:p>
          </table:table-cell>
          <table:table-cell table:style-name="ce14" office:value-type="time" office:time-value="PT17H17M00S" calcext:value-type="time">
            <text:p>17:17</text:p>
          </table:table-cell>
          <table:table-cell table:style-name="ce15" table:formula="of:=IF(AND(LEN([.$C34])&gt;0;LEN([.$D34])&gt;0); [.$D34]-[.$C34]; 0)" office:value-type="time" office:time-value="PT00H17M00S" calcext:value-type="time">
            <text:p>00:17</text:p>
          </table:table-cell>
          <table:table-cell table:style-name="ce19" table:number-columns-repeated="2"/>
          <table:table-cell table:style-name="ce12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34]" office:value-type="date" office:date-value="2016-07-05" calcext:value-type="date">
            <text:p>2016-07-05</text:p>
          </table:table-cell>
          <table:table-cell table:style-name="ce14" table:formula="of:=[.D34]" office:value-type="time" office:time-value="PT17H17M00S" calcext:value-type="time">
            <text:p>17:17</text:p>
          </table:table-cell>
          <table:table-cell table:style-name="ce14" office:value-type="time" office:time-value="PT17H23M00S" calcext:value-type="time">
            <text:p>17:23</text:p>
          </table:table-cell>
          <table:table-cell table:style-name="ce19"/>
          <table:table-cell table:style-name="ce20" table:formula="of:=IF(AND(LEN([.$C35])&gt;0;LEN([.$D35])&gt;0); [.$D35]-[.$C35]; 0)" office:value-type="time" office:time-value="PT00H06M00S" calcext:value-type="time">
            <text:p>00:06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34]" office:value-type="date" office:date-value="2016-07-05" calcext:value-type="date">
            <text:p>2016-07-05</text:p>
          </table:table-cell>
          <table:table-cell table:style-name="ce14" table:formula="of:=[.D35]" office:value-type="time" office:time-value="PT17H23M00S" calcext:value-type="time">
            <text:p>17:23</text:p>
          </table:table-cell>
          <table:table-cell table:style-name="ce14" office:value-type="time" office:time-value="PT18H30M00S" calcext:value-type="time">
            <text:p>18:30</text:p>
          </table:table-cell>
          <table:table-cell table:style-name="ce15" table:formula="of:=IF(AND(LEN([.$C36])&gt;0;LEN([.$D36])&gt;0); [.$D36]-[.$C36]; 0)" office:value-type="time" office:time-value="PT01H07M00S" calcext:value-type="time">
            <text:p>01:07</text:p>
          </table:table-cell>
          <table:table-cell table:style-name="ce19" table:number-columns-repeated="2"/>
          <table:table-cell table:style-name="ce12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36]" office:value-type="date" office:date-value="2016-07-05" calcext:value-type="date">
            <text:p>2016-07-05</text:p>
          </table:table-cell>
          <table:table-cell table:style-name="ce14" table:formula="of:=[.D36]" office:value-type="time" office:time-value="PT18H30M00S" calcext:value-type="time">
            <text:p>18:30</text:p>
          </table:table-cell>
          <table:table-cell table:style-name="ce14" office:value-type="time" office:time-value="PT20H18M00S" calcext:value-type="time">
            <text:p>20:18</text:p>
          </table:table-cell>
          <table:table-cell table:style-name="ce19"/>
          <table:table-cell table:style-name="ce20" table:formula="of:=IF(AND(LEN([.$C37])&gt;0;LEN([.$D37])&gt;0); [.$D37]-[.$C37]; 0)" office:value-type="time" office:time-value="PT01H48M00S" calcext:value-type="time">
            <text:p>01:48</text:p>
          </table:table-cell>
          <table:table-cell table:style-name="ce19"/>
          <table:table-cell table:style-name="ce12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37]" office:value-type="date" office:date-value="2016-07-05" calcext:value-type="date">
            <text:p>2016-07-05</text:p>
          </table:table-cell>
          <table:table-cell table:style-name="ce14" table:formula="of:=[.D37]" office:value-type="time" office:time-value="PT20H18M00S" calcext:value-type="time">
            <text:p>20:18</text:p>
          </table:table-cell>
          <table:table-cell table:style-name="ce14" office:value-type="time" office:time-value="PT20H25M00S" calcext:value-type="time">
            <text:p>20:25</text:p>
          </table:table-cell>
          <table:table-cell table:style-name="ce19"/>
          <table:table-cell table:style-name="ce20" table:formula="of:=IF(AND(LEN([.$C38])&gt;0;LEN([.$D38])&gt;0); [.$D38]-[.$C38]; 0)" office:value-type="time" office:time-value="PT00H07M00S" calcext:value-type="time">
            <text:p>00:07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38]" office:value-type="date" office:date-value="2016-07-05" calcext:value-type="date">
            <text:p>2016-07-05</text:p>
          </table:table-cell>
          <table:table-cell table:style-name="ce14" table:formula="of:=[.D38]" office:value-type="time" office:time-value="PT20H25M00S" calcext:value-type="time">
            <text:p>20:25</text:p>
          </table:table-cell>
          <table:table-cell table:style-name="ce14" office:value-type="time" office:time-value="PT20H42M00S" calcext:value-type="time">
            <text:p>20:42</text:p>
          </table:table-cell>
          <table:table-cell table:style-name="ce19" table:number-columns-repeated="2"/>
          <table:table-cell table:style-name="ce21" table:formula="of:=IF(AND(LEN([.C39])&gt;0;LEN([.D39])&gt;0); [.D39]-[.C39]; 0)" office:value-type="time" office:time-value="PT00H17M00S" calcext:value-type="time">
            <text:p>00:17</text:p>
          </table:table-cell>
          <table:table-cell table:style-name="ce1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38]" office:value-type="date" office:date-value="2016-07-05" calcext:value-type="date">
            <text:p>2016-07-05</text:p>
          </table:table-cell>
          <table:table-cell table:style-name="ce14" table:formula="of:=[.D39]" office:value-type="time" office:time-value="PT20H42M00S" calcext:value-type="time">
            <text:p>20:42</text:p>
          </table:table-cell>
          <table:table-cell table:style-name="ce14" office:value-type="time" office:time-value="PT22H35M00S" calcext:value-type="time">
            <text:p>22:35</text:p>
          </table:table-cell>
          <table:table-cell table:style-name="ce15" table:formula="of:=IF(AND(LEN([.$C40])&gt;0;LEN([.$D40])&gt;0); [.$D40]-[.$C40]; 0)" office:value-type="time" office:time-value="PT01H53M00S" calcext:value-type="time">
            <text:p>01:53</text:p>
          </table:table-cell>
          <table:table-cell table:style-name="ce19" table:number-columns-repeated="2"/>
          <table:table-cell table:style-name="ce12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43:.E55])" office:value-type="time" office:time-value="PT01H53M00S" calcext:value-type="time">
            <text:p>01:53</text:p>
          </table:table-cell>
          <table:table-cell table:style-name="ce22" table:formula="of:=SUM([.F43:.F55])" office:value-type="time" office:time-value="PT03H38M00S" calcext:value-type="time">
            <text:p>03:38</text:p>
          </table:table-cell>
          <table:table-cell table:style-name="ce23" table:formula="of:=SUM([.G43:.G55])" office:value-type="time" office:time-value="PT09H39M00S" calcext:value-type="time">
            <text:p>09:39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40]+1" office:value-type="date" office:date-value="2016-07-06" calcext:value-type="date">
            <text:p>2016-07-06</text:p>
          </table:table-cell>
          <table:table-cell table:style-name="ce14" office:value-type="time" office:time-value="PT07H38M00S" calcext:value-type="time">
            <text:p>07:38</text:p>
          </table:table-cell>
          <table:table-cell table:style-name="ce14" office:value-type="time" office:time-value="PT07H58M00S" calcext:value-type="time">
            <text:p>07:58</text:p>
          </table:table-cell>
          <table:table-cell table:style-name="ce19"/>
          <table:table-cell table:style-name="ce20" table:formula="of:=IF(AND(LEN([.$C43])&gt;0;LEN([.$D43])&gt;0); [.$D43]-[.$C43]; 0)" office:value-type="time" office:time-value="PT00H20M00S" calcext:value-type="time">
            <text:p>00:20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43]" office:value-type="date" office:date-value="2016-07-06" calcext:value-type="date">
            <text:p>2016-07-06</text:p>
          </table:table-cell>
          <table:table-cell table:style-name="ce14" table:formula="of:=[.D43]" office:value-type="time" office:time-value="PT07H58M00S" calcext:value-type="time">
            <text:p>07:58</text:p>
          </table:table-cell>
          <table:table-cell table:style-name="ce14" office:value-type="time" office:time-value="PT08H53M00S" calcext:value-type="time">
            <text:p>08:53</text:p>
          </table:table-cell>
          <table:table-cell table:style-name="ce15" table:formula="of:=IF(AND(LEN([.$C44])&gt;0;LEN([.$D44])&gt;0); [.$D44]-[.$C44]; 0)" office:value-type="time" office:time-value="PT00H55M00S" calcext:value-type="time">
            <text:p>00:55</text:p>
          </table:table-cell>
          <table:table-cell table:style-name="ce19" table:number-columns-repeated="2"/>
          <table:table-cell table:style-name="ce12" office:value-type="string" calcext:value-type="string">
            <text:p>Actual work om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44]" office:value-type="date" office:date-value="2016-07-06" calcext:value-type="date">
            <text:p>2016-07-06</text:p>
          </table:table-cell>
          <table:table-cell table:style-name="ce14" table:formula="of:=[.D44]" office:value-type="time" office:time-value="PT08H53M00S" calcext:value-type="time">
            <text:p>08:53</text:p>
          </table:table-cell>
          <table:table-cell table:style-name="ce14" office:value-type="time" office:time-value="PT09H25M00S" calcext:value-type="time">
            <text:p>09:25</text:p>
          </table:table-cell>
          <table:table-cell table:style-name="ce19" table:number-columns-repeated="2"/>
          <table:table-cell table:style-name="ce21" table:formula="of:=IF(AND(LEN([.C45])&gt;0;LEN([.D45])&gt;0); [.D45]-[.C45]; 0)" office:value-type="time" office:time-value="PT00H32M00S" calcext:value-type="time">
            <text:p>00:32</text:p>
          </table:table-cell>
          <table:table-cell table:style-name="ce12" office:value-type="string" calcext:value-type="string">
            <text:p>Vaisselle, préparation écol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45]" office:value-type="date" office:date-value="2016-07-06" calcext:value-type="date">
            <text:p>2016-07-06</text:p>
          </table:table-cell>
          <table:table-cell table:style-name="ce14" table:formula="of:=[.D45]" office:value-type="time" office:time-value="PT09H25M00S" calcext:value-type="time">
            <text:p>09:25</text:p>
          </table:table-cell>
          <table:table-cell table:style-name="ce14" office:value-type="time" office:time-value="PT09H28M00S" calcext:value-type="time">
            <text:p>09:28</text:p>
          </table:table-cell>
          <table:table-cell table:style-name="ce19"/>
          <table:table-cell table:style-name="ce20" table:formula="of:=IF(AND(LEN([.$C46])&gt;0;LEN([.$D46])&gt;0); [.$D46]-[.$C46]; 0)" office:value-type="time" office:time-value="PT00H03M00S" calcext:value-type="time">
            <text:p>00:03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46]" office:value-type="date" office:date-value="2016-07-06" calcext:value-type="date">
            <text:p>2016-07-06</text:p>
          </table:table-cell>
          <table:table-cell table:style-name="ce14" table:formula="of:=[.D46]" office:value-type="time" office:time-value="PT09H28M00S" calcext:value-type="time">
            <text:p>09:28</text:p>
          </table:table-cell>
          <table:table-cell table:style-name="ce14" office:value-type="time" office:time-value="PT17H31M00S" calcext:value-type="time">
            <text:p>17:31</text:p>
          </table:table-cell>
          <table:table-cell table:style-name="ce19" table:number-columns-repeated="2"/>
          <table:table-cell table:style-name="ce21" table:formula="of:=IF(AND(LEN([.C47])&gt;0;LEN([.D47])&gt;0); [.D47]-[.C47]; 0)" office:value-type="time" office:time-value="PT08H03M00S" calcext:value-type="time">
            <text:p>08:03</text:p>
          </table:table-cell>
          <table:table-cell table:style-name="ce12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47]" office:value-type="date" office:date-value="2016-07-06" calcext:value-type="date">
            <text:p>2016-07-06</text:p>
          </table:table-cell>
          <table:table-cell table:style-name="ce14" table:formula="of:=[.D47]" office:value-type="time" office:time-value="PT17H31M00S" calcext:value-type="time">
            <text:p>17:31</text:p>
          </table:table-cell>
          <table:table-cell table:style-name="ce14" office:value-type="time" office:time-value="PT19H00M00S" calcext:value-type="time">
            <text:p>19:00</text:p>
          </table:table-cell>
          <table:table-cell table:style-name="ce19"/>
          <table:table-cell table:style-name="ce20" table:formula="of:=IF(AND(LEN([.$C48])&gt;0;LEN([.$D48])&gt;0); [.$D48]-[.$C48]; 0)" office:value-type="time" office:time-value="PT01H29M00S" calcext:value-type="time">
            <text:p>01:29</text:p>
          </table:table-cell>
          <table:table-cell table:style-name="ce19"/>
          <table:table-cell table:style-name="ce1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48]" office:value-type="date" office:date-value="2016-07-06" calcext:value-type="date">
            <text:p>2016-07-06</text:p>
          </table:table-cell>
          <table:table-cell table:style-name="ce14" table:formula="of:=[.D48]" office:value-type="time" office:time-value="PT19H00M00S" calcext:value-type="time">
            <text:p>19:00</text:p>
          </table:table-cell>
          <table:table-cell table:style-name="ce14" office:value-type="time" office:time-value="PT19H45M00S" calcext:value-type="time">
            <text:p>19:45</text:p>
          </table:table-cell>
          <table:table-cell table:style-name="ce19" table:number-columns-repeated="2"/>
          <table:table-cell table:style-name="ce21" table:formula="of:=IF(AND(LEN([.C49])&gt;0;LEN([.D49])&gt;0); [.D49]-[.C49]; 0)" office:value-type="time" office:time-value="PT00H45M00S" calcext:value-type="time">
            <text:p>00:45</text:p>
          </table:table-cell>
          <table:table-cell table:style-name="ce12" office:value-type="string" calcext:value-type="string">
            <text:p>Douche + mang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49]" office:value-type="date" office:date-value="2016-07-06" calcext:value-type="date">
            <text:p>2016-07-06</text:p>
          </table:table-cell>
          <table:table-cell table:style-name="ce14" table:formula="of:=[.D49]" office:value-type="time" office:time-value="PT19H45M00S" calcext:value-type="time">
            <text:p>19:45</text:p>
          </table:table-cell>
          <table:table-cell table:style-name="ce14" office:value-type="time" office:time-value="PT19H53M00S" calcext:value-type="time">
            <text:p>19:53</text:p>
          </table:table-cell>
          <table:table-cell table:style-name="ce19"/>
          <table:table-cell table:style-name="ce20" table:formula="of:=IF(AND(LEN([.$C50])&gt;0;LEN([.$D50])&gt;0); [.$D50]-[.$C50]; 0)" office:value-type="time" office:time-value="PT00H08M00S" calcext:value-type="time">
            <text:p>00:08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50]" office:value-type="date" office:date-value="2016-07-06" calcext:value-type="date">
            <text:p>2016-07-06</text:p>
          </table:table-cell>
          <table:table-cell table:style-name="ce14" table:formula="of:=[.D50]" office:value-type="time" office:time-value="PT19H53M00S" calcext:value-type="time">
            <text:p>19:53</text:p>
          </table:table-cell>
          <table:table-cell table:style-name="ce14" office:value-type="time" office:time-value="PT20H12M00S" calcext:value-type="time">
            <text:p>20:12</text:p>
          </table:table-cell>
          <table:table-cell table:style-name="ce19" table:number-columns-repeated="2"/>
          <table:table-cell table:style-name="ce21" table:formula="of:=IF(AND(LEN([.C51])&gt;0;LEN([.D51])&gt;0); [.D51]-[.C51]; 0)" office:value-type="time" office:time-value="PT00H19M00S" calcext:value-type="time">
            <text:p>00:19</text:p>
          </table:table-cell>
          <table:table-cell table:style-name="ce12" office:value-type="string" calcext:value-type="string">
            <text:p>Buying milk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51]" office:value-type="date" office:date-value="2016-07-06" calcext:value-type="date">
            <text:p>2016-07-06</text:p>
          </table:table-cell>
          <table:table-cell table:style-name="ce14" table:formula="of:=[.D51]" office:value-type="time" office:time-value="PT20H12M00S" calcext:value-type="time">
            <text:p>20:12</text:p>
          </table:table-cell>
          <table:table-cell table:style-name="ce14" office:value-type="time" office:time-value="PT21H10M00S" calcext:value-type="time">
            <text:p>21:10</text:p>
          </table:table-cell>
          <table:table-cell table:style-name="ce15" table:formula="of:=IF(AND(LEN([.$C52])&gt;0;LEN([.$D52])&gt;0); [.$D52]-[.$C52]; 0)" office:value-type="time" office:time-value="PT00H58M00S" calcext:value-type="time">
            <text:p>00:58</text:p>
          </table:table-cell>
          <table:table-cell table:style-name="ce19" table:number-columns-repeated="2"/>
          <table:table-cell table:style-name="ce12" office:value-type="string" calcext:value-type="string">
            <text:p>Reminder: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52]" office:value-type="date" office:date-value="2016-07-06" calcext:value-type="date">
            <text:p>2016-07-06</text:p>
          </table:table-cell>
          <table:table-cell table:style-name="ce14" office:value-type="time" office:time-value="PT21H10M00S" calcext:value-type="time">
            <text:p>21:10</text:p>
          </table:table-cell>
          <table:table-cell table:style-name="ce14" office:value-type="time" office:time-value="PT22H06M00S" calcext:value-type="time">
            <text:p>22:06</text:p>
          </table:table-cell>
          <table:table-cell table:style-name="ce19"/>
          <table:table-cell table:style-name="ce20" table:formula="of:=IF(AND(LEN([.$C53])&gt;0;LEN([.$D53])&gt;0); [.$D53]-[.$C53]; 0)" office:value-type="time" office:time-value="PT00H56M00S" calcext:value-type="time">
            <text:p>00:56</text:p>
          </table:table-cell>
          <table:table-cell table:style-name="ce19"/>
          <table:table-cell table:style-name="ce12" office:value-type="string" calcext:value-type="string">
            <text:p>VALHALLA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53]" office:value-type="date" office:date-value="2016-07-06" calcext:value-type="date">
            <text:p>2016-07-06</text:p>
          </table:table-cell>
          <table:table-cell table:style-name="ce14" table:formula="of:=[.D53]" office:value-type="time" office:time-value="PT22H06M00S" calcext:value-type="time">
            <text:p>22:06</text:p>
          </table:table-cell>
          <table:table-cell table:style-name="ce14" office:value-type="time" office:time-value="PT22H48M00S" calcext:value-type="time">
            <text:p>22:48</text:p>
          </table:table-cell>
          <table:table-cell table:style-name="ce19"/>
          <table:table-cell table:style-name="ce20" table:formula="of:=IF(AND(LEN([.$C54])&gt;0;LEN([.$D54])&gt;0); [.$D54]-[.$C54]; 0)" office:value-type="time" office:time-value="PT00H42M00S" calcext:value-type="time">
            <text:p>00:42</text:p>
          </table:table-cell>
          <table:table-cell table:style-name="ce19"/>
          <table:table-cell table:style-name="ce12" office:value-type="string" calcext:value-type="string">
            <text:p>Un déchet, Onizuk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57:.E64])" office:value-type="time" office:time-value="PT00H00M00S" calcext:value-type="time">
            <text:p>00:00</text:p>
          </table:table-cell>
          <table:table-cell table:style-name="ce22" table:formula="of:=SUM([.F57:.F64])" office:value-type="time" office:time-value="PT05H26M00S" calcext:value-type="time">
            <text:p>05:26</text:p>
          </table:table-cell>
          <table:table-cell table:style-name="ce23" table:formula="of:=SUM([.G57:.G64])" office:value-type="time" office:time-value="PT08H33M00S" calcext:value-type="time">
            <text:p>08:33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54]+1" office:value-type="date" office:date-value="2016-07-07" calcext:value-type="date">
            <text:p>2016-07-07</text:p>
          </table:table-cell>
          <table:table-cell table:style-name="ce14" office:value-type="time" office:time-value="PT08H00M00S" calcext:value-type="time">
            <text:p>08:00</text:p>
          </table:table-cell>
          <table:table-cell table:style-name="ce14" office:value-type="time" office:time-value="PT10H31M00S" calcext:value-type="time">
            <text:p>10:31</text:p>
          </table:table-cell>
          <table:table-cell table:style-name="ce19"/>
          <table:table-cell table:style-name="ce20" table:formula="of:=IF(AND(LEN([.$C57])&gt;0;LEN([.$D57])&gt;0); [.$D57]-[.$C57]; 0)" office:value-type="time" office:time-value="PT02H31M00S" calcext:value-type="time">
            <text:p>02:31</text:p>
          </table:table-cell>
          <table:table-cell table:style-name="ce19"/>
          <table:table-cell table:style-name="ce12" office:value-type="string" calcext:value-type="string">
            <text:p>Perte de temps, Space E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57]" office:value-type="date" office:date-value="2016-07-07" calcext:value-type="date">
            <text:p>2016-07-07</text:p>
          </table:table-cell>
          <table:table-cell table:style-name="ce14" table:formula="of:=[.D57]" office:value-type="time" office:time-value="PT10H31M00S" calcext:value-type="time">
            <text:p>10:31</text:p>
          </table:table-cell>
          <table:table-cell table:style-name="ce14" office:value-type="time" office:time-value="PT11H06M00S" calcext:value-type="time">
            <text:p>11:06</text:p>
          </table:table-cell>
          <table:table-cell table:style-name="ce19" table:number-columns-repeated="2"/>
          <table:table-cell table:style-name="ce21" table:formula="of:=IF(AND(LEN([.C58])&gt;0;LEN([.D58])&gt;0); [.D58]-[.C58]; 0)" office:value-type="time" office:time-value="PT00H35M00S" calcext:value-type="time">
            <text:p>00:35</text:p>
          </table:table-cell>
          <table:table-cell table:style-name="ce1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58]" office:value-type="date" office:date-value="2016-07-07" calcext:value-type="date">
            <text:p>2016-07-07</text:p>
          </table:table-cell>
          <table:table-cell table:style-name="ce14" table:formula="of:=[.D58]" office:value-type="time" office:time-value="PT11H06M00S" calcext:value-type="time">
            <text:p>11:06</text:p>
          </table:table-cell>
          <table:table-cell table:style-name="ce14" office:value-type="time" office:time-value="PT12H02M00S" calcext:value-type="time">
            <text:p>12:02</text:p>
          </table:table-cell>
          <table:table-cell table:style-name="ce19"/>
          <table:table-cell table:style-name="ce20" table:formula="of:=IF(AND(LEN([.$C59])&gt;0;LEN([.$D59])&gt;0); [.$D59]-[.$C59]; 0)" office:value-type="time" office:time-value="PT00H56M00S" calcext:value-type="time">
            <text:p>00:56</text:p>
          </table:table-cell>
          <table:table-cell table:style-name="ce19"/>
          <table:table-cell table:style-name="ce1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59]" office:value-type="date" office:date-value="2016-07-07" calcext:value-type="date">
            <text:p>2016-07-07</text:p>
          </table:table-cell>
          <table:table-cell table:style-name="ce14" table:formula="of:=[.D59]" office:value-type="time" office:time-value="PT12H02M00S" calcext:value-type="time">
            <text:p>12:02</text:p>
          </table:table-cell>
          <table:table-cell table:style-name="ce14" office:value-type="time" office:time-value="PT19H24M00S" calcext:value-type="time">
            <text:p>19:24</text:p>
          </table:table-cell>
          <table:table-cell table:style-name="ce19" table:number-columns-repeated="2"/>
          <table:table-cell table:style-name="ce21" table:formula="of:=IF(AND(LEN([.C60])&gt;0;LEN([.D60])&gt;0); [.D60]-[.C60]; 0)" office:value-type="time" office:time-value="PT07H22M00S" calcext:value-type="time">
            <text:p>07:22</text:p>
          </table:table-cell>
          <table:table-cell table:style-name="ce12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60]" office:value-type="date" office:date-value="2016-07-07" calcext:value-type="date">
            <text:p>2016-07-07</text:p>
          </table:table-cell>
          <table:table-cell table:style-name="ce14" table:formula="of:=[.D60]" office:value-type="time" office:time-value="PT19H24M00S" calcext:value-type="time">
            <text:p>19:24</text:p>
          </table:table-cell>
          <table:table-cell table:style-name="ce14" office:value-type="time" office:time-value="PT20H00M00S" calcext:value-type="time">
            <text:p>20:00</text:p>
          </table:table-cell>
          <table:table-cell table:style-name="ce19" table:number-columns-repeated="2"/>
          <table:table-cell table:style-name="ce21" table:formula="of:=IF(AND(LEN([.C61])&gt;0;LEN([.D61])&gt;0); [.D61]-[.C61]; 0)" office:value-type="time" office:time-value="PT00H36M00S" calcext:value-type="time">
            <text:p>00:36</text:p>
          </table:table-cell>
          <table:table-cell table:style-name="ce1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61]" office:value-type="date" office:date-value="2016-07-07" calcext:value-type="date">
            <text:p>2016-07-07</text:p>
          </table:table-cell>
          <table:table-cell table:style-name="ce14" table:formula="of:=[.D61]" office:value-type="time" office:time-value="PT20H00M00S" calcext:value-type="time">
            <text:p>20:00</text:p>
          </table:table-cell>
          <table:table-cell table:style-name="ce14" office:value-type="time" office:time-value="PT20H06M00S" calcext:value-type="time">
            <text:p>20:06</text:p>
          </table:table-cell>
          <table:table-cell table:style-name="ce19"/>
          <table:table-cell table:style-name="ce20" table:formula="of:=IF(AND(LEN([.$C62])&gt;0;LEN([.$D62])&gt;0); [.$D62]-[.$C62]; 0)" office:value-type="time" office:time-value="PT00H06M00S" calcext:value-type="time">
            <text:p>00:06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61]" office:value-type="date" office:date-value="2016-07-07" calcext:value-type="date">
            <text:p>2016-07-07</text:p>
          </table:table-cell>
          <table:table-cell table:style-name="ce14" table:formula="of:=[.D62]" office:value-type="time" office:time-value="PT20H06M00S" calcext:value-type="time">
            <text:p>20:06</text:p>
          </table:table-cell>
          <table:table-cell table:style-name="ce14" office:value-type="time" office:time-value="PT21H59M00S" calcext:value-type="time">
            <text:p>21:59</text:p>
          </table:table-cell>
          <table:table-cell table:style-name="ce19"/>
          <table:table-cell table:style-name="ce20" table:formula="of:=IF(AND(LEN([.$C63])&gt;0;LEN([.$D63])&gt;0); [.$D63]-[.$C63]; 0)" office:value-type="time" office:time-value="PT01H53M00S" calcext:value-type="time">
            <text:p>01:53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66:.E79])" office:value-type="time" office:time-value="PT02H12M00S" calcext:value-type="time">
            <text:p>02:12</text:p>
          </table:table-cell>
          <table:table-cell table:style-name="ce22" table:formula="of:=SUM([.F66:.F79])" office:value-type="time" office:time-value="PT04H00M00S" calcext:value-type="time">
            <text:p>04:00</text:p>
          </table:table-cell>
          <table:table-cell table:style-name="ce23" table:formula="of:=SUM([.G66:.G79])" office:value-type="time" office:time-value="PT05H35M00S" calcext:value-type="time">
            <text:p>05:35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63]+1" office:value-type="date" office:date-value="2016-07-08" calcext:value-type="date">
            <text:p>2016-07-08</text:p>
          </table:table-cell>
          <table:table-cell table:style-name="ce14" office:value-type="time" office:time-value="PT07H00M00S" calcext:value-type="time">
            <text:p>07:00</text:p>
          </table:table-cell>
          <table:table-cell table:style-name="ce14" office:value-type="time" office:time-value="PT08H30M00S" calcext:value-type="time">
            <text:p>08:30</text:p>
          </table:table-cell>
          <table:table-cell table:style-name="ce19"/>
          <table:table-cell table:style-name="ce20" table:formula="of:=IF(AND(LEN([.$C66])&gt;0;LEN([.$D66])&gt;0); [.$D66]-[.$C66]; 0)" office:value-type="time" office:time-value="PT01H30M00S" calcext:value-type="time">
            <text:p>01:30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66]" office:value-type="date" office:date-value="2016-07-08" calcext:value-type="date">
            <text:p>2016-07-08</text:p>
          </table:table-cell>
          <table:table-cell table:style-name="ce14" office:value-type="time" office:time-value="PT08H30M00S" calcext:value-type="time">
            <text:p>08:30</text:p>
          </table:table-cell>
          <table:table-cell table:style-name="ce14" office:value-type="time" office:time-value="PT13H15M00S" calcext:value-type="time">
            <text:p>13:15</text:p>
          </table:table-cell>
          <table:table-cell table:style-name="ce19" table:number-columns-repeated="2"/>
          <table:table-cell table:style-name="ce21" table:formula="of:=IF(AND(LEN([.C67])&gt;0;LEN([.D67])&gt;0); [.D67]-[.C67]; 0)" office:value-type="time" office:time-value="PT04H45M00S" calcext:value-type="time">
            <text:p>04:45</text:p>
          </table:table-cell>
          <table:table-cell table:style-name="ce12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67]" office:value-type="date" office:date-value="2016-07-08" calcext:value-type="date">
            <text:p>2016-07-08</text:p>
          </table:table-cell>
          <table:table-cell table:style-name="ce14" office:value-type="time" office:time-value="PT13H15M00S" calcext:value-type="time">
            <text:p>13:15</text:p>
          </table:table-cell>
          <table:table-cell table:style-name="ce14" office:value-type="time" office:time-value="PT14H02M00S" calcext:value-type="time">
            <text:p>14:02</text:p>
          </table:table-cell>
          <table:table-cell table:style-name="ce19"/>
          <table:table-cell table:style-name="ce20" table:formula="of:=IF(AND(LEN([.$C68])&gt;0;LEN([.$D68])&gt;0); [.$D68]-[.$C68]; 0)" office:value-type="time" office:time-value="PT00H47M00S" calcext:value-type="time">
            <text:p>00:47</text:p>
          </table:table-cell>
          <table:table-cell table:style-name="ce19"/>
          <table:table-cell table:style-name="ce1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68]" office:value-type="date" office:date-value="2016-07-08" calcext:value-type="date">
            <text:p>2016-07-08</text:p>
          </table:table-cell>
          <table:table-cell table:style-name="ce14" table:formula="of:=[.D68]" office:value-type="time" office:time-value="PT14H02M00S" calcext:value-type="time">
            <text:p>14:02</text:p>
          </table:table-cell>
          <table:table-cell table:style-name="ce14" office:value-type="time" office:time-value="PT14H30M00S" calcext:value-type="time">
            <text:p>14:30</text:p>
          </table:table-cell>
          <table:table-cell table:style-name="ce19" table:number-columns-repeated="2"/>
          <table:table-cell table:style-name="ce21" table:formula="of:=IF(AND(LEN([.C69])&gt;0;LEN([.D69])&gt;0); [.D69]-[.C69]; 0)" office:value-type="time" office:time-value="PT00H28M00S" calcext:value-type="time">
            <text:p>00:28</text:p>
          </table:table-cell>
          <table:table-cell table:style-name="ce1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69]" office:value-type="date" office:date-value="2016-07-08" calcext:value-type="date">
            <text:p>2016-07-08</text:p>
          </table:table-cell>
          <table:table-cell table:style-name="ce14" table:formula="of:=[.D69]" office:value-type="time" office:time-value="PT14H30M00S" calcext:value-type="time">
            <text:p>14:30</text:p>
          </table:table-cell>
          <table:table-cell table:style-name="ce14" office:value-type="time" office:time-value="PT14H55M00S" calcext:value-type="time">
            <text:p>14:55</text:p>
          </table:table-cell>
          <table:table-cell table:style-name="ce19"/>
          <table:table-cell table:style-name="ce20" table:formula="of:=IF(AND(LEN([.$C70])&gt;0;LEN([.$D70])&gt;0); [.$D70]-[.$C70]; 0)" office:value-type="time" office:time-value="PT00H25M00S" calcext:value-type="time">
            <text:p>00:25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70]" office:value-type="date" office:date-value="2016-07-08" calcext:value-type="date">
            <text:p>2016-07-08</text:p>
          </table:table-cell>
          <table:table-cell table:style-name="ce14" table:formula="of:=[.D70]" office:value-type="time" office:time-value="PT14H55M00S" calcext:value-type="time">
            <text:p>14:55</text:p>
          </table:table-cell>
          <table:table-cell table:style-name="ce14" office:value-type="time" office:time-value="PT15H03M00S" calcext:value-type="time">
            <text:p>15:03</text:p>
          </table:table-cell>
          <table:table-cell table:style-name="ce19" table:number-columns-repeated="2"/>
          <table:table-cell table:style-name="ce21" table:formula="of:=IF(AND(LEN([.C71])&gt;0;LEN([.D71])&gt;0); [.D71]-[.C71]; 0)" office:value-type="time" office:time-value="PT00H08M00S" calcext:value-type="time">
            <text:p>00:08</text:p>
          </table:table-cell>
          <table:table-cell table:style-name="ce12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70]" office:value-type="date" office:date-value="2016-07-08" calcext:value-type="date">
            <text:p>2016-07-08</text:p>
          </table:table-cell>
          <table:table-cell table:style-name="ce14" table:formula="of:=[.D71]" office:value-type="time" office:time-value="PT15H03M00S" calcext:value-type="time">
            <text:p>15:03</text:p>
          </table:table-cell>
          <table:table-cell table:style-name="ce14" office:value-type="time" office:time-value="PT15H16M00S" calcext:value-type="time">
            <text:p>15:16</text:p>
          </table:table-cell>
          <table:table-cell table:style-name="ce19"/>
          <table:table-cell table:style-name="ce20" table:formula="of:=IF(AND(LEN([.$C72])&gt;0;LEN([.$D72])&gt;0); [.$D72]-[.$C72]; 0)" office:value-type="time" office:time-value="PT00H13M00S" calcext:value-type="time">
            <text:p>00:13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71]" office:value-type="date" office:date-value="2016-07-08" calcext:value-type="date">
            <text:p>2016-07-08</text:p>
          </table:table-cell>
          <table:table-cell table:style-name="ce14" table:formula="of:=[.D72]" office:value-type="time" office:time-value="PT15H16M00S" calcext:value-type="time">
            <text:p>15:16</text:p>
          </table:table-cell>
          <table:table-cell table:style-name="ce14" office:value-type="time" office:time-value="PT16H16M00S" calcext:value-type="time">
            <text:p>16:16</text:p>
          </table:table-cell>
          <table:table-cell table:style-name="ce15" table:formula="of:=IF(AND(LEN([.$C73])&gt;0;LEN([.$D73])&gt;0); [.$D73]-[.$C73]; 0)" office:value-type="time" office:time-value="PT01H00M00S" calcext:value-type="time">
            <text:p>01:00</text:p>
          </table:table-cell>
          <table:table-cell table:style-name="ce19" table:number-columns-repeated="2"/>
          <table:table-cell table:style-name="ce12" office:value-type="string" calcext:value-type="string">
            <text:p>UC-007 + interfac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73]" office:value-type="date" office:date-value="2016-07-08" calcext:value-type="date">
            <text:p>2016-07-08</text:p>
          </table:table-cell>
          <table:table-cell table:style-name="ce14" table:formula="of:=[.D73]" office:value-type="time" office:time-value="PT16H16M00S" calcext:value-type="time">
            <text:p>16:16</text:p>
          </table:table-cell>
          <table:table-cell table:style-name="ce14" office:value-type="time" office:time-value="PT16H30M00S" calcext:value-type="time">
            <text:p>16:30</text:p>
          </table:table-cell>
          <table:table-cell table:style-name="ce19" table:number-columns-repeated="2"/>
          <table:table-cell table:style-name="ce21" table:formula="of:=IF(AND(LEN([.C74])&gt;0;LEN([.D74])&gt;0); [.D74]-[.C74]; 0)" office:value-type="time" office:time-value="PT00H14M00S" calcext:value-type="time">
            <text:p>00:14</text:p>
          </table:table-cell>
          <table:table-cell table:style-name="ce12" office:value-type="string" calcext:value-type="string">
            <text:p>Vaisselle part 2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73]" office:value-type="date" office:date-value="2016-07-08" calcext:value-type="date">
            <text:p>2016-07-08</text:p>
          </table:table-cell>
          <table:table-cell table:style-name="ce14" table:formula="of:=[.D74]" office:value-type="time" office:time-value="PT16H30M00S" calcext:value-type="time">
            <text:p>16:30</text:p>
          </table:table-cell>
          <table:table-cell table:style-name="ce14" office:value-type="time" office:time-value="PT16H44M00S" calcext:value-type="time">
            <text:p>16:44</text:p>
          </table:table-cell>
          <table:table-cell table:style-name="ce19"/>
          <table:table-cell table:style-name="ce20" table:formula="of:=IF(AND(LEN([.$C75])&gt;0;LEN([.$D75])&gt;0); [.$D75]-[.$C75]; 0)" office:value-type="time" office:time-value="PT00H14M00S" calcext:value-type="time">
            <text:p>00:14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74]" office:value-type="date" office:date-value="2016-07-08" calcext:value-type="date">
            <text:p>2016-07-08</text:p>
          </table:table-cell>
          <table:table-cell table:style-name="ce14" table:formula="of:=[.D75]" office:value-type="time" office:time-value="PT16H44M00S" calcext:value-type="time">
            <text:p>16:44</text:p>
          </table:table-cell>
          <table:table-cell table:style-name="ce14" office:value-type="time" office:time-value="PT17H30M00S" calcext:value-type="time">
            <text:p>17:30</text:p>
          </table:table-cell>
          <table:table-cell table:style-name="ce15" table:formula="of:=IF(AND(LEN([.$C76])&gt;0;LEN([.$D76])&gt;0); [.$D76]-[.$C76]; 0)" office:value-type="time" office:time-value="PT00H46M00S" calcext:value-type="time">
            <text:p>00:46</text:p>
          </table:table-cell>
          <table:table-cell table:style-name="ce19" table:number-columns-repeated="2"/>
          <table:table-cell table:style-name="ce12" office:value-type="string" calcext:value-type="string">
            <text:p>UC-008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75]" office:value-type="date" office:date-value="2016-07-08" calcext:value-type="date">
            <text:p>2016-07-08</text:p>
          </table:table-cell>
          <table:table-cell table:style-name="ce14" table:formula="of:=[.D76]" office:value-type="time" office:time-value="PT17H30M00S" calcext:value-type="time">
            <text:p>17:30</text:p>
          </table:table-cell>
          <table:table-cell table:style-name="ce14" office:value-type="time" office:time-value="PT18H21M00S" calcext:value-type="time">
            <text:p>18:21</text:p>
          </table:table-cell>
          <table:table-cell table:style-name="ce19"/>
          <table:table-cell table:style-name="ce20" table:formula="of:=IF(AND(LEN([.$C77])&gt;0;LEN([.$D77])&gt;0); [.$D77]-[.$C77]; 0)" office:value-type="time" office:time-value="PT00H51M00S" calcext:value-type="time">
            <text:p>00:51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76]" office:value-type="date" office:date-value="2016-07-08" calcext:value-type="date">
            <text:p>2016-07-08</text:p>
          </table:table-cell>
          <table:table-cell table:style-name="ce14" table:formula="of:=[.D77]" office:value-type="time" office:time-value="PT18H21M00S" calcext:value-type="time">
            <text:p>18:21</text:p>
          </table:table-cell>
          <table:table-cell table:style-name="ce14" office:value-type="time" office:time-value="PT18H47M00S" calcext:value-type="time">
            <text:p>18:47</text:p>
          </table:table-cell>
          <table:table-cell table:style-name="ce15" table:formula="of:=IF(AND(LEN([.$C78])&gt;0;LEN([.$D78])&gt;0); [.$D78]-[.$C78]; 0)" office:value-type="time" office:time-value="PT00H26M00S" calcext:value-type="time">
            <text:p>00:26</text:p>
          </table:table-cell>
          <table:table-cell table:style-name="ce19" table:number-columns-repeated="2"/>
          <table:table-cell table:style-name="ce1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81:.E96])" office:value-type="time" office:time-value="PT01H15M00S" calcext:value-type="time">
            <text:p>01:15</text:p>
          </table:table-cell>
          <table:table-cell table:style-name="ce22" table:formula="of:=SUM([.F81:.F96])" office:value-type="time" office:time-value="PT01H23M00S" calcext:value-type="time">
            <text:p>01:23</text:p>
          </table:table-cell>
          <table:table-cell table:style-name="ce23" table:formula="of:=SUM([.G81:.G96])" office:value-type="time" office:time-value="PT08H32M00S" calcext:value-type="time">
            <text:p>08:32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78]+1" office:value-type="date" office:date-value="2016-07-09" calcext:value-type="date">
            <text:p>2016-07-09</text:p>
          </table:table-cell>
          <table:table-cell table:style-name="ce14" office:value-type="time" office:time-value="PT08H50M00S" calcext:value-type="time">
            <text:p>08:50</text:p>
          </table:table-cell>
          <table:table-cell table:style-name="ce14" office:value-type="time" office:time-value="PT09H30M00S" calcext:value-type="time">
            <text:p>09:30</text:p>
          </table:table-cell>
          <table:table-cell table:style-name="ce19"/>
          <table:table-cell table:style-name="ce20" table:formula="of:=IF(AND(LEN([.$C81])&gt;0;LEN([.$D81])&gt;0); [.$D81]-[.$C81]; 0)" office:value-type="time" office:time-value="PT00H40M00S" calcext:value-type="time">
            <text:p>00:40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81]" office:value-type="date" office:date-value="2016-07-09" calcext:value-type="date">
            <text:p>2016-07-09</text:p>
          </table:table-cell>
          <table:table-cell table:style-name="ce14" table:formula="of:=[.D81]" office:value-type="time" office:time-value="PT09H30M00S" calcext:value-type="time">
            <text:p>09:30</text:p>
          </table:table-cell>
          <table:table-cell table:style-name="ce14" office:value-type="time" office:time-value="PT10H45M00S" calcext:value-type="time">
            <text:p>10:45</text:p>
          </table:table-cell>
          <table:table-cell table:style-name="ce15" table:formula="of:=IF(AND(LEN([.$C82])&gt;0;LEN([.$D82])&gt;0); [.$D82]-[.$C82]; 0)" office:value-type="time" office:time-value="PT01H15M00S" calcext:value-type="time">
            <text:p>01:15</text:p>
          </table:table-cell>
          <table:table-cell table:style-name="ce19" table:number-columns-repeated="2"/>
          <table:table-cell table:style-name="ce1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82]" office:value-type="date" office:date-value="2016-07-09" calcext:value-type="date">
            <text:p>2016-07-09</text:p>
          </table:table-cell>
          <table:table-cell table:style-name="ce14" table:formula="of:=[.D82]" office:value-type="time" office:time-value="PT10H45M00S" calcext:value-type="time">
            <text:p>10:45</text:p>
          </table:table-cell>
          <table:table-cell table:style-name="ce14" office:value-type="time" office:time-value="PT11H00M00S" calcext:value-type="time">
            <text:p>11:00</text:p>
          </table:table-cell>
          <table:table-cell table:style-name="ce19"/>
          <table:table-cell table:style-name="ce20" table:formula="of:=IF(AND(LEN([.$C83])&gt;0;LEN([.$D83])&gt;0); [.$D83]-[.$C83]; 0)" office:value-type="time" office:time-value="PT00H15M00S" calcext:value-type="time">
            <text:p>00:15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83]" office:value-type="date" office:date-value="2016-07-09" calcext:value-type="date">
            <text:p>2016-07-09</text:p>
          </table:table-cell>
          <table:table-cell table:style-name="ce14" table:formula="of:=[.D83]" office:value-type="time" office:time-value="PT11H00M00S" calcext:value-type="time">
            <text:p>11:00</text:p>
          </table:table-cell>
          <table:table-cell table:style-name="ce14" office:value-type="time" office:time-value="PT11H19M00S" calcext:value-type="time">
            <text:p>11:19</text:p>
          </table:table-cell>
          <table:table-cell table:style-name="ce19" table:number-columns-repeated="2"/>
          <table:table-cell table:style-name="ce21" table:formula="of:=IF(AND(LEN([.C84])&gt;0;LEN([.D84])&gt;0); [.D84]-[.C84]; 0)" office:value-type="time" office:time-value="PT00H19M00S" calcext:value-type="time">
            <text:p>00:19</text:p>
          </table:table-cell>
          <table:table-cell table:style-name="ce12" office:value-type="string" calcext:value-type="string">
            <text:p>Commande de nourritur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84]" office:value-type="date" office:date-value="2016-07-09" calcext:value-type="date">
            <text:p>2016-07-09</text:p>
          </table:table-cell>
          <table:table-cell table:style-name="ce14" table:formula="of:=[.D84]" office:value-type="time" office:time-value="PT11H19M00S" calcext:value-type="time">
            <text:p>11:19</text:p>
          </table:table-cell>
          <table:table-cell table:style-name="ce14" office:value-type="time" office:time-value="PT11H30M00S" calcext:value-type="time">
            <text:p>11:30</text:p>
          </table:table-cell>
          <table:table-cell table:style-name="ce19" table:number-columns-repeated="2"/>
          <table:table-cell table:style-name="ce21" table:formula="of:=IF(AND(LEN([.C85])&gt;0;LEN([.D85])&gt;0); [.D85]-[.C85]; 0)" office:value-type="time" office:time-value="PT00H11M00S" calcext:value-type="time">
            <text:p>00:11</text:p>
          </table:table-cell>
          <table:table-cell table:style-name="ce12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85]" office:value-type="date" office:date-value="2016-07-09" calcext:value-type="date">
            <text:p>2016-07-09</text:p>
          </table:table-cell>
          <table:table-cell table:style-name="ce14" table:formula="of:=[.D85]" office:value-type="time" office:time-value="PT11H30M00S" calcext:value-type="time">
            <text:p>11:30</text:p>
          </table:table-cell>
          <table:table-cell table:style-name="ce14" office:value-type="time" office:time-value="PT12H39M00S" calcext:value-type="time">
            <text:p>12:39</text:p>
          </table:table-cell>
          <table:table-cell table:style-name="ce19" table:number-columns-repeated="2"/>
          <table:table-cell table:style-name="ce21" table:formula="of:=IF(AND(LEN([.C86])&gt;0;LEN([.D86])&gt;0); [.D86]-[.C86]; 0)" office:value-type="time" office:time-value="PT01H09M00S" calcext:value-type="time">
            <text:p>01:09</text:p>
          </table:table-cell>
          <table:table-cell table:style-name="ce12" office:value-type="string" calcext:value-type="string">
            <text:p>Ménage, mang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86]" office:value-type="date" office:date-value="2016-07-09" calcext:value-type="date">
            <text:p>2016-07-09</text:p>
          </table:table-cell>
          <table:table-cell table:style-name="ce14" table:formula="of:=[.D86]" office:value-type="time" office:time-value="PT12H39M00S" calcext:value-type="time">
            <text:p>12:39</text:p>
          </table:table-cell>
          <table:table-cell table:style-name="ce14" office:value-type="time" office:time-value="PT16H50M00S" calcext:value-type="time">
            <text:p>16:50</text:p>
          </table:table-cell>
          <table:table-cell table:style-name="ce19" table:number-columns-repeated="2"/>
          <table:table-cell table:style-name="ce21" table:formula="of:=IF(AND(LEN([.C87])&gt;0;LEN([.D87])&gt;0); [.D87]-[.C87]; 0)" office:value-type="time" office:time-value="PT04H11M00S" calcext:value-type="time">
            <text:p>04:11</text:p>
          </table:table-cell>
          <table:table-cell table:style-name="ce12" office:value-type="string" calcext:value-type="string">
            <text:p>Sieste + LOG660 + mang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87]" office:value-type="date" office:date-value="2016-07-09" calcext:value-type="date">
            <text:p>2016-07-09</text:p>
          </table:table-cell>
          <table:table-cell table:style-name="ce14" table:formula="of:=[.D87]" office:value-type="time" office:time-value="PT16H50M00S" calcext:value-type="time">
            <text:p>16:50</text:p>
          </table:table-cell>
          <table:table-cell table:style-name="ce14" office:value-type="time" office:time-value="PT17H18M00S" calcext:value-type="time">
            <text:p>17:18</text:p>
          </table:table-cell>
          <table:table-cell table:style-name="ce19"/>
          <table:table-cell table:style-name="ce20" table:formula="of:=IF(AND(LEN([.$C88])&gt;0;LEN([.$D88])&gt;0); [.$D88]-[.$C88]; 0)" office:value-type="time" office:time-value="PT00H28M00S" calcext:value-type="time">
            <text:p>00:28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88]" office:value-type="date" office:date-value="2016-07-09" calcext:value-type="date">
            <text:p>2016-07-09</text:p>
          </table:table-cell>
          <table:table-cell table:style-name="ce14" table:formula="of:=[.D88]" office:value-type="time" office:time-value="PT17H18M00S" calcext:value-type="time">
            <text:p>17:18</text:p>
          </table:table-cell>
          <table:table-cell table:style-name="ce14" office:value-type="time" office:time-value="PT20H00M00S" calcext:value-type="time">
            <text:p>20:00</text:p>
          </table:table-cell>
          <table:table-cell table:style-name="ce19" table:number-columns-repeated="2"/>
          <table:table-cell table:style-name="ce21" table:formula="of:=IF(AND(LEN([.C89])&gt;0;LEN([.D89])&gt;0); [.D89]-[.C89]; 0)" office:value-type="time" office:time-value="PT02H42M00S" calcext:value-type="time">
            <text:p>02:42</text:p>
          </table:table-cell>
          <table:table-cell table:style-name="ce12" office:value-type="string" calcext:value-type="string">
            <text:p>LOG67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Remember.</text:p>
          </table:table-cell>
          <table:covered-table-cell table:number-columns-repeated="6" table:style-name="ce18"/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You chose to live.</text:p>
          </table:table-cell>
          <table:covered-table-cell table:number-columns-repeated="6" table:style-name="ce1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You can do it.</text:p>
          </table:table-cell>
          <table:covered-table-cell table:number-columns-repeated="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06:.E120])" office:value-type="time" office:time-value="PT03H03M00S" calcext:value-type="time">
            <text:p>03:03</text:p>
          </table:table-cell>
          <table:table-cell table:style-name="ce22" table:formula="of:=SUM([.F106:.F120])" office:value-type="time" office:time-value="PT02H57M00S" calcext:value-type="time">
            <text:p>02:57</text:p>
          </table:table-cell>
          <table:table-cell table:style-name="ce23" table:formula="of:=SUM([.G106:.G120])" office:value-type="time" office:time-value="PT07H20M00S" calcext:value-type="time">
            <text:p>07:2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89]+1" office:value-type="date" office:date-value="2016-07-10" calcext:value-type="date">
            <text:p>2016-07-10</text:p>
          </table:table-cell>
          <table:table-cell table:style-name="ce14" office:value-type="time" office:time-value="PT07H40M00S" calcext:value-type="time">
            <text:p>07:40</text:p>
          </table:table-cell>
          <table:table-cell table:style-name="ce14" office:value-type="time" office:time-value="PT10H13M00S" calcext:value-type="time">
            <text:p>10:13</text:p>
          </table:table-cell>
          <table:table-cell table:style-name="ce19" table:number-columns-repeated="2"/>
          <table:table-cell table:style-name="ce21" table:formula="of:=IF(AND(LEN([.C106])&gt;0;LEN([.D106])&gt;0); [.D106]-[.C106]; 0)" office:value-type="time" office:time-value="PT02H33M00S" calcext:value-type="time">
            <text:p>02:33</text:p>
          </table:table-cell>
          <table:table-cell table:style-name="ce12" office:value-type="string" calcext:value-type="string">
            <text:p>LOG670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06]" office:value-type="date" office:date-value="2016-07-10" calcext:value-type="date">
            <text:p>2016-07-10</text:p>
          </table:table-cell>
          <table:table-cell table:style-name="ce14" table:formula="of:=[.D106]" office:value-type="time" office:time-value="PT10H13M00S" calcext:value-type="time">
            <text:p>10:13</text:p>
          </table:table-cell>
          <table:table-cell table:style-name="ce14" office:value-type="time" office:time-value="PT10H37M00S" calcext:value-type="time">
            <text:p>10:37</text:p>
          </table:table-cell>
          <table:table-cell table:style-name="ce19" table:number-columns-repeated="2"/>
          <table:table-cell table:style-name="ce21" table:formula="of:=IF(AND(LEN([.C107])&gt;0;LEN([.D107])&gt;0); [.D107]-[.C107]; 0)" office:value-type="time" office:time-value="PT00H24M00S" calcext:value-type="time">
            <text:p>00:24</text:p>
          </table:table-cell>
          <table:table-cell table:style-name="ce12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07]" office:value-type="date" office:date-value="2016-07-10" calcext:value-type="date">
            <text:p>2016-07-10</text:p>
          </table:table-cell>
          <table:table-cell table:style-name="ce14" table:formula="of:=[.D107]" office:value-type="time" office:time-value="PT10H37M00S" calcext:value-type="time">
            <text:p>10:37</text:p>
          </table:table-cell>
          <table:table-cell table:style-name="ce14" office:value-type="time" office:time-value="PT11H15M00S" calcext:value-type="time">
            <text:p>11:15</text:p>
          </table:table-cell>
          <table:table-cell table:style-name="ce19"/>
          <table:table-cell table:style-name="ce20" table:formula="of:=IF(AND(LEN([.$C108])&gt;0;LEN([.$D108])&gt;0); [.$D108]-[.$C108]; 0)" office:value-type="time" office:time-value="PT00H38M00S" calcext:value-type="time">
            <text:p>00:38</text:p>
          </table:table-cell>
          <table:table-cell table:style-name="ce19"/>
          <table:table-cell table:style-name="ce1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08]" office:value-type="date" office:date-value="2016-07-10" calcext:value-type="date">
            <text:p>2016-07-10</text:p>
          </table:table-cell>
          <table:table-cell table:style-name="ce14" table:formula="of:=[.D108]" office:value-type="time" office:time-value="PT11H15M00S" calcext:value-type="time">
            <text:p>11:15</text:p>
          </table:table-cell>
          <table:table-cell table:style-name="ce14" office:value-type="time" office:time-value="PT12H50M00S" calcext:value-type="time">
            <text:p>12:50</text:p>
          </table:table-cell>
          <table:table-cell table:style-name="ce19" table:number-columns-repeated="2"/>
          <table:table-cell table:style-name="ce21" table:formula="of:=IF(AND(LEN([.C109])&gt;0;LEN([.D109])&gt;0); [.D109]-[.C109]; 0)" office:value-type="time" office:time-value="PT01H35M00S" calcext:value-type="time">
            <text:p>01:35</text:p>
          </table:table-cell>
          <table:table-cell table:style-name="ce12" office:value-type="string" calcext:value-type="string">
            <text:p>LOG660 Reminder th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09]" office:value-type="date" office:date-value="2016-07-10" calcext:value-type="date">
            <text:p>2016-07-10</text:p>
          </table:table-cell>
          <table:table-cell table:style-name="ce14" table:formula="of:=[.D109]" office:value-type="time" office:time-value="PT12H50M00S" calcext:value-type="time">
            <text:p>12:50</text:p>
          </table:table-cell>
          <table:table-cell table:style-name="ce14" office:value-type="time" office:time-value="PT13H13M00S" calcext:value-type="time">
            <text:p>13:13</text:p>
          </table:table-cell>
          <table:table-cell table:style-name="ce19"/>
          <table:table-cell table:style-name="ce20" table:formula="of:=IF(AND(LEN([.$C110])&gt;0;LEN([.$D110])&gt;0); [.$D110]-[.$C110]; 0)" office:value-type="time" office:time-value="PT00H23M00S" calcext:value-type="time">
            <text:p>00:23</text:p>
          </table:table-cell>
          <table:table-cell table:style-name="ce19"/>
          <table:table-cell table:style-name="ce1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10]" office:value-type="date" office:date-value="2016-07-10" calcext:value-type="date">
            <text:p>2016-07-10</text:p>
          </table:table-cell>
          <table:table-cell table:style-name="ce14" table:formula="of:=[.D110]" office:value-type="time" office:time-value="PT13H13M00S" calcext:value-type="time">
            <text:p>13:13</text:p>
          </table:table-cell>
          <table:table-cell table:style-name="ce14" office:value-type="time" office:time-value="PT14H17M00S" calcext:value-type="time">
            <text:p>14:17</text:p>
          </table:table-cell>
          <table:table-cell table:style-name="ce19" table:number-columns-repeated="2"/>
          <table:table-cell table:style-name="ce21" table:formula="of:=IF(AND(LEN([.C111])&gt;0;LEN([.D111])&gt;0); [.D111]-[.C111]; 0)" office:value-type="time" office:time-value="PT01H04M00S" calcext:value-type="time">
            <text:p>01:04</text:p>
          </table:table-cell>
          <table:table-cell table:style-name="ce12" office:value-type="string" calcext:value-type="string">
            <text:p>Épicerie + mang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11]" office:value-type="date" office:date-value="2016-07-10" calcext:value-type="date">
            <text:p>2016-07-10</text:p>
          </table:table-cell>
          <table:table-cell table:style-name="ce14" table:formula="of:=[.D111]" office:value-type="time" office:time-value="PT14H17M00S" calcext:value-type="time">
            <text:p>14:17</text:p>
          </table:table-cell>
          <table:table-cell table:style-name="ce14" office:value-type="time" office:time-value="PT15H29M00S" calcext:value-type="time">
            <text:p>15:29</text:p>
          </table:table-cell>
          <table:table-cell table:style-name="ce19" table:number-columns-repeated="2"/>
          <table:table-cell table:style-name="ce21" table:formula="of:=IF(AND(LEN([.C112])&gt;0;LEN([.D112])&gt;0); [.D112]-[.C112]; 0)" office:value-type="time" office:time-value="PT01H12M00S" calcext:value-type="time">
            <text:p>01:12</text:p>
          </table:table-cell>
          <table:table-cell table:style-name="ce12" office:value-type="string" calcext:value-type="string">
            <text:p>Time for sleep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12]" office:value-type="date" office:date-value="2016-07-10" calcext:value-type="date">
            <text:p>2016-07-10</text:p>
          </table:table-cell>
          <table:table-cell table:style-name="ce14" table:formula="of:=[.D112]" office:value-type="time" office:time-value="PT15H29M00S" calcext:value-type="time">
            <text:p>15:29</text:p>
          </table:table-cell>
          <table:table-cell table:style-name="ce14" office:value-type="time" office:time-value="PT16H40M00S" calcext:value-type="time">
            <text:p>16:40</text:p>
          </table:table-cell>
          <table:table-cell table:style-name="ce19"/>
          <table:table-cell table:style-name="ce20" table:formula="of:=IF(AND(LEN([.$C113])&gt;0;LEN([.$D113])&gt;0); [.$D113]-[.$C113]; 0)" office:value-type="time" office:time-value="PT01H11M00S" calcext:value-type="time">
            <text:p>01:11</text:p>
          </table:table-cell>
          <table:table-cell table:style-name="ce19"/>
          <table:table-cell table:style-name="ce1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13]" office:value-type="date" office:date-value="2016-07-10" calcext:value-type="date">
            <text:p>2016-07-10</text:p>
          </table:table-cell>
          <table:table-cell table:style-name="ce14" table:formula="of:=[.D113]" office:value-type="time" office:time-value="PT16H40M00S" calcext:value-type="time">
            <text:p>16:40</text:p>
          </table:table-cell>
          <table:table-cell table:style-name="ce14" office:value-type="time" office:time-value="PT18H21M00S" calcext:value-type="time">
            <text:p>18:21</text:p>
          </table:table-cell>
          <table:table-cell table:style-name="ce15" table:formula="of:=IF(AND(LEN([.$C114])&gt;0;LEN([.$D114])&gt;0); [.$D114]-[.$C114]; 0)" office:value-type="time" office:time-value="PT01H41M00S" calcext:value-type="time">
            <text:p>01:41</text:p>
          </table:table-cell>
          <table:table-cell table:style-name="ce19" table:number-columns-repeated="2"/>
          <table:table-cell table:style-name="ce1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14]" office:value-type="date" office:date-value="2016-07-10" calcext:value-type="date">
            <text:p>2016-07-10</text:p>
          </table:table-cell>
          <table:table-cell table:style-name="ce14" table:formula="of:=[.D114]" office:value-type="time" office:time-value="PT18H21M00S" calcext:value-type="time">
            <text:p>18:21</text:p>
          </table:table-cell>
          <table:table-cell table:style-name="ce14" office:value-type="time" office:time-value="PT18H38M00S" calcext:value-type="time">
            <text:p>18:38</text:p>
          </table:table-cell>
          <table:table-cell table:style-name="ce19"/>
          <table:table-cell table:style-name="ce20" table:formula="of:=IF(AND(LEN([.$C115])&gt;0;LEN([.$D115])&gt;0); [.$D115]-[.$C115]; 0)" office:value-type="time" office:time-value="PT00H17M00S" calcext:value-type="time">
            <text:p>00:17</text:p>
          </table:table-cell>
          <table:table-cell table:style-name="ce19"/>
          <table:table-cell table:style-name="ce1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15]" office:value-type="date" office:date-value="2016-07-10" calcext:value-type="date">
            <text:p>2016-07-10</text:p>
          </table:table-cell>
          <table:table-cell table:style-name="ce14" table:formula="of:=[.D115]" office:value-type="time" office:time-value="PT18H38M00S" calcext:value-type="time">
            <text:p>18:38</text:p>
          </table:table-cell>
          <table:table-cell table:style-name="ce14" office:value-type="time" office:time-value="PT19H03M00S" calcext:value-type="time">
            <text:p>19:03</text:p>
          </table:table-cell>
          <table:table-cell table:style-name="ce19" table:number-columns-repeated="2"/>
          <table:table-cell table:style-name="ce21" table:formula="of:=IF(AND(LEN([.C116])&gt;0;LEN([.D116])&gt;0); [.D116]-[.C116]; 0)" office:value-type="time" office:time-value="PT00H25M00S" calcext:value-type="time">
            <text:p>00:25</text:p>
          </table:table-cell>
          <table:table-cell table:style-name="ce12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16]" office:value-type="date" office:date-value="2016-07-10" calcext:value-type="date">
            <text:p>2016-07-10</text:p>
          </table:table-cell>
          <table:table-cell table:style-name="ce14" table:formula="of:=[.D116]" office:value-type="time" office:time-value="PT19H03M00S" calcext:value-type="time">
            <text:p>19:03</text:p>
          </table:table-cell>
          <table:table-cell table:style-name="ce14" office:value-type="time" office:time-value="PT19H31M00S" calcext:value-type="time">
            <text:p>19:31</text:p>
          </table:table-cell>
          <table:table-cell table:style-name="ce19"/>
          <table:table-cell table:style-name="ce20" table:formula="of:=IF(AND(LEN([.$C117])&gt;0;LEN([.$D117])&gt;0); [.$D117]-[.$C117]; 0)" office:value-type="time" office:time-value="PT00H28M00S" calcext:value-type="time">
            <text:p>00:28</text:p>
          </table:table-cell>
          <table:table-cell table:style-name="ce19"/>
          <table:table-cell table:style-name="ce12" office:value-type="string" calcext:value-type="string">
            <text:p>Marche dehors + relax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17]" office:value-type="date" office:date-value="2016-07-10" calcext:value-type="date">
            <text:p>2016-07-10</text:p>
          </table:table-cell>
          <table:table-cell table:style-name="ce14" table:formula="of:=[.D117]" office:value-type="time" office:time-value="PT19H31M00S" calcext:value-type="time">
            <text:p>19:31</text:p>
          </table:table-cell>
          <table:table-cell table:style-name="ce14" office:value-type="time" office:time-value="PT19H38M00S" calcext:value-type="time">
            <text:p>19:38</text:p>
          </table:table-cell>
          <table:table-cell table:style-name="ce19" table:number-columns-repeated="2"/>
          <table:table-cell table:style-name="ce21" table:formula="of:=IF(AND(LEN([.C118])&gt;0;LEN([.D118])&gt;0); [.D118]-[.C118]; 0)" office:value-type="time" office:time-value="PT00H07M00S" calcext:value-type="time">
            <text:p>00:07</text:p>
          </table:table-cell>
          <table:table-cell table:style-name="ce12" office:value-type="string" calcext:value-type="string">
            <text:p>Vaissell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18]" office:value-type="date" office:date-value="2016-07-10" calcext:value-type="date">
            <text:p>2016-07-10</text:p>
          </table:table-cell>
          <table:table-cell table:style-name="ce14" table:formula="of:=[.D118]" office:value-type="time" office:time-value="PT19H38M00S" calcext:value-type="time">
            <text:p>19:38</text:p>
          </table:table-cell>
          <table:table-cell table:style-name="ce14" office:value-type="time" office:time-value="PT21H00M00S" calcext:value-type="time">
            <text:p>21:00</text:p>
          </table:table-cell>
          <table:table-cell table:style-name="ce15" table:formula="of:=IF(AND(LEN([.$C119])&gt;0;LEN([.$D119])&gt;0); [.$D119]-[.$C119]; 0)" office:value-type="time" office:time-value="PT01H22M00S" calcext:value-type="time">
            <text:p>01:22</text:p>
          </table:table-cell>
          <table:table-cell table:style-name="ce19" table:number-columns-repeated="2"/>
          <table:table-cell table:style-name="ce12" office:value-type="string" calcext:value-type="string">
            <text:p>Commencé le cod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22:.E131])" office:value-type="time" office:time-value="PT00H33M00S" calcext:value-type="time">
            <text:p>00:33</text:p>
          </table:table-cell>
          <table:table-cell table:style-name="ce22" table:formula="of:=SUM([.F122:.F131])" office:value-type="time" office:time-value="PT04H58M00S" calcext:value-type="time">
            <text:p>04:58</text:p>
          </table:table-cell>
          <table:table-cell table:style-name="ce23" table:formula="of:=SUM([.G122:.G131])" office:value-type="time" office:time-value="PT09H34M00S" calcext:value-type="time">
            <text:p>09:34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19]+1" office:value-type="date" office:date-value="2016-07-11" calcext:value-type="date">
            <text:p>2016-07-11</text:p>
          </table:table-cell>
          <table:table-cell table:style-name="ce14" office:value-type="time" office:time-value="PT07H00M00S" calcext:value-type="time">
            <text:p>07:00</text:p>
          </table:table-cell>
          <table:table-cell table:style-name="ce14" office:value-type="time" office:time-value="PT08H05M00S" calcext:value-type="time">
            <text:p>08:05</text:p>
          </table:table-cell>
          <table:table-cell table:style-name="ce19"/>
          <table:table-cell table:style-name="ce20" table:formula="of:=IF(AND(LEN([.$C122])&gt;0;LEN([.$D122])&gt;0); [.$D122]-[.$C122]; 0)" office:value-type="time" office:time-value="PT01H05M00S" calcext:value-type="time">
            <text:p>01:05</text:p>
          </table:table-cell>
          <table:table-cell table:style-name="ce19"/>
          <table:table-cell table:style-name="ce1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22]" office:value-type="date" office:date-value="2016-07-11" calcext:value-type="date">
            <text:p>2016-07-11</text:p>
          </table:table-cell>
          <table:table-cell table:style-name="ce14" table:formula="of:=[.D122]" office:value-type="time" office:time-value="PT08H05M00S" calcext:value-type="time">
            <text:p>08:05</text:p>
          </table:table-cell>
          <table:table-cell table:style-name="ce14" office:value-type="time" office:time-value="PT08H30M00S" calcext:value-type="time">
            <text:p>08:30</text:p>
          </table:table-cell>
          <table:table-cell table:style-name="ce19" table:number-columns-repeated="2"/>
          <table:table-cell table:style-name="ce21" table:formula="of:=IF(AND(LEN([.C123])&gt;0;LEN([.D123])&gt;0); [.D123]-[.C123]; 0)" office:value-type="time" office:time-value="PT00H25M00S" calcext:value-type="time">
            <text:p>00:25</text:p>
          </table:table-cell>
          <table:table-cell table:style-name="ce12" office:value-type="string" calcext:value-type="string">
            <text:p>Prepar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23]" office:value-type="date" office:date-value="2016-07-11" calcext:value-type="date">
            <text:p>2016-07-11</text:p>
          </table:table-cell>
          <table:table-cell table:style-name="ce14" table:formula="of:=[.D123]" office:value-type="time" office:time-value="PT08H30M00S" calcext:value-type="time">
            <text:p>08:30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9" table:number-columns-repeated="2"/>
          <table:table-cell table:style-name="ce21" table:formula="of:=IF(AND(LEN([.C124])&gt;0;LEN([.D124])&gt;0); [.D124]-[.C124]; 0)" office:value-type="time" office:time-value="PT01H50M00S" calcext:value-type="time">
            <text:p>01:50</text:p>
          </table:table-cell>
          <table:table-cell table:style-name="ce12" office:value-type="string" calcext:value-type="string">
            <text:p>consultation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24]" office:value-type="date" office:date-value="2016-07-11" calcext:value-type="date">
            <text:p>2016-07-11</text:p>
          </table:table-cell>
          <table:table-cell table:style-name="ce14" table:formula="of:=[.D124]" office:value-type="time" office:time-value="PT10H20M00S" calcext:value-type="time">
            <text:p>10:20</text:p>
          </table:table-cell>
          <table:table-cell table:style-name="ce14" office:value-type="time" office:time-value="PT12H30M00S" calcext:value-type="time">
            <text:p>12:30</text:p>
          </table:table-cell>
          <table:table-cell table:style-name="ce19"/>
          <table:table-cell table:style-name="ce20" table:formula="of:=IF(AND(LEN([.$C125])&gt;0;LEN([.$D125])&gt;0); [.$D125]-[.$C125]; 0)" office:value-type="time" office:time-value="PT02H10M00S" calcext:value-type="time">
            <text:p>02:10</text:p>
          </table:table-cell>
          <table:table-cell table:style-name="ce19"/>
          <table:table-cell table:style-name="ce1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25]" office:value-type="date" office:date-value="2016-07-11" calcext:value-type="date">
            <text:p>2016-07-11</text:p>
          </table:table-cell>
          <table:table-cell table:style-name="ce14" table:formula="of:=[.D125]" office:value-type="time" office:time-value="PT12H30M00S" calcext:value-type="time">
            <text:p>12:30</text:p>
          </table:table-cell>
          <table:table-cell table:style-name="ce14" office:value-type="time" office:time-value="PT19H35M00S" calcext:value-type="time">
            <text:p>19:35</text:p>
          </table:table-cell>
          <table:table-cell table:style-name="ce19" table:number-columns-repeated="2"/>
          <table:table-cell table:style-name="ce21" table:formula="of:=IF(AND(LEN([.C126])&gt;0;LEN([.D126])&gt;0); [.D126]-[.C126]; 0)" office:value-type="time" office:time-value="PT07H05M00S" calcext:value-type="time">
            <text:p>07:05</text:p>
          </table:table-cell>
          <table:table-cell table:style-name="ce12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26]" office:value-type="date" office:date-value="2016-07-11" calcext:value-type="date">
            <text:p>2016-07-11</text:p>
          </table:table-cell>
          <table:table-cell table:style-name="ce14" table:formula="of:=[.D126]" office:value-type="time" office:time-value="PT19H35M00S" calcext:value-type="time">
            <text:p>19:35</text:p>
          </table:table-cell>
          <table:table-cell table:style-name="ce14" office:value-type="time" office:time-value="PT20H46M00S" calcext:value-type="time">
            <text:p>20:46</text:p>
          </table:table-cell>
          <table:table-cell table:style-name="ce19"/>
          <table:table-cell table:style-name="ce20" table:formula="of:=IF(AND(LEN([.$C127])&gt;0;LEN([.$D127])&gt;0); [.$D127]-[.$C127]; 0)" office:value-type="time" office:time-value="PT01H11M00S" calcext:value-type="time">
            <text:p>01:11</text:p>
          </table:table-cell>
          <table:table-cell table:style-name="ce19"/>
          <table:table-cell table:style-name="ce1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27]" office:value-type="date" office:date-value="2016-07-11" calcext:value-type="date">
            <text:p>2016-07-11</text:p>
          </table:table-cell>
          <table:table-cell table:style-name="ce14" table:formula="of:=[.D127]" office:value-type="time" office:time-value="PT20H46M00S" calcext:value-type="time">
            <text:p>20:46</text:p>
          </table:table-cell>
          <table:table-cell table:style-name="ce14" office:value-type="time" office:time-value="PT21H19M00S" calcext:value-type="time">
            <text:p>21:19</text:p>
          </table:table-cell>
          <table:table-cell table:style-name="ce15" table:formula="of:=IF(AND(LEN([.$C128])&gt;0;LEN([.$D128])&gt;0); [.$D128]-[.$C128]; 0)" office:value-type="time" office:time-value="PT00H33M00S" calcext:value-type="time">
            <text:p>00:33</text:p>
          </table:table-cell>
          <table:table-cell table:style-name="ce19" table:number-columns-repeated="2"/>
          <table:table-cell table:style-name="ce1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28]" office:value-type="date" office:date-value="2016-07-11" calcext:value-type="date">
            <text:p>2016-07-11</text:p>
          </table:table-cell>
          <table:table-cell table:style-name="ce14" table:formula="of:=[.D128]" office:value-type="time" office:time-value="PT21H19M00S" calcext:value-type="time">
            <text:p>21:19</text:p>
          </table:table-cell>
          <table:table-cell table:style-name="ce14" office:value-type="time" office:time-value="PT21H51M00S" calcext:value-type="time">
            <text:p>21:51</text:p>
          </table:table-cell>
          <table:table-cell table:style-name="ce19"/>
          <table:table-cell table:style-name="ce20" table:formula="of:=IF(AND(LEN([.$C129])&gt;0;LEN([.$D129])&gt;0); [.$D129]-[.$C129]; 0)" office:value-type="time" office:time-value="PT00H32M00S" calcext:value-type="time">
            <text:p>00:32</text:p>
          </table:table-cell>
          <table:table-cell table:style-name="ce19"/>
          <table:table-cell table:style-name="ce12" office:value-type="string" calcext:value-type="string">
            <text:p>Japanes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29]" office:value-type="date" office:date-value="2016-07-11" calcext:value-type="date">
            <text:p>2016-07-11</text:p>
          </table:table-cell>
          <table:table-cell table:style-name="ce14" table:formula="of:=[.D129]" office:value-type="time" office:time-value="PT21H51M00S" calcext:value-type="time">
            <text:p>21:51</text:p>
          </table:table-cell>
          <table:table-cell table:style-name="ce14" office:value-type="time" office:time-value="PT22H05M00S" calcext:value-type="time">
            <text:p>22:05</text:p>
          </table:table-cell>
          <table:table-cell table:style-name="ce19" table:number-columns-repeated="2"/>
          <table:table-cell table:style-name="ce21" table:formula="of:=IF(AND(LEN([.C130])&gt;0;LEN([.D130])&gt;0); [.D130]-[.C130]; 0)" office:value-type="time" office:time-value="PT00H14M00S" calcext:value-type="time">
            <text:p>00:14</text:p>
          </table:table-cell>
          <table:table-cell table:style-name="ce12" office:value-type="string" calcext:value-type="string">
            <text:p>Teeth and stuf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33:.E150])" office:value-type="time" office:time-value="PT03H09M00S" calcext:value-type="time">
            <text:p>03:09</text:p>
          </table:table-cell>
          <table:table-cell table:style-name="ce22" table:formula="of:=SUM([.F133:.F150])" office:value-type="time" office:time-value="PT04H52M00S" calcext:value-type="time">
            <text:p>04:52</text:p>
          </table:table-cell>
          <table:table-cell table:style-name="ce23" table:formula="of:=SUM([.G133:.G150])" office:value-type="time" office:time-value="PT06H13M00S" calcext:value-type="time">
            <text:p>06:13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30]+1" office:value-type="date" office:date-value="2016-07-12" calcext:value-type="date">
            <text:p>2016-07-12</text:p>
          </table:table-cell>
          <table:table-cell table:style-name="ce14" office:value-type="time" office:time-value="PT07H30M00S" calcext:value-type="time">
            <text:p>07:30</text:p>
          </table:table-cell>
          <table:table-cell table:style-name="ce14" office:value-type="time" office:time-value="PT07H50M00S" calcext:value-type="time">
            <text:p>07:50</text:p>
          </table:table-cell>
          <table:table-cell table:style-name="ce19"/>
          <table:table-cell table:style-name="ce20" table:formula="of:=IF(AND(LEN([.$C133])&gt;0;LEN([.$D133])&gt;0); [.$D133]-[.$C133]; 0)" office:value-type="time" office:time-value="PT00H20M00S" calcext:value-type="time">
            <text:p>00:20</text:p>
          </table:table-cell>
          <table:table-cell table:style-name="ce19"/>
          <table:table-cell table:style-name="ce12" office:value-type="string" calcext:value-type="string">
            <text:p>Prepar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33]" office:value-type="date" office:date-value="2016-07-12" calcext:value-type="date">
            <text:p>2016-07-12</text:p>
          </table:table-cell>
          <table:table-cell table:style-name="ce14" table:formula="of:=[.D133]" office:value-type="time" office:time-value="PT07H50M00S" calcext:value-type="time">
            <text:p>07:50</text:p>
          </table:table-cell>
          <table:table-cell table:style-name="ce14" office:value-type="time" office:time-value="PT09H50M00S" calcext:value-type="time">
            <text:p>09:50</text:p>
          </table:table-cell>
          <table:table-cell table:style-name="ce19" table:number-columns-repeated="2"/>
          <table:table-cell table:style-name="ce21" table:formula="of:=IF(AND(LEN([.C134])&gt;0;LEN([.D134])&gt;0); [.D134]-[.C134]; 0)" office:value-type="time" office:time-value="PT02H00M00S" calcext:value-type="time">
            <text:p>02:00</text:p>
          </table:table-cell>
          <table:table-cell table:style-name="ce12" office:value-type="string" calcext:value-type="string">
            <text:p>Aller chercher air climatisé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34]" office:value-type="date" office:date-value="2016-07-12" calcext:value-type="date">
            <text:p>2016-07-12</text:p>
          </table:table-cell>
          <table:table-cell table:style-name="ce14" table:formula="of:=[.D134]" office:value-type="time" office:time-value="PT09H50M00S" calcext:value-type="time">
            <text:p>09:50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9"/>
          <table:table-cell table:style-name="ce20" table:formula="of:=IF(AND(LEN([.$C135])&gt;0;LEN([.$D135])&gt;0); [.$D135]-[.$C135]; 0)" office:value-type="time" office:time-value="PT01H30M00S" calcext:value-type="time">
            <text:p>01:30</text:p>
          </table:table-cell>
          <table:table-cell table:style-name="ce19"/>
          <table:table-cell table:style-name="ce1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35]" office:value-type="date" office:date-value="2016-07-12" calcext:value-type="date">
            <text:p>2016-07-12</text:p>
          </table:table-cell>
          <table:table-cell table:style-name="ce14" table:formula="of:=[.D135]" office:value-type="time" office:time-value="PT11H20M00S" calcext:value-type="time">
            <text:p>11:20</text:p>
          </table:table-cell>
          <table:table-cell table:style-name="ce14" office:value-type="time" office:time-value="PT11H50M00S" calcext:value-type="time">
            <text:p>11:50</text:p>
          </table:table-cell>
          <table:table-cell table:style-name="ce19" table:number-columns-repeated="2"/>
          <table:table-cell table:style-name="ce21" table:formula="of:=IF(AND(LEN([.C136])&gt;0;LEN([.D136])&gt;0); [.D136]-[.C136]; 0)" office:value-type="time" office:time-value="PT00H30M00S" calcext:value-type="time">
            <text:p>00:30</text:p>
          </table:table-cell>
          <table:table-cell table:style-name="ce1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36]" office:value-type="date" office:date-value="2016-07-12" calcext:value-type="date">
            <text:p>2016-07-12</text:p>
          </table:table-cell>
          <table:table-cell table:style-name="ce14" table:formula="of:=[.D136]" office:value-type="time" office:time-value="PT11H50M00S" calcext:value-type="time">
            <text:p>11:50</text:p>
          </table:table-cell>
          <table:table-cell table:style-name="ce14" office:value-type="time" office:time-value="PT12H10M00S" calcext:value-type="time">
            <text:p>12:10</text:p>
          </table:table-cell>
          <table:table-cell table:style-name="ce19"/>
          <table:table-cell table:style-name="ce20" table:formula="of:=IF(AND(LEN([.$C137])&gt;0;LEN([.$D137])&gt;0); [.$D137]-[.$C137]; 0)" office:value-type="time" office:time-value="PT00H20M00S" calcext:value-type="time">
            <text:p>00:20</text:p>
          </table:table-cell>
          <table:table-cell table:style-name="ce19"/>
          <table:table-cell table:style-name="ce12" office:value-type="string" calcext:value-type="string">
            <text:p>Facebook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37]" office:value-type="date" office:date-value="2016-07-12" calcext:value-type="date">
            <text:p>2016-07-12</text:p>
          </table:table-cell>
          <table:table-cell table:style-name="ce14" table:formula="of:=[.D137]" office:value-type="time" office:time-value="PT12H10M00S" calcext:value-type="time">
            <text:p>12:10</text:p>
          </table:table-cell>
          <table:table-cell table:style-name="ce14" office:value-type="time" office:time-value="PT13H30M00S" calcext:value-type="time">
            <text:p>13:30</text:p>
          </table:table-cell>
          <table:table-cell table:style-name="ce15" table:formula="of:=IF(AND(LEN([.$C138])&gt;0;LEN([.$D138])&gt;0); [.$D138]-[.$C138]; 0)" office:value-type="time" office:time-value="PT01H20M00S" calcext:value-type="time">
            <text:p>01:20</text:p>
          </table:table-cell>
          <table:table-cell table:style-name="ce19" table:number-columns-repeated="2"/>
          <table:table-cell table:style-name="ce1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38]" office:value-type="date" office:date-value="2016-07-12" calcext:value-type="date">
            <text:p>2016-07-12</text:p>
          </table:table-cell>
          <table:table-cell table:style-name="ce14" table:formula="of:=[.D138]" office:value-type="time" office:time-value="PT13H30M00S" calcext:value-type="time">
            <text:p>13:30</text:p>
          </table:table-cell>
          <table:table-cell table:style-name="ce14" office:value-type="time" office:time-value="PT13H40M00S" calcext:value-type="time">
            <text:p>13:40</text:p>
          </table:table-cell>
          <table:table-cell table:style-name="ce19"/>
          <table:table-cell table:style-name="ce20" table:formula="of:=IF(AND(LEN([.$C139])&gt;0;LEN([.$D139])&gt;0); [.$D139]-[.$C139]; 0)" office:value-type="time" office:time-value="PT00H10M00S" calcext:value-type="time">
            <text:p>00:10</text:p>
          </table:table-cell>
          <table:table-cell table:style-name="ce19"/>
          <table:table-cell table:style-name="ce1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39]" office:value-type="date" office:date-value="2016-07-12" calcext:value-type="date">
            <text:p>2016-07-12</text:p>
          </table:table-cell>
          <table:table-cell table:style-name="ce14" table:formula="of:=[.D139]" office:value-type="time" office:time-value="PT13H40M00S" calcext:value-type="time">
            <text:p>13:40</text:p>
          </table:table-cell>
          <table:table-cell table:style-name="ce14" office:value-type="time" office:time-value="PT13H53M00S" calcext:value-type="time">
            <text:p>13:53</text:p>
          </table:table-cell>
          <table:table-cell table:style-name="ce19" table:number-columns-repeated="2"/>
          <table:table-cell table:style-name="ce21" table:formula="of:=IF(AND(LEN([.C140])&gt;0;LEN([.D140])&gt;0); [.D140]-[.C140]; 0)" office:value-type="time" office:time-value="PT00H13M00S" calcext:value-type="time">
            <text:p>00:13</text:p>
          </table:table-cell>
          <table:table-cell table:style-name="ce12" office:value-type="string" calcext:value-type="string">
            <text:p>tabl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40]" office:value-type="date" office:date-value="2016-07-12" calcext:value-type="date">
            <text:p>2016-07-12</text:p>
          </table:table-cell>
          <table:table-cell table:style-name="ce14" table:formula="of:=[.D140]" office:value-type="time" office:time-value="PT13H53M00S" calcext:value-type="time">
            <text:p>13:53</text:p>
          </table:table-cell>
          <table:table-cell table:style-name="ce14" office:value-type="time" office:time-value="PT15H03M00S" calcext:value-type="time">
            <text:p>15:03</text:p>
          </table:table-cell>
          <table:table-cell table:style-name="ce15" table:formula="of:=IF(AND(LEN([.$C141])&gt;0;LEN([.$D141])&gt;0); [.$D141]-[.$C141]; 0)" office:value-type="time" office:time-value="PT01H10M00S" calcext:value-type="time">
            <text:p>01:10</text:p>
          </table:table-cell>
          <table:table-cell table:style-name="ce19" table:number-columns-repeated="2"/>
          <table:table-cell table:style-name="ce1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41]" office:value-type="date" office:date-value="2016-07-12" calcext:value-type="date">
            <text:p>2016-07-12</text:p>
          </table:table-cell>
          <table:table-cell table:style-name="ce14" table:formula="of:=[.D141]" office:value-type="time" office:time-value="PT15H03M00S" calcext:value-type="time">
            <text:p>15:03</text:p>
          </table:table-cell>
          <table:table-cell table:style-name="ce14" office:value-type="time" office:time-value="PT16H20M00S" calcext:value-type="time">
            <text:p>16:20</text:p>
          </table:table-cell>
          <table:table-cell table:style-name="ce19" table:number-columns-repeated="2"/>
          <table:table-cell table:style-name="ce21" table:formula="of:=IF(AND(LEN([.C142])&gt;0;LEN([.D142])&gt;0); [.D142]-[.C142]; 0)" office:value-type="time" office:time-value="PT01H17M00S" calcext:value-type="time">
            <text:p>01:17</text:p>
          </table:table-cell>
          <table:table-cell table:style-name="ce12" office:value-type="string" calcext:value-type="string">
            <text:p>Air climatisé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42]" office:value-type="date" office:date-value="2016-07-12" calcext:value-type="date">
            <text:p>2016-07-12</text:p>
          </table:table-cell>
          <table:table-cell table:style-name="ce14" table:formula="of:=[.D142]" office:value-type="time" office:time-value="PT16H20M00S" calcext:value-type="time">
            <text:p>16:20</text:p>
          </table:table-cell>
          <table:table-cell table:style-name="ce14" office:value-type="time" office:time-value="PT16H55M00S" calcext:value-type="time">
            <text:p>16:55</text:p>
          </table:table-cell>
          <table:table-cell table:style-name="ce19"/>
          <table:table-cell table:style-name="ce20" table:formula="of:=IF(AND(LEN([.$C143])&gt;0;LEN([.$D143])&gt;0); [.$D143]-[.$C143]; 0)" office:value-type="time" office:time-value="PT00H35M00S" calcext:value-type="time">
            <text:p>00:35</text:p>
          </table:table-cell>
          <table:table-cell table:style-name="ce19"/>
          <table:table-cell table:style-name="ce1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43]" office:value-type="date" office:date-value="2016-07-12" calcext:value-type="date">
            <text:p>2016-07-12</text:p>
          </table:table-cell>
          <table:table-cell table:style-name="ce14" table:formula="of:=[.D143]" office:value-type="time" office:time-value="PT16H55M00S" calcext:value-type="time">
            <text:p>16:55</text:p>
          </table:table-cell>
          <table:table-cell table:style-name="ce14" office:value-type="time" office:time-value="PT17H12M00S" calcext:value-type="time">
            <text:p>17:12</text:p>
          </table:table-cell>
          <table:table-cell table:style-name="ce19" table:number-columns-repeated="2"/>
          <table:table-cell table:style-name="ce21" table:formula="of:=IF(AND(LEN([.C144])&gt;0;LEN([.D144])&gt;0); [.D144]-[.C144]; 0)" office:value-type="time" office:time-value="PT00H17M00S" calcext:value-type="time">
            <text:p>00:17</text:p>
          </table:table-cell>
          <table:table-cell table:style-name="ce1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44]" office:value-type="date" office:date-value="2016-07-12" calcext:value-type="date">
            <text:p>2016-07-12</text:p>
          </table:table-cell>
          <table:table-cell table:style-name="ce14" table:formula="of:=[.D144]" office:value-type="time" office:time-value="PT17H12M00S" calcext:value-type="time">
            <text:p>17:12</text:p>
          </table:table-cell>
          <table:table-cell table:style-name="ce14" office:value-type="time" office:time-value="PT17H51M00S" calcext:value-type="time">
            <text:p>17:51</text:p>
          </table:table-cell>
          <table:table-cell table:style-name="ce15" table:formula="of:=IF(AND(LEN([.$C145])&gt;0;LEN([.$D145])&gt;0); [.$D145]-[.$C145]; 0)" office:value-type="time" office:time-value="PT00H39M00S" calcext:value-type="time">
            <text:p>00:39</text:p>
          </table:table-cell>
          <table:table-cell table:style-name="ce19" table:number-columns-repeated="2"/>
          <table:table-cell table:style-name="ce12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45]" office:value-type="date" office:date-value="2016-07-12" calcext:value-type="date">
            <text:p>2016-07-12</text:p>
          </table:table-cell>
          <table:table-cell table:style-name="ce14" table:formula="of:=[.D145]" office:value-type="time" office:time-value="PT17H51M00S" calcext:value-type="time">
            <text:p>17:51</text:p>
          </table:table-cell>
          <table:table-cell table:style-name="ce14" office:value-type="time" office:time-value="PT18H15M00S" calcext:value-type="time">
            <text:p>18:15</text:p>
          </table:table-cell>
          <table:table-cell table:style-name="ce19" table:number-columns-repeated="2"/>
          <table:table-cell table:style-name="ce21" table:formula="of:=IF(AND(LEN([.C146])&gt;0;LEN([.D146])&gt;0); [.D146]-[.C146]; 0)" office:value-type="time" office:time-value="PT00H24M00S" calcext:value-type="time">
            <text:p>00:24</text:p>
          </table:table-cell>
          <table:table-cell table:style-name="ce12" office:value-type="string" calcext:value-type="string">
            <text:p>Ménag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46]" office:value-type="date" office:date-value="2016-07-12" calcext:value-type="date">
            <text:p>2016-07-12</text:p>
          </table:table-cell>
          <table:table-cell table:style-name="ce14" office:value-type="time" office:time-value="PT18H15M00S" calcext:value-type="time">
            <text:p>18:15</text:p>
          </table:table-cell>
          <table:table-cell table:style-name="ce14" office:value-type="time" office:time-value="PT19H47M00S" calcext:value-type="time">
            <text:p>19:47</text:p>
          </table:table-cell>
          <table:table-cell table:style-name="ce19" table:number-columns-repeated="2"/>
          <table:table-cell table:style-name="ce21" table:formula="of:=IF(AND(LEN([.C147])&gt;0;LEN([.D147])&gt;0); [.D147]-[.C147]; 0)" office:value-type="time" office:time-value="PT01H32M00S" calcext:value-type="time">
            <text:p>01:32</text:p>
          </table:table-cell>
          <table:table-cell table:style-name="ce12" office:value-type="string" calcext:value-type="string">
            <text:p>LOG660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47]" office:value-type="date" office:date-value="2016-07-12" calcext:value-type="date">
            <text:p>2016-07-12</text:p>
          </table:table-cell>
          <table:table-cell table:style-name="ce14" table:formula="of:=[.D147]" office:value-type="time" office:time-value="PT19H47M00S" calcext:value-type="time">
            <text:p>19:47</text:p>
          </table:table-cell>
          <table:table-cell table:style-name="ce14" office:value-type="time" office:time-value="PT21H12M00S" calcext:value-type="time">
            <text:p>21:12</text:p>
          </table:table-cell>
          <table:table-cell table:style-name="ce19"/>
          <table:table-cell table:style-name="ce20" table:formula="of:=IF(AND(LEN([.$C148])&gt;0;LEN([.$D148])&gt;0); [.$D148]-[.$C148]; 0)" office:value-type="time" office:time-value="PT01H25M00S" calcext:value-type="time">
            <text:p>01:25</text:p>
          </table:table-cell>
          <table:table-cell table:style-name="ce19"/>
          <table:table-cell table:style-name="ce12" office:value-type="string" calcext:value-type="string">
            <text:p>Chialage sur Martineau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48]" office:value-type="date" office:date-value="2016-07-12" calcext:value-type="date">
            <text:p>2016-07-12</text:p>
          </table:table-cell>
          <table:table-cell table:style-name="ce14" table:formula="of:=[.D148]" office:value-type="time" office:time-value="PT21H12M00S" calcext:value-type="time">
            <text:p>21:12</text:p>
          </table:table-cell>
          <table:table-cell table:style-name="ce14" office:value-type="time" office:time-value="PT21H44M00S" calcext:value-type="time">
            <text:p>21:44</text:p>
          </table:table-cell>
          <table:table-cell table:style-name="ce19"/>
          <table:table-cell table:style-name="ce20" table:formula="of:=IF(AND(LEN([.$C149])&gt;0;LEN([.$D149])&gt;0); [.$D149]-[.$C149]; 0)" office:value-type="time" office:time-value="PT00H32M00S" calcext:value-type="time">
            <text:p>00:32</text:p>
          </table:table-cell>
          <table:table-cell table:style-name="ce19"/>
          <table:table-cell table:style-name="ce12" office:value-type="string" calcext:value-type="string">
            <text:p>I dunn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52:.E160])" office:value-type="time" office:time-value="PT01H00M00S" calcext:value-type="time">
            <text:p>01:00</text:p>
          </table:table-cell>
          <table:table-cell table:style-name="ce22" table:formula="of:=SUM([.F152:.F160])" office:value-type="time" office:time-value="PT02H30M00S" calcext:value-type="time">
            <text:p>02:30</text:p>
          </table:table-cell>
          <table:table-cell table:style-name="ce23" table:formula="of:=SUM([.G152:.G160])" office:value-type="time" office:time-value="PT11H48M00S" calcext:value-type="time">
            <text:p>11:48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49]+1" office:value-type="date" office:date-value="2016-07-13" calcext:value-type="date">
            <text:p>2016-07-13</text:p>
          </table:table-cell>
          <table:table-cell table:style-name="ce14" office:value-type="time" office:time-value="PT07H00M00S" calcext:value-type="time">
            <text:p>07:00</text:p>
          </table:table-cell>
          <table:table-cell table:style-name="ce14" office:value-type="time" office:time-value="PT07H45M00S" calcext:value-type="time">
            <text:p>07:45</text:p>
          </table:table-cell>
          <table:table-cell table:style-name="ce19"/>
          <table:table-cell table:style-name="ce20" table:formula="of:=IF(AND(LEN([.$C152])&gt;0;LEN([.$D152])&gt;0); [.$D152]-[.$C152]; 0)" office:value-type="time" office:time-value="PT00H45M00S" calcext:value-type="time">
            <text:p>00:45</text:p>
          </table:table-cell>
          <table:table-cell table:style-name="ce19"/>
          <table:table-cell table:style-name="ce1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52]" office:value-type="date" office:date-value="2016-07-13" calcext:value-type="date">
            <text:p>2016-07-13</text:p>
          </table:table-cell>
          <table:table-cell table:style-name="ce14" table:formula="of:=[.D152]" office:value-type="time" office:time-value="PT07H45M00S" calcext:value-type="time">
            <text:p>07:45</text:p>
          </table:table-cell>
          <table:table-cell table:style-name="ce14" office:value-type="time" office:time-value="PT08H00M00S" calcext:value-type="time">
            <text:p>08:00</text:p>
          </table:table-cell>
          <table:table-cell table:style-name="ce19"/>
          <table:table-cell table:style-name="ce20" table:formula="of:=IF(AND(LEN([.$C153])&gt;0;LEN([.$D153])&gt;0); [.$D153]-[.$C153]; 0)" office:value-type="time" office:time-value="PT00H15M00S" calcext:value-type="time">
            <text:p>00:15</text:p>
          </table:table-cell>
          <table:table-cell table:style-name="ce19"/>
          <table:table-cell table:style-name="ce12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53]" office:value-type="date" office:date-value="2016-07-13" calcext:value-type="date">
            <text:p>2016-07-13</text:p>
          </table:table-cell>
          <table:table-cell table:style-name="ce14" table:formula="of:=[.D153]" office:value-type="time" office:time-value="PT08H00M00S" calcext:value-type="time">
            <text:p>08:00</text:p>
          </table:table-cell>
          <table:table-cell table:style-name="ce14" office:value-type="time" office:time-value="PT08H15M00S" calcext:value-type="time">
            <text:p>08:15</text:p>
          </table:table-cell>
          <table:table-cell table:style-name="ce15" table:formula="of:=IF(AND(LEN([.$C154])&gt;0;LEN([.$D154])&gt;0); [.$D154]-[.$C154]; 0)" office:value-type="time" office:time-value="PT00H15M00S" calcext:value-type="time">
            <text:p>00:15</text:p>
          </table:table-cell>
          <table:table-cell table:style-name="ce19" table:number-columns-repeated="2"/>
          <table:table-cell table:style-name="ce12" office:value-type="string" calcext:value-type="string">
            <text:p>Capture_Batch_Summary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54]" office:value-type="date" office:date-value="2016-07-13" calcext:value-type="date">
            <text:p>2016-07-13</text:p>
          </table:table-cell>
          <table:table-cell table:style-name="ce14" table:formula="of:=[.D154]" office:value-type="time" office:time-value="PT08H15M00S" calcext:value-type="time">
            <text:p>08:15</text:p>
          </table:table-cell>
          <table:table-cell table:style-name="ce14" office:value-type="time" office:time-value="PT09H00M00S" calcext:value-type="time">
            <text:p>09:00</text:p>
          </table:table-cell>
          <table:table-cell table:style-name="ce19" table:number-columns-repeated="2"/>
          <table:table-cell table:style-name="ce21" table:formula="of:=IF(AND(LEN([.C155])&gt;0;LEN([.D155])&gt;0); [.D155]-[.C155]; 0)" office:value-type="time" office:time-value="PT00H45M00S" calcext:value-type="time">
            <text:p>00:45</text:p>
          </table:table-cell>
          <table:table-cell table:style-name="ce12" office:value-type="string" calcext:value-type="string">
            <text:p>Douche, préparation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55]" office:value-type="date" office:date-value="2016-07-13" calcext:value-type="date">
            <text:p>2016-07-13</text:p>
          </table:table-cell>
          <table:table-cell table:style-name="ce14" table:formula="of:=[.D155]" office:value-type="time" office:time-value="PT09H00M00S" calcext:value-type="time">
            <text:p>09:00</text:p>
          </table:table-cell>
          <table:table-cell table:style-name="ce14" office:value-type="time" office:time-value="PT19H45M00S" calcext:value-type="time">
            <text:p>19:45</text:p>
          </table:table-cell>
          <table:table-cell table:style-name="ce19" table:number-columns-repeated="2"/>
          <table:table-cell table:style-name="ce21" table:formula="of:=IF(AND(LEN([.C156])&gt;0;LEN([.D156])&gt;0); [.D156]-[.C156]; 0)" office:value-type="time" office:time-value="PT10H45M00S" calcext:value-type="time">
            <text:p>10:45</text:p>
          </table:table-cell>
          <table:table-cell table:style-name="ce12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56]" office:value-type="date" office:date-value="2016-07-13" calcext:value-type="date">
            <text:p>2016-07-13</text:p>
          </table:table-cell>
          <table:table-cell table:style-name="ce14" table:formula="of:=[.D156]" office:value-type="time" office:time-value="PT19H45M00S" calcext:value-type="time">
            <text:p>19:45</text:p>
          </table:table-cell>
          <table:table-cell table:style-name="ce14" office:value-type="time" office:time-value="PT21H15M00S" calcext:value-type="time">
            <text:p>21:15</text:p>
          </table:table-cell>
          <table:table-cell table:style-name="ce19"/>
          <table:table-cell table:style-name="ce20" table:formula="of:=IF(AND(LEN([.$C157])&gt;0;LEN([.$D157])&gt;0); [.$D157]-[.$C157]; 0)" office:value-type="time" office:time-value="PT01H30M00S" calcext:value-type="time">
            <text:p>01:30</text:p>
          </table:table-cell>
          <table:table-cell table:style-name="ce19"/>
          <table:table-cell table:style-name="ce1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57]" office:value-type="date" office:date-value="2016-07-13" calcext:value-type="date">
            <text:p>2016-07-13</text:p>
          </table:table-cell>
          <table:table-cell table:style-name="ce14" table:formula="of:=[.D157]" office:value-type="time" office:time-value="PT21H15M00S" calcext:value-type="time">
            <text:p>21:15</text:p>
          </table:table-cell>
          <table:table-cell table:style-name="ce14" office:value-type="time" office:time-value="PT22H00M00S" calcext:value-type="time">
            <text:p>22:00</text:p>
          </table:table-cell>
          <table:table-cell table:style-name="ce15" table:formula="of:=IF(AND(LEN([.$C158])&gt;0;LEN([.$D158])&gt;0); [.$D158]-[.$C158]; 0)" office:value-type="time" office:time-value="PT00H45M00S" calcext:value-type="time">
            <text:p>00:45</text:p>
          </table:table-cell>
          <table:table-cell table:style-name="ce19" table:number-columns-repeated="2"/>
          <table:table-cell table:style-name="ce12" office:value-type="string" calcext:value-type="string">
            <text:p>Gossage avec les QueryOv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58]" office:value-type="date" office:date-value="2016-07-13" calcext:value-type="date">
            <text:p>2016-07-13</text:p>
          </table:table-cell>
          <table:table-cell table:style-name="ce14" table:formula="of:=[.D158]" office:value-type="time" office:time-value="PT22H00M00S" calcext:value-type="time">
            <text:p>22:00</text:p>
          </table:table-cell>
          <table:table-cell table:style-name="ce14" office:value-type="time" office:time-value="PT22H18M00S" calcext:value-type="time">
            <text:p>22:18</text:p>
          </table:table-cell>
          <table:table-cell table:style-name="ce19" table:number-columns-repeated="2"/>
          <table:table-cell table:style-name="ce21" table:formula="of:=IF(AND(LEN([.C159])&gt;0;LEN([.D159])&gt;0); [.D159]-[.C159]; 0)" office:value-type="time" office:time-value="PT00H18M00S" calcext:value-type="time">
            <text:p>00:18</text:p>
          </table:table-cell>
          <table:table-cell table:style-name="ce12" office:value-type="string" calcext:value-type="string">
            <text:p>Flossage brossag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62:.E175])" office:value-type="time" office:time-value="PT01H15M00S" calcext:value-type="time">
            <text:p>01:15</text:p>
          </table:table-cell>
          <table:table-cell table:style-name="ce22" table:formula="of:=SUM([.F162:.F175])" office:value-type="time" office:time-value="PT05H43M00S" calcext:value-type="time">
            <text:p>05:43</text:p>
          </table:table-cell>
          <table:table-cell table:style-name="ce23" table:formula="of:=SUM([.G162:.G175])" office:value-type="time" office:time-value="PT07H20M00S" calcext:value-type="time">
            <text:p>07:2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59]+1" office:value-type="date" office:date-value="2016-07-14" calcext:value-type="date">
            <text:p>2016-07-14</text:p>
          </table:table-cell>
          <table:table-cell table:style-name="ce14" office:value-type="time" office:time-value="PT06H15M00S" calcext:value-type="time">
            <text:p>06:15</text:p>
          </table:table-cell>
          <table:table-cell table:style-name="ce14" office:value-type="time" office:time-value="PT09H15M00S" calcext:value-type="time">
            <text:p>09:15</text:p>
          </table:table-cell>
          <table:table-cell table:style-name="ce19"/>
          <table:table-cell table:style-name="ce20" table:formula="of:=IF(AND(LEN([.$C162])&gt;0;LEN([.$D162])&gt;0); [.$D162]-[.$C162]; 0)" office:value-type="time" office:time-value="PT03H00M00S" calcext:value-type="time">
            <text:p>03:00</text:p>
          </table:table-cell>
          <table:table-cell table:style-name="ce19"/>
          <table:table-cell table:style-name="ce12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62]" office:value-type="date" office:date-value="2016-07-14" calcext:value-type="date">
            <text:p>2016-07-14</text:p>
          </table:table-cell>
          <table:table-cell table:style-name="ce14" table:formula="of:=[.D162]" office:value-type="time" office:time-value="PT09H15M00S" calcext:value-type="time">
            <text:p>09:15</text:p>
          </table:table-cell>
          <table:table-cell table:style-name="ce14" office:value-type="time" office:time-value="PT09H25M00S" calcext:value-type="time">
            <text:p>09:25</text:p>
          </table:table-cell>
          <table:table-cell table:style-name="ce19" table:number-columns-repeated="2"/>
          <table:table-cell table:style-name="ce21" table:formula="of:=IF(AND(LEN([.C163])&gt;0;LEN([.D163])&gt;0); [.D163]-[.C163]; 0)" office:value-type="time" office:time-value="PT00H10M00S" calcext:value-type="time">
            <text:p>00:10</text:p>
          </table:table-cell>
          <table:table-cell table:style-name="ce12" office:value-type="string" calcext:value-type="string">
            <text:p>cry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63]" office:value-type="date" office:date-value="2016-07-14" calcext:value-type="date">
            <text:p>2016-07-14</text:p>
          </table:table-cell>
          <table:table-cell table:style-name="ce14" table:formula="of:=[.D163]" office:value-type="time" office:time-value="PT09H25M00S" calcext:value-type="time">
            <text:p>09:25</text:p>
          </table:table-cell>
          <table:table-cell table:style-name="ce14" office:value-type="time" office:time-value="PT09H35M00S" calcext:value-type="time">
            <text:p>09:35</text:p>
          </table:table-cell>
          <table:table-cell table:style-name="ce15" table:formula="of:=IF(AND(LEN([.$C164])&gt;0;LEN([.$D164])&gt;0); [.$D164]-[.$C164]; 0)" office:value-type="time" office:time-value="PT00H10M00S" calcext:value-type="time">
            <text:p>00:10</text:p>
          </table:table-cell>
          <table:table-cell table:style-name="ce19" table:number-columns-repeated="2"/>
          <table:table-cell table:style-name="ce12" office:value-type="string" calcext:value-type="string">
            <text:p>Gossage avec les QueryOv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64]" office:value-type="date" office:date-value="2016-07-14" calcext:value-type="date">
            <text:p>2016-07-14</text:p>
          </table:table-cell>
          <table:table-cell table:style-name="ce14" table:formula="of:=[.D164]" office:value-type="time" office:time-value="PT09H35M00S" calcext:value-type="time">
            <text:p>09:35</text:p>
          </table:table-cell>
          <table:table-cell table:style-name="ce14" office:value-type="time" office:time-value="PT09H48M00S" calcext:value-type="time">
            <text:p>09:48</text:p>
          </table:table-cell>
          <table:table-cell table:style-name="ce19"/>
          <table:table-cell table:style-name="ce20" table:formula="of:=IF(AND(LEN([.$C165])&gt;0;LEN([.$D165])&gt;0); [.$D165]-[.$C165]; 0)" office:value-type="time" office:time-value="PT00H13M00S" calcext:value-type="time">
            <text:p>00:13</text:p>
          </table:table-cell>
          <table:table-cell table:style-name="ce19"/>
          <table:table-cell table:style-name="ce1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65]" office:value-type="date" office:date-value="2016-07-14" calcext:value-type="date">
            <text:p>2016-07-14</text:p>
          </table:table-cell>
          <table:table-cell table:style-name="ce14" table:formula="of:=[.D165]" office:value-type="time" office:time-value="PT09H48M00S" calcext:value-type="time">
            <text:p>09:48</text:p>
          </table:table-cell>
          <table:table-cell table:style-name="ce14" office:value-type="time" office:time-value="PT10H48M00S" calcext:value-type="time">
            <text:p>10:48</text:p>
          </table:table-cell>
          <table:table-cell table:style-name="ce19" table:number-columns-repeated="2"/>
          <table:table-cell table:style-name="ce21" table:formula="of:=IF(AND(LEN([.C166])&gt;0;LEN([.D166])&gt;0); [.D166]-[.C166]; 0)" office:value-type="time" office:time-value="PT01H00M00S" calcext:value-type="time">
            <text:p>01:00</text:p>
          </table:table-cell>
          <table:table-cell table:style-name="ce12" office:value-type="string" calcext:value-type="string">
            <text:p>documents fédéral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66]" office:value-type="date" office:date-value="2016-07-14" calcext:value-type="date">
            <text:p>2016-07-14</text:p>
          </table:table-cell>
          <table:table-cell table:style-name="ce14" table:formula="of:=[.D166]" office:value-type="time" office:time-value="PT10H48M00S" calcext:value-type="time">
            <text:p>10:48</text:p>
          </table:table-cell>
          <table:table-cell table:style-name="ce14" office:value-type="time" office:time-value="PT12H03M00S" calcext:value-type="time">
            <text:p>12:03</text:p>
          </table:table-cell>
          <table:table-cell table:style-name="ce19"/>
          <table:table-cell table:style-name="ce20" table:formula="of:=IF(AND(LEN([.$C167])&gt;0;LEN([.$D167])&gt;0); [.$D167]-[.$C167]; 0)" office:value-type="time" office:time-value="PT01H15M00S" calcext:value-type="time">
            <text:p>01:15</text:p>
          </table:table-cell>
          <table:table-cell table:style-name="ce19"/>
          <table:table-cell table:style-name="ce12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67]" office:value-type="date" office:date-value="2016-07-14" calcext:value-type="date">
            <text:p>2016-07-14</text:p>
          </table:table-cell>
          <table:table-cell table:style-name="ce14" table:formula="of:=[.D167]" office:value-type="time" office:time-value="PT12H03M00S" calcext:value-type="time">
            <text:p>12:03</text:p>
          </table:table-cell>
          <table:table-cell table:style-name="ce14" office:value-type="time" office:time-value="PT17H05M00S" calcext:value-type="time">
            <text:p>17:05</text:p>
          </table:table-cell>
          <table:table-cell table:style-name="ce19" table:number-columns-repeated="2"/>
          <table:table-cell table:style-name="ce21" table:formula="of:=IF(AND(LEN([.C168])&gt;0;LEN([.D168])&gt;0); [.D168]-[.C168]; 0)" office:value-type="time" office:time-value="PT05H02M00S" calcext:value-type="time">
            <text:p>05:02</text:p>
          </table:table-cell>
          <table:table-cell table:style-name="ce12" office:value-type="string" calcext:value-type="string">
            <text:p>School + show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68]" office:value-type="date" office:date-value="2016-07-14" calcext:value-type="date">
            <text:p>2016-07-14</text:p>
          </table:table-cell>
          <table:table-cell table:style-name="ce14" table:formula="of:=[.D168]" office:value-type="time" office:time-value="PT17H05M00S" calcext:value-type="time">
            <text:p>17:05</text:p>
          </table:table-cell>
          <table:table-cell table:style-name="ce14" office:value-type="time" office:time-value="PT17H40M00S" calcext:value-type="time">
            <text:p>17:40</text:p>
          </table:table-cell>
          <table:table-cell table:style-name="ce19" table:number-columns-repeated="2"/>
          <table:table-cell table:style-name="ce21" table:formula="of:=IF(AND(LEN([.C169])&gt;0;LEN([.D169])&gt;0); [.D169]-[.C169]; 0)" office:value-type="time" office:time-value="PT00H35M00S" calcext:value-type="time">
            <text:p>00:35</text:p>
          </table:table-cell>
          <table:table-cell table:style-name="ce12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69]" office:value-type="date" office:date-value="2016-07-14" calcext:value-type="date">
            <text:p>2016-07-14</text:p>
          </table:table-cell>
          <table:table-cell table:style-name="ce14" table:formula="of:=[.D169]" office:value-type="time" office:time-value="PT17H40M00S" calcext:value-type="time">
            <text:p>17:40</text:p>
          </table:table-cell>
          <table:table-cell table:style-name="ce14" office:value-type="time" office:time-value="PT18H44M00S" calcext:value-type="time">
            <text:p>18:44</text:p>
          </table:table-cell>
          <table:table-cell table:style-name="ce19"/>
          <table:table-cell table:style-name="ce20" table:formula="of:=IF(AND(LEN([.$C170])&gt;0;LEN([.$D170])&gt;0); [.$D170]-[.$C170]; 0)" office:value-type="time" office:time-value="PT01H04M00S" calcext:value-type="time">
            <text:p>01:04</text:p>
          </table:table-cell>
          <table:table-cell table:style-name="ce19"/>
          <table:table-cell table:style-name="ce1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70]" office:value-type="date" office:date-value="2016-07-14" calcext:value-type="date">
            <text:p>2016-07-14</text:p>
          </table:table-cell>
          <table:table-cell table:style-name="ce14" table:formula="of:=[.D170]" office:value-type="time" office:time-value="PT18H44M00S" calcext:value-type="time">
            <text:p>18:44</text:p>
          </table:table-cell>
          <table:table-cell table:style-name="ce14" office:value-type="time" office:time-value="PT19H22M00S" calcext:value-type="time">
            <text:p>19:22</text:p>
          </table:table-cell>
          <table:table-cell table:style-name="ce15" table:formula="of:=IF(AND(LEN([.$C171])&gt;0;LEN([.$D171])&gt;0); [.$D171]-[.$C171]; 0)" office:value-type="time" office:time-value="PT00H38M00S" calcext:value-type="time">
            <text:p>00:38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/>
          <table:table-cell table:style-name="ce11" table:formula="of:=[.B171]" office:value-type="date" office:date-value="2016-07-14" calcext:value-type="date">
            <text:p>2016-07-14</text:p>
          </table:table-cell>
          <table:table-cell table:style-name="ce14" table:formula="of:=[.D171]" office:value-type="time" office:time-value="PT19H22M00S" calcext:value-type="time">
            <text:p>19:22</text:p>
          </table:table-cell>
          <table:table-cell table:style-name="ce14" office:value-type="time" office:time-value="PT19H33M00S" calcext:value-type="time">
            <text:p>19:33</text:p>
          </table:table-cell>
          <table:table-cell table:style-name="ce19"/>
          <table:table-cell table:style-name="ce20" table:formula="of:=IF(AND(LEN([.$C172])&gt;0;LEN([.$D172])&gt;0); [.$D172]-[.$C172]; 0)" office:value-type="time" office:time-value="PT00H11M00S" calcext:value-type="time">
            <text:p>00:11</text:p>
          </table:table-cell>
          <table:table-cell table:style-name="ce19"/>
          <table:table-cell table:style-name="ce12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11" table:formula="of:=[.B172]" office:value-type="date" office:date-value="2016-07-14" calcext:value-type="date">
            <text:p>2016-07-14</text:p>
          </table:table-cell>
          <table:table-cell table:style-name="ce14" table:formula="of:=[.D172]" office:value-type="time" office:time-value="PT19H33M00S" calcext:value-type="time">
            <text:p>19:33</text:p>
          </table:table-cell>
          <table:table-cell table:style-name="ce14" office:value-type="time" office:time-value="PT20H00M00S" calcext:value-type="time">
            <text:p>20:00</text:p>
          </table:table-cell>
          <table:table-cell table:style-name="ce15" table:formula="of:=IF(AND(LEN([.$C173])&gt;0;LEN([.$D173])&gt;0); [.$D173]-[.$C173]; 0)" office:value-type="time" office:time-value="PT00H27M00S" calcext:value-type="time">
            <text:p>00:27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/>
          <table:table-cell table:style-name="ce11" table:formula="of:=[.B173]" office:value-type="date" office:date-value="2016-07-14" calcext:value-type="date">
            <text:p>2016-07-14</text:p>
          </table:table-cell>
          <table:table-cell table:style-name="ce14" table:formula="of:=[.D173]" office:value-type="time" office:time-value="PT20H00M00S" calcext:value-type="time">
            <text:p>20:00</text:p>
          </table:table-cell>
          <table:table-cell table:style-name="ce14" office:value-type="time" office:time-value="PT20H33M00S" calcext:value-type="time">
            <text:p>20:33</text:p>
          </table:table-cell>
          <table:table-cell table:style-name="ce19" table:number-columns-repeated="2"/>
          <table:table-cell table:style-name="ce21" table:formula="of:=IF(AND(LEN([.C174])&gt;0;LEN([.D174])&gt;0); [.D174]-[.C174]; 0)" office:value-type="time" office:time-value="PT00H33M00S" calcext:value-type="time">
            <text:p>00:33</text:p>
          </table:table-cell>
          <table:table-cell table:style-name="ce12" office:value-type="string" calcext:value-type="string">
            <text:p>LOG66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77:.E178])" office:value-type="time" office:time-value="PT00H00M00S" calcext:value-type="time">
            <text:p>00:00</text:p>
          </table:table-cell>
          <table:table-cell table:style-name="ce22" table:formula="of:=SUM([.F177:.F178])" office:value-type="time" office:time-value="PT00H00M00S" calcext:value-type="time">
            <text:p>00:00</text:p>
          </table:table-cell>
          <table:table-cell table:style-name="ce23" table:formula="of:=SUM([.G177:.G178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74]+1" office:value-type="date" office:date-value="2016-07-15" calcext:value-type="date">
            <text:p>2016-07-15</text:p>
          </table:table-cell>
          <table:table-cell table:style-name="ce14" table:number-columns-repeated="2"/>
          <table:table-cell table:style-name="ce15" office:value-type="time" office:time-value="PT00H00M00S" calcext:value-type="time">
            <text:p>00:00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80:.E181])" office:value-type="time" office:time-value="PT01H30M00S" calcext:value-type="time">
            <text:p>01:30</text:p>
          </table:table-cell>
          <table:table-cell table:style-name="ce22" table:formula="of:=SUM([.F180:.F181])" office:value-type="time" office:time-value="PT00H00M00S" calcext:value-type="time">
            <text:p>00:00</text:p>
          </table:table-cell>
          <table:table-cell table:style-name="ce23" table:formula="of:=SUM([.G180:.G181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77]+1" office:value-type="date" office:date-value="2016-07-16" calcext:value-type="date">
            <text:p>2016-07-16</text:p>
          </table:table-cell>
          <table:table-cell table:style-name="ce14" table:number-columns-repeated="2"/>
          <table:table-cell table:style-name="ce15" office:value-type="time" office:time-value="PT01H30M00S" calcext:value-type="time">
            <text:p>01:30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83:.E184])" office:value-type="time" office:time-value="PT03H45M00S" calcext:value-type="time">
            <text:p>03:45</text:p>
          </table:table-cell>
          <table:table-cell table:style-name="ce22" table:formula="of:=SUM([.F183:.F184])" office:value-type="time" office:time-value="PT00H00M00S" calcext:value-type="time">
            <text:p>00:00</text:p>
          </table:table-cell>
          <table:table-cell table:style-name="ce23" table:formula="of:=SUM([.G183:.G184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80]+1" office:value-type="date" office:date-value="2016-07-17" calcext:value-type="date">
            <text:p>2016-07-17</text:p>
          </table:table-cell>
          <table:table-cell table:style-name="ce14" table:number-columns-repeated="2"/>
          <table:table-cell table:style-name="ce15" office:value-type="time" office:time-value="PT03H45M00S" calcext:value-type="time">
            <text:p>03:45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86:.E187])" office:value-type="time" office:time-value="PT00H00M00S" calcext:value-type="time">
            <text:p>00:00</text:p>
          </table:table-cell>
          <table:table-cell table:style-name="ce22" table:formula="of:=SUM([.F186:.F187])" office:value-type="time" office:time-value="PT00H00M00S" calcext:value-type="time">
            <text:p>00:00</text:p>
          </table:table-cell>
          <table:table-cell table:style-name="ce23" table:formula="of:=SUM([.G186:.G187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83]+1" office:value-type="date" office:date-value="2016-07-18" calcext:value-type="date">
            <text:p>2016-07-18</text:p>
          </table:table-cell>
          <table:table-cell table:style-name="ce14" table:number-columns-repeated="2"/>
          <table:table-cell table:style-name="ce15" office:value-type="time" office:time-value="PT00H00M00S" calcext:value-type="time">
            <text:p>00:00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89:.E190])" office:value-type="time" office:time-value="PT01H30M00S" calcext:value-type="time">
            <text:p>01:30</text:p>
          </table:table-cell>
          <table:table-cell table:style-name="ce22" table:formula="of:=SUM([.F189:.F190])" office:value-type="time" office:time-value="PT00H00M00S" calcext:value-type="time">
            <text:p>00:00</text:p>
          </table:table-cell>
          <table:table-cell table:style-name="ce23" table:formula="of:=SUM([.G189:.G190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86]+1" office:value-type="date" office:date-value="2016-07-19" calcext:value-type="date">
            <text:p>2016-07-19</text:p>
          </table:table-cell>
          <table:table-cell table:style-name="ce14" table:number-columns-repeated="2"/>
          <table:table-cell table:style-name="ce15" office:value-type="time" office:time-value="PT01H30M00S" calcext:value-type="time">
            <text:p>01:30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92:.E193])" office:value-type="time" office:time-value="PT00H00M00S" calcext:value-type="time">
            <text:p>00:00</text:p>
          </table:table-cell>
          <table:table-cell table:style-name="ce22" table:formula="of:=SUM([.F192:.F193])" office:value-type="time" office:time-value="PT00H00M00S" calcext:value-type="time">
            <text:p>00:00</text:p>
          </table:table-cell>
          <table:table-cell table:style-name="ce23" table:formula="of:=SUM([.G192:.G193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89]+1" office:value-type="date" office:date-value="2016-07-20" calcext:value-type="date">
            <text:p>2016-07-20</text:p>
          </table:table-cell>
          <table:table-cell table:style-name="ce14" table:number-columns-repeated="2"/>
          <table:table-cell table:style-name="ce15" office:value-type="time" office:time-value="PT00H00M00S" calcext:value-type="time">
            <text:p>00:00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95:.E196])" office:value-type="time" office:time-value="PT00H00M00S" calcext:value-type="time">
            <text:p>00:00</text:p>
          </table:table-cell>
          <table:table-cell table:style-name="ce22" table:formula="of:=SUM([.F195:.F196])" office:value-type="time" office:time-value="PT00H00M00S" calcext:value-type="time">
            <text:p>00:00</text:p>
          </table:table-cell>
          <table:table-cell table:style-name="ce23" table:formula="of:=SUM([.G195:.G196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92]+1" office:value-type="date" office:date-value="2016-07-21" calcext:value-type="date">
            <text:p>2016-07-21</text:p>
          </table:table-cell>
          <table:table-cell table:style-name="ce14" table:number-columns-repeated="2"/>
          <table:table-cell table:style-name="ce15" office:value-type="time" office:time-value="PT00H00M00S" calcext:value-type="time">
            <text:p>00:00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198:.E199])" office:value-type="time" office:time-value="PT00H00M00S" calcext:value-type="time">
            <text:p>00:00</text:p>
          </table:table-cell>
          <table:table-cell table:style-name="ce22" table:formula="of:=SUM([.F198:.F199])" office:value-type="time" office:time-value="PT00H00M00S" calcext:value-type="time">
            <text:p>00:00</text:p>
          </table:table-cell>
          <table:table-cell table:style-name="ce23" table:formula="of:=SUM([.G198:.G199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95]+1" office:value-type="date" office:date-value="2016-07-22" calcext:value-type="date">
            <text:p>2016-07-22</text:p>
          </table:table-cell>
          <table:table-cell table:style-name="ce14" table:number-columns-repeated="2"/>
          <table:table-cell table:style-name="ce15" office:value-type="time" office:time-value="PT00H00M00S" calcext:value-type="time">
            <text:p>00:00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201:.E202])" office:value-type="time" office:time-value="PT00H00M00S" calcext:value-type="time">
            <text:p>00:00</text:p>
          </table:table-cell>
          <table:table-cell table:style-name="ce22" table:formula="of:=SUM([.F201:.F202])" office:value-type="time" office:time-value="PT00H00M00S" calcext:value-type="time">
            <text:p>00:00</text:p>
          </table:table-cell>
          <table:table-cell table:style-name="ce23" table:formula="of:=SUM([.G201:.G202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198]+1" office:value-type="date" office:date-value="2016-07-23" calcext:value-type="date">
            <text:p>2016-07-23</text:p>
          </table:table-cell>
          <table:table-cell table:style-name="ce14" table:number-columns-repeated="2"/>
          <table:table-cell table:style-name="ce15" office:value-type="time" office:time-value="PT00H00M00S" calcext:value-type="time">
            <text:p>00:00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204:.E205])" office:value-type="time" office:time-value="PT00H00M00S" calcext:value-type="time">
            <text:p>00:00</text:p>
          </table:table-cell>
          <table:table-cell table:style-name="ce22" table:formula="of:=SUM([.F204:.F205])" office:value-type="time" office:time-value="PT00H00M00S" calcext:value-type="time">
            <text:p>00:00</text:p>
          </table:table-cell>
          <table:table-cell table:style-name="ce23" table:formula="of:=SUM([.G204:.G205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201]+1" office:value-type="date" office:date-value="2016-07-24" calcext:value-type="date">
            <text:p>2016-07-24</text:p>
          </table:table-cell>
          <table:table-cell table:style-name="ce14" table:number-columns-repeated="2"/>
          <table:table-cell table:style-name="ce15" office:value-type="time" office:time-value="PT00H00M00S" calcext:value-type="time">
            <text:p>00:00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207:.E208])" office:value-type="time" office:time-value="PT00H00M00S" calcext:value-type="time">
            <text:p>00:00</text:p>
          </table:table-cell>
          <table:table-cell table:style-name="ce22" table:formula="of:=SUM([.F207:.F208])" office:value-type="time" office:time-value="PT00H00M00S" calcext:value-type="time">
            <text:p>00:00</text:p>
          </table:table-cell>
          <table:table-cell table:style-name="ce23" table:formula="of:=SUM([.G207:.G208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204]+1" office:value-type="date" office:date-value="2016-07-25" calcext:value-type="date">
            <text:p>2016-07-25</text:p>
          </table:table-cell>
          <table:table-cell table:style-name="ce14" table:number-columns-repeated="2"/>
          <table:table-cell table:style-name="ce15" office:value-type="time" office:time-value="PT00H00M00S" calcext:value-type="time">
            <text:p>00:00</text:p>
          </table:table-cell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2</text:p>
          </table:table-cell>
          <table:table-cell table:style-name="ce10" office:value-type="string" calcext:value-type="string">
            <text:p>Time3</text:p>
          </table:table-cell>
          <table:table-cell table:style-name="ce10" office:value-type="string" calcext:value-type="string">
            <text:p>Tâche</text:p>
          </table:table-cell>
          <table:table-cell table:style-name="ce16" table:formula="of:=SUM([.E210:.E211])" office:value-type="time" office:time-value="PT00H00M00S" calcext:value-type="time">
            <text:p>00:00</text:p>
          </table:table-cell>
          <table:table-cell table:style-name="ce22" table:formula="of:=SUM([.F210:.F211])" office:value-type="time" office:time-value="PT00H00M00S" calcext:value-type="time">
            <text:p>00:00</text:p>
          </table:table-cell>
          <table:table-cell table:style-name="ce23" table:formula="of:=SUM([.G210:.G211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11" table:formula="of:=[.B207]+1" office:value-type="date" office:date-value="2016-07-26" calcext:value-type="date">
            <text:p>2016-07-26</text:p>
          </table:table-cell>
          <table:table-cell table:style-name="ce14" table:number-columns-repeated="2"/>
          <table:table-cell table:style-name="ce15"/>
          <table:table-cell table:style-name="ce19" table:number-columns-repeated="2"/>
          <table:table-cell table:style-name="ce12"/>
          <table:table-cell table:number-columns-repeated="1016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6" table:number-columns-repeated="1013" table:default-cell-style-name="ce9"/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3" table:number-rows-spanned="1">
            <text:p>(calculer en fin de journée)</text:p>
          </table:table-cell>
          <table:covered-table-cell table:number-columns-repeated="2" table:style-name="ce10"/>
          <table:table-cell table:number-columns-repeated="3"/>
          <table:table-cell table:style-name="ce37" office:value-type="string" calcext:value-type="string">
            <text:p>Travail à faire</text:p>
          </table:table-cell>
          <table:table-cell table:style-name="ce28" office:value-type="time" office:time-value="PT02H10M00S" calcext:value-type="time">
            <text:p>02:1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ravail à faire</text:p>
          </table:table-cell>
          <table:table-cell table:style-name="ce25" office:value-type="string" calcext:value-type="string">
            <text:p>Travail fait</text:p>
          </table:table-cell>
          <table:table-cell table:style-name="ce25" office:value-type="string" calcext:value-type="string">
            <text:p>Cumul.</text:p>
          </table:table-cell>
          <table:table-cell/>
          <table:table-cell table:style-name="ce25" office:value-type="string" calcext:value-type="string">
            <text:p>%</text:p>
          </table:table-cell>
          <table:table-cell/>
          <table:table-cell table:style-name="ce37" office:value-type="string" calcext:value-type="string">
            <text:p>Travail (mardi)</text:p>
          </table:table-cell>
          <table:table-cell table:style-name="ce28" office:value-type="time" office:time-value="PT02H00M00S" calcext:value-type="time">
            <text:p>02: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office:value-type="date" office:date-value="2016-05-24" calcext:value-type="date">
            <text:p>2016-05-24</text:p>
          </table:table-cell>
          <table:table-cell table:number-columns-repeated="3" table:style-name="ce28" office:value-type="time" office:time-value="PT00H00M00S" calcext:value-type="time">
            <text:p>00:00</text:p>
          </table:table-cell>
          <table:table-cell/>
          <table:table-cell table:style-name="ce35" office:value-type="string" calcext:value-type="string">
            <text:p>-</text:p>
          </table:table-cell>
          <table:table-cell/>
          <table:table-cell table:style-name="ce37" office:value-type="string" calcext:value-type="string">
            <text:p>Travail (final)</text:p>
          </table:table-cell>
          <table:table-cell table:style-name="ce28" office:value-type="time" office:time-value="PT00H45M00S" calcext:value-type="time">
            <text:p>00:45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6" table:formula="of:=[.C4]+1" office:value-type="date" office:date-value="2016-05-25" calcext:value-type="date">
            <text:p>2016-05-25</text:p>
          </table:table-cell>
          <table:table-cell table:style-name="ce29" table:formula="of:=[.D4]+[.$K$2]" office:value-type="time" office:time-value="PT02H10M00S" calcext:value-type="time">
            <text:p>02:1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6]+[.F4]" office:value-type="time" office:time-value="PT00H00M00S" calcext:value-type="time">
            <text:p>00:00</text:p>
          </table:table-cell>
          <table:table-cell/>
          <table:table-cell table:style-name="ce36" table:formula="of:=[.E6]/[.D6]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Daily until final</text:p>
          </table:table-cell>
          <table:table-cell table:style-name="ce28" office:value-type="time" office:time-value="PT03H30M00S" calcext:value-type="time">
            <text:p>03:3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formula="of:=[.C6]+1" office:value-type="date" office:date-value="2016-05-26" calcext:value-type="date">
            <text:p>2016-05-26</text:p>
          </table:table-cell>
          <table:table-cell table:style-name="ce29" table:formula="of:=[.D6]+[.$K$2]" office:value-type="time" office:time-value="PT04H20M00S" calcext:value-type="time">
            <text:p>04:2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7]+[.F6]" office:value-type="time" office:time-value="PT00H00M00S" calcext:value-type="time">
            <text:p>00:00</text:p>
          </table:table-cell>
          <table:table-cell/>
          <table:table-cell table:style-name="ce36" table:formula="of:=[.E7]/[.D7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7]+1" office:value-type="date" office:date-value="2016-05-27" calcext:value-type="date">
            <text:p>2016-05-27</text:p>
          </table:table-cell>
          <table:table-cell table:style-name="ce29" table:formula="of:=[.D7]+[.$K$2]" office:value-type="time" office:time-value="PT06H30M00S" calcext:value-type="time">
            <text:p>06:3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8]+[.F7]" office:value-type="time" office:time-value="PT00H00M00S" calcext:value-type="time">
            <text:p>00:00</text:p>
          </table:table-cell>
          <table:table-cell/>
          <table:table-cell table:style-name="ce36" table:formula="of:=[.E8]/[.D8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8]+1" office:value-type="date" office:date-value="2016-05-28" calcext:value-type="date">
            <text:p>2016-05-28</text:p>
          </table:table-cell>
          <table:table-cell table:style-name="ce29" table:formula="of:=[.D8]+[.$K$2]" office:value-type="time" office:time-value="PT08H40M00S" calcext:value-type="time">
            <text:p>08:4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9]+[.F8]" office:value-type="time" office:time-value="PT00H00M00S" calcext:value-type="time">
            <text:p>00:00</text:p>
          </table:table-cell>
          <table:table-cell/>
          <table:table-cell table:style-name="ce36" table:formula="of:=[.E9]/[.D9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9]+1" office:value-type="date" office:date-value="2016-05-29" calcext:value-type="date">
            <text:p>2016-05-29</text:p>
          </table:table-cell>
          <table:table-cell table:style-name="ce29" table:formula="of:=[.D9]+[.$K$2]" office:value-type="time" office:time-value="PT10H50M00S" calcext:value-type="time">
            <text:p>10:5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0]+[.F9]" office:value-type="time" office:time-value="PT00H00M00S" calcext:value-type="time">
            <text:p>00:00</text:p>
          </table:table-cell>
          <table:table-cell/>
          <table:table-cell table:style-name="ce36" table:formula="of:=[.E10]/[.D10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0]+1" office:value-type="date" office:date-value="2016-05-30" calcext:value-type="date">
            <text:p>2016-05-30</text:p>
          </table:table-cell>
          <table:table-cell table:style-name="ce29" table:formula="of:=[.D10]+[.$K$2]" office:value-type="time" office:time-value="PT13H00M00S" calcext:value-type="time">
            <text:p>13:0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1]+[.F10]" office:value-type="time" office:time-value="PT00H00M00S" calcext:value-type="time">
            <text:p>00:00</text:p>
          </table:table-cell>
          <table:table-cell/>
          <table:table-cell table:style-name="ce36" table:formula="of:=[.E11]/[.D11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1]+1" office:value-type="date" office:date-value="2016-05-31" calcext:value-type="date">
            <text:p>2016-05-31</text:p>
          </table:table-cell>
          <table:table-cell table:style-name="ce29" table:formula="of:=[.D11]+[.$K$3]" office:value-type="time" office:time-value="PT15H00M00S" calcext:value-type="time">
            <text:p>15:0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2]+[.F11]" office:value-type="time" office:time-value="PT00H00M00S" calcext:value-type="time">
            <text:p>00:00</text:p>
          </table:table-cell>
          <table:table-cell/>
          <table:table-cell table:style-name="ce36" table:formula="of:=[.E12]/[.D12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6" table:formula="of:=[.C12]+1" office:value-type="date" office:date-value="2016-06-01" calcext:value-type="date">
            <text:p>2016-06-01</text:p>
          </table:table-cell>
          <table:table-cell table:style-name="ce29" table:formula="of:=[.D12]+[.$K$2]" office:value-type="time" office:time-value="PT17H10M00S" calcext:value-type="time">
            <text:p>17:1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4]+[.F12]" office:value-type="time" office:time-value="PT00H00M00S" calcext:value-type="time">
            <text:p>00:00</text:p>
          </table:table-cell>
          <table:table-cell/>
          <table:table-cell table:style-name="ce36" table:formula="of:=[.E14]/[.D14]" office:value-type="percentage" office:value="0" calcext:value-type="percentage">
            <text:p>0.0%</text:p>
          </table:table-cell>
          <table:table-cell table:formula="of:=[.I6]+1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formula="of:=[.C14]+1" office:value-type="date" office:date-value="2016-06-02" calcext:value-type="date">
            <text:p>2016-06-02</text:p>
          </table:table-cell>
          <table:table-cell table:style-name="ce29" table:formula="of:=[.D14]+[.$K$2]" office:value-type="time" office:time-value="PT19H20M00S" calcext:value-type="time">
            <text:p>19:2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5]+[.F14]" office:value-type="time" office:time-value="PT00H00M00S" calcext:value-type="time">
            <text:p>00:00</text:p>
          </table:table-cell>
          <table:table-cell/>
          <table:table-cell table:style-name="ce36" table:formula="of:=[.E15]/[.D15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5]+1" office:value-type="date" office:date-value="2016-06-03" calcext:value-type="date">
            <text:p>2016-06-03</text:p>
          </table:table-cell>
          <table:table-cell table:style-name="ce29" table:formula="of:=[.D15]+[.$K$2]" office:value-type="time" office:time-value="PT21H30M00S" calcext:value-type="time">
            <text:p>21:3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6]+[.F15]" office:value-type="time" office:time-value="PT00H00M00S" calcext:value-type="time">
            <text:p>00:00</text:p>
          </table:table-cell>
          <table:table-cell/>
          <table:table-cell table:style-name="ce36" table:formula="of:=[.E16]/[.D16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6]+1" office:value-type="date" office:date-value="2016-06-04" calcext:value-type="date">
            <text:p>2016-06-04</text:p>
          </table:table-cell>
          <table:table-cell table:style-name="ce29" table:formula="of:=[.D16]+[.$K$2]" office:value-type="time" office:time-value="PT23H40M00S" calcext:value-type="time">
            <text:p>23:4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7]+[.F16]" office:value-type="time" office:time-value="PT00H00M00S" calcext:value-type="time">
            <text:p>00:00</text:p>
          </table:table-cell>
          <table:table-cell/>
          <table:table-cell table:style-name="ce36" table:formula="of:=[.E17]/[.D17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7]+1" office:value-type="date" office:date-value="2016-06-05" calcext:value-type="date">
            <text:p>2016-06-05</text:p>
          </table:table-cell>
          <table:table-cell table:style-name="ce29" table:formula="of:=[.D17]+[.$K$2]" office:value-type="time" office:time-value="PT25H50M00S" calcext:value-type="time">
            <text:p>25:5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8]+[.F17]" office:value-type="time" office:time-value="PT00H00M00S" calcext:value-type="time">
            <text:p>00:00</text:p>
          </table:table-cell>
          <table:table-cell/>
          <table:table-cell table:style-name="ce36" table:formula="of:=[.E18]/[.D18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8]+1" office:value-type="date" office:date-value="2016-06-06" calcext:value-type="date">
            <text:p>2016-06-06</text:p>
          </table:table-cell>
          <table:table-cell table:style-name="ce29" table:formula="of:=[.D18]+[.$K$2]" office:value-type="time" office:time-value="PT28H00M00S" calcext:value-type="time">
            <text:p>28:0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19]+[.F18]" office:value-type="time" office:time-value="PT00H00M00S" calcext:value-type="time">
            <text:p>00:00</text:p>
          </table:table-cell>
          <table:table-cell/>
          <table:table-cell table:style-name="ce36" table:formula="of:=[.E19]/[.D19]" office:value-type="percentage" office:value="0" calcext:value-type="percentage">
            <text:p>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19]+1" office:value-type="date" office:date-value="2016-06-07" calcext:value-type="date">
            <text:p>2016-06-07</text:p>
          </table:table-cell>
          <table:table-cell table:style-name="ce29" table:formula="of:=[.D19]+[.$K$3]" office:value-type="time" office:time-value="PT30H00M00S" calcext:value-type="time">
            <text:p>30:00</text:p>
          </table:table-cell>
          <table:table-cell table:style-name="ce29" office:value-type="time" office:time-value="PT02H33M00S" calcext:value-type="time">
            <text:p>02:33</text:p>
          </table:table-cell>
          <table:table-cell table:style-name="ce29" table:formula="of:=[.E20]+[.F19]" office:value-type="time" office:time-value="PT02H33M00S" calcext:value-type="time">
            <text:p>02:33</text:p>
          </table:table-cell>
          <table:table-cell/>
          <table:table-cell table:style-name="ce36" table:formula="of:=[.E20]/[.D20]" office:value-type="percentage" office:value="0.085" calcext:value-type="percentage">
            <text:p>8.5%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6" table:formula="of:=[.C20]+1" office:value-type="date" office:date-value="2016-06-08" calcext:value-type="date">
            <text:p>2016-06-08</text:p>
          </table:table-cell>
          <table:table-cell table:style-name="ce29" table:formula="of:=[.D20]+[.$K$2]" office:value-type="time" office:time-value="PT32H10M00S" calcext:value-type="time">
            <text:p>32:10</text:p>
          </table:table-cell>
          <table:table-cell table:style-name="ce29" office:value-type="time" office:time-value="PT03H00M00S" calcext:value-type="time">
            <text:p>03:00</text:p>
          </table:table-cell>
          <table:table-cell table:style-name="ce29" table:formula="of:=[.E22]+[.F20]" office:value-type="time" office:time-value="PT05H33M00S" calcext:value-type="time">
            <text:p>05:33</text:p>
          </table:table-cell>
          <table:table-cell/>
          <table:table-cell table:style-name="ce36" table:formula="of:=[.F22]/[.D22]" office:value-type="percentage" office:value="0.172538860103627" calcext:value-type="percentage">
            <text:p>17.3%</text:p>
          </table:table-cell>
          <table:table-cell table:formula="of:=[.I14]+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formula="of:=[.C22]+1" office:value-type="date" office:date-value="2016-06-09" calcext:value-type="date">
            <text:p>2016-06-09</text:p>
          </table:table-cell>
          <table:table-cell table:style-name="ce29" table:formula="of:=[.D22]+[.$K$2]" office:value-type="time" office:time-value="PT34H20M00S" calcext:value-type="time">
            <text:p>34:20</text:p>
          </table:table-cell>
          <table:table-cell table:style-name="ce29" office:value-type="time" office:time-value="PT05H27M00S" calcext:value-type="time">
            <text:p>05:27</text:p>
          </table:table-cell>
          <table:table-cell table:style-name="ce29" table:formula="of:=[.E23]+[.F22]" office:value-type="time" office:time-value="PT11H00M00S" calcext:value-type="time">
            <text:p>11:00</text:p>
          </table:table-cell>
          <table:table-cell/>
          <table:table-cell table:style-name="ce36" table:formula="of:=[.F23]/[.D23]" office:value-type="percentage" office:value="0.320388349514563" calcext:value-type="percentage">
            <text:p>32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23]+1" office:value-type="date" office:date-value="2016-06-10" calcext:value-type="date">
            <text:p>2016-06-10</text:p>
          </table:table-cell>
          <table:table-cell table:style-name="ce29" table:formula="of:=[.D23]+[.$K$2]" office:value-type="time" office:time-value="PT36H30M00S" calcext:value-type="time">
            <text:p>36:30</text:p>
          </table:table-cell>
          <table:table-cell table:style-name="ce29" office:value-type="time" office:time-value="PT07H22M00S" calcext:value-type="time">
            <text:p>07:22</text:p>
          </table:table-cell>
          <table:table-cell table:style-name="ce29" table:formula="of:=[.E24]+[.F23]" office:value-type="time" office:time-value="PT18H22M00S" calcext:value-type="time">
            <text:p>18:22</text:p>
          </table:table-cell>
          <table:table-cell/>
          <table:table-cell table:style-name="ce36" table:formula="of:=[.F24]/[.D24]" office:value-type="percentage" office:value="0.503196347031964" calcext:value-type="percentage">
            <text:p>50.3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24]+1" office:value-type="date" office:date-value="2016-06-11" calcext:value-type="date">
            <text:p>2016-06-11</text:p>
          </table:table-cell>
          <table:table-cell table:style-name="ce29" table:formula="of:=[.D24]+[.$K$2]" office:value-type="time" office:time-value="PT38H40M00S" calcext:value-type="time">
            <text:p>38:40</text:p>
          </table:table-cell>
          <table:table-cell table:style-name="ce29" office:value-type="time" office:time-value="PT01H52M00S" calcext:value-type="time">
            <text:p>01:52</text:p>
          </table:table-cell>
          <table:table-cell table:style-name="ce29" table:formula="of:=[.E25]+[.F24]" office:value-type="time" office:time-value="PT20H14M00S" calcext:value-type="time">
            <text:p>20:14</text:p>
          </table:table-cell>
          <table:table-cell/>
          <table:table-cell table:style-name="ce36" table:formula="of:=[.F25]/[.D25]" office:value-type="percentage" office:value="0.523275862068966" calcext:value-type="percentage">
            <text:p>52.3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25]+1" office:value-type="date" office:date-value="2016-06-12" calcext:value-type="date">
            <text:p>2016-06-12</text:p>
          </table:table-cell>
          <table:table-cell table:style-name="ce29" table:formula="of:=[.D25]+[.$K$2]" office:value-type="time" office:time-value="PT40H50M00S" calcext:value-type="time">
            <text:p>40:50</text:p>
          </table:table-cell>
          <table:table-cell table:style-name="ce29" office:value-type="time" office:time-value="PT04H16M00S" calcext:value-type="time">
            <text:p>04:16</text:p>
          </table:table-cell>
          <table:table-cell table:style-name="ce29" table:formula="of:=[.E26]+[.F25]" office:value-type="time" office:time-value="PT24H30M00S" calcext:value-type="time">
            <text:p>24:30</text:p>
          </table:table-cell>
          <table:table-cell/>
          <table:table-cell table:style-name="ce36" table:formula="of:=[.F26]/[.D26]" office:value-type="percentage" office:value="0.6" calcext:value-type="percentage">
            <text:p>6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26]+1" office:value-type="date" office:date-value="2016-06-13" calcext:value-type="date">
            <text:p>2016-06-13</text:p>
          </table:table-cell>
          <table:table-cell table:style-name="ce29" table:formula="of:=[.D26]+[.$K$2]" office:value-type="time" office:time-value="PT43H00M00S" calcext:value-type="time">
            <text:p>43:00</text:p>
          </table:table-cell>
          <table:table-cell table:style-name="ce29" office:value-type="time" office:time-value="PT01H41M00S" calcext:value-type="time">
            <text:p>01:41</text:p>
          </table:table-cell>
          <table:table-cell table:style-name="ce29" table:formula="of:=[.E27]+[.F26]" office:value-type="time" office:time-value="PT26H11M00S" calcext:value-type="time">
            <text:p>26:11</text:p>
          </table:table-cell>
          <table:table-cell/>
          <table:table-cell table:style-name="ce36" table:formula="of:=[.F27]/[.D27]" office:value-type="percentage" office:value="0.608914728682171" calcext:value-type="percentage">
            <text:p>60.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27]+1" office:value-type="date" office:date-value="2016-06-14" calcext:value-type="date">
            <text:p>2016-06-14</text:p>
          </table:table-cell>
          <table:table-cell table:style-name="ce29" table:formula="of:=[.D27]+[.$K$3]" office:value-type="time" office:time-value="PT45H00M00S" calcext:value-type="time">
            <text:p>45:00</text:p>
          </table:table-cell>
          <table:table-cell table:style-name="ce29" office:value-type="time" office:time-value="PT03H36M00S" calcext:value-type="time">
            <text:p>03:36</text:p>
          </table:table-cell>
          <table:table-cell table:style-name="ce29" table:formula="of:=[.E28]+[.F27]" office:value-type="time" office:time-value="PT29H47M00S" calcext:value-type="time">
            <text:p>29:47</text:p>
          </table:table-cell>
          <table:table-cell/>
          <table:table-cell table:style-name="ce36" table:formula="of:=[.F28]/[.D28]" office:value-type="percentage" office:value="0.661851851851852" calcext:value-type="percentage">
            <text:p>66.2%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6" table:formula="of:=[.C28]+1" office:value-type="date" office:date-value="2016-06-15" calcext:value-type="date">
            <text:p>2016-06-15</text:p>
          </table:table-cell>
          <table:table-cell table:style-name="ce29" table:formula="of:=[.D28]+[.$K$2]" office:value-type="time" office:time-value="PT47H10M00S" calcext:value-type="time">
            <text:p>47:1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30]+[.F28]" office:value-type="time" office:time-value="PT29H47M00S" calcext:value-type="time">
            <text:p>29:47</text:p>
          </table:table-cell>
          <table:table-cell/>
          <table:table-cell table:style-name="ce36" table:formula="of:=[.F30]/[.D30]" office:value-type="percentage" office:value="0.631448763250884" calcext:value-type="percentage">
            <text:p>63.1%</text:p>
          </table:table-cell>
          <table:table-cell table:formula="of:=[.I22]+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formula="of:=[.C30]+1" office:value-type="date" office:date-value="2016-06-16" calcext:value-type="date">
            <text:p>2016-06-16</text:p>
          </table:table-cell>
          <table:table-cell table:style-name="ce29" table:formula="of:=[.D30]+[.$K$2]" office:value-type="time" office:time-value="PT49H20M00S" calcext:value-type="time">
            <text:p>49:2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31]+[.F30]" office:value-type="time" office:time-value="PT29H47M00S" calcext:value-type="time">
            <text:p>29:47</text:p>
          </table:table-cell>
          <table:table-cell/>
          <table:table-cell table:style-name="ce36" table:formula="of:=[.F31]/[.D31]" office:value-type="percentage" office:value="0.603716216216217" calcext:value-type="percentage">
            <text:p>60.4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31]+1" office:value-type="date" office:date-value="2016-06-17" calcext:value-type="date">
            <text:p>2016-06-17</text:p>
          </table:table-cell>
          <table:table-cell table:style-name="ce29" table:formula="of:=[.D31]+[.$K$2]" office:value-type="time" office:time-value="PT51H30M00S" calcext:value-type="time">
            <text:p>51:3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32]+[.F31]" office:value-type="time" office:time-value="PT29H47M00S" calcext:value-type="time">
            <text:p>29:47</text:p>
          </table:table-cell>
          <table:table-cell/>
          <table:table-cell table:style-name="ce36" table:formula="of:=[.F32]/[.D32]" office:value-type="percentage" office:value="0.57831715210356" calcext:value-type="percentage">
            <text:p>57.8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32]+1" office:value-type="date" office:date-value="2016-06-18" calcext:value-type="date">
            <text:p>2016-06-18</text:p>
          </table:table-cell>
          <table:table-cell table:style-name="ce29" table:formula="of:=[.D32]+[.$K$2]" office:value-type="time" office:time-value="PT53H40M00S" calcext:value-type="time">
            <text:p>53:40</text:p>
          </table:table-cell>
          <table:table-cell table:style-name="ce29" office:value-type="time" office:time-value="PT01H43M00S" calcext:value-type="time">
            <text:p>01:43</text:p>
          </table:table-cell>
          <table:table-cell table:style-name="ce29" table:formula="of:=[.E33]+[.F32]" office:value-type="time" office:time-value="PT31H30M00S" calcext:value-type="time">
            <text:p>31:30</text:p>
          </table:table-cell>
          <table:table-cell/>
          <table:table-cell table:style-name="ce36" table:formula="of:=[.F33]/[.D33]" office:value-type="percentage" office:value="0.586956521739131" calcext:value-type="percentage">
            <text:p>58.7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33]+1" office:value-type="date" office:date-value="2016-06-19" calcext:value-type="date">
            <text:p>2016-06-19</text:p>
          </table:table-cell>
          <table:table-cell table:style-name="ce29" table:formula="of:=[.D33]+[.$K$2]" office:value-type="time" office:time-value="PT55H50M00S" calcext:value-type="time">
            <text:p>55:50</text:p>
          </table:table-cell>
          <table:table-cell table:style-name="ce29" office:value-type="time" office:time-value="PT03H35M00S" calcext:value-type="time">
            <text:p>03:35</text:p>
          </table:table-cell>
          <table:table-cell table:style-name="ce29" table:formula="of:=[.E34]+[.F33]" office:value-type="time" office:time-value="PT35H05M00S" calcext:value-type="time">
            <text:p>35:05</text:p>
          </table:table-cell>
          <table:table-cell/>
          <table:table-cell table:style-name="ce36" table:formula="of:=[.F34]/[.D34]" office:value-type="percentage" office:value="0.628358208955224" calcext:value-type="percentage">
            <text:p>62.8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34]+1" office:value-type="date" office:date-value="2016-06-20" calcext:value-type="date">
            <text:p>2016-06-20</text:p>
          </table:table-cell>
          <table:table-cell table:style-name="ce29" table:formula="of:=[.D34]+[.$K$2]" office:value-type="time" office:time-value="PT58H00M00S" calcext:value-type="time">
            <text:p>58:00</text:p>
          </table:table-cell>
          <table:table-cell table:style-name="ce29" office:value-type="time" office:time-value="PT00H49M00S" calcext:value-type="time">
            <text:p>00:49</text:p>
          </table:table-cell>
          <table:table-cell table:style-name="ce29" table:formula="of:=[.E35]+[.F34]" office:value-type="time" office:time-value="PT35H54M00S" calcext:value-type="time">
            <text:p>35:54</text:p>
          </table:table-cell>
          <table:table-cell/>
          <table:table-cell table:style-name="ce36" table:formula="of:=[.F35]/[.D35]" office:value-type="percentage" office:value="0.61896551724138" calcext:value-type="percentage">
            <text:p>61.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35]+1" office:value-type="date" office:date-value="2016-06-21" calcext:value-type="date">
            <text:p>2016-06-21</text:p>
          </table:table-cell>
          <table:table-cell table:style-name="ce29" table:formula="of:=[.D35]+[.$K$3]" office:value-type="time" office:time-value="PT60H00M00S" calcext:value-type="time">
            <text:p>60:00</text:p>
          </table:table-cell>
          <table:table-cell table:style-name="ce29" office:value-type="time" office:time-value="PT03H47M00S" calcext:value-type="time">
            <text:p>03:47</text:p>
          </table:table-cell>
          <table:table-cell table:style-name="ce29" table:formula="of:=[.E36]+[.F35]" office:value-type="time" office:time-value="PT39H41M00S" calcext:value-type="time">
            <text:p>39:41</text:p>
          </table:table-cell>
          <table:table-cell/>
          <table:table-cell table:style-name="ce36" table:formula="of:=[.F36]/[.D36]" office:value-type="percentage" office:value="0.661388888888889" calcext:value-type="percentage">
            <text:p>66.1%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6" table:formula="of:=[.C36]+1" office:value-type="date" office:date-value="2016-06-22" calcext:value-type="date">
            <text:p>2016-06-22</text:p>
          </table:table-cell>
          <table:table-cell table:style-name="ce29" table:formula="of:=[.D36]+[.$K$2]" office:value-type="time" office:time-value="PT62H10M00S" calcext:value-type="time">
            <text:p>62:1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38]+[.F36]" office:value-type="time" office:time-value="PT39H41M00S" calcext:value-type="time">
            <text:p>39:41</text:p>
          </table:table-cell>
          <table:table-cell/>
          <table:table-cell table:style-name="ce36" table:formula="of:=[.F38]/[.D38]" office:value-type="percentage" office:value="0.63833780160858" calcext:value-type="percentage">
            <text:p>63.8%</text:p>
          </table:table-cell>
          <table:table-cell table:formula="of:=[.I30]+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formula="of:=[.C38]+1" office:value-type="date" office:date-value="2016-06-23" calcext:value-type="date">
            <text:p>2016-06-23</text:p>
          </table:table-cell>
          <table:table-cell table:style-name="ce29" table:formula="of:=[.D38]+[.$K$2]" office:value-type="time" office:time-value="PT64H20M00S" calcext:value-type="time">
            <text:p>64:20</text:p>
          </table:table-cell>
          <table:table-cell table:style-name="ce29" office:value-type="time" office:time-value="PT03H00M00S" calcext:value-type="time">
            <text:p>03:00</text:p>
          </table:table-cell>
          <table:table-cell table:style-name="ce29" table:formula="of:=[.E39]+[.F38]" office:value-type="time" office:time-value="PT42H41M00S" calcext:value-type="time">
            <text:p>42:41</text:p>
          </table:table-cell>
          <table:table-cell/>
          <table:table-cell table:style-name="ce36" table:formula="of:=[.F39]/[.D39]" office:value-type="percentage" office:value="0.663471502590674" calcext:value-type="percentage">
            <text:p>66.3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39]+1" office:value-type="date" office:date-value="2016-06-24" calcext:value-type="date">
            <text:p>2016-06-24</text:p>
          </table:table-cell>
          <table:table-cell table:style-name="ce29" table:formula="of:=[.D39]+[.$K$2]" office:value-type="time" office:time-value="PT66H30M00S" calcext:value-type="time">
            <text:p>66:30</text:p>
          </table:table-cell>
          <table:table-cell table:style-name="ce29" office:value-type="time" office:time-value="PT03H40M00S" calcext:value-type="time">
            <text:p>03:40</text:p>
          </table:table-cell>
          <table:table-cell table:style-name="ce29" table:formula="of:=[.E40]+[.F39]" office:value-type="time" office:time-value="PT46H21M00S" calcext:value-type="time">
            <text:p>46:21</text:p>
          </table:table-cell>
          <table:table-cell/>
          <table:table-cell table:style-name="ce36" table:formula="of:=[.F40]/[.D40]" office:value-type="percentage" office:value="0.696992481203008" calcext:value-type="percentage">
            <text:p>69.7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0]+1" office:value-type="date" office:date-value="2016-06-25" calcext:value-type="date">
            <text:p>2016-06-25</text:p>
          </table:table-cell>
          <table:table-cell table:style-name="ce29" table:formula="of:=[.D40]+[.$K$2]" office:value-type="time" office:time-value="PT68H40M00S" calcext:value-type="time">
            <text:p>68:4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41]+[.F40]" office:value-type="time" office:time-value="PT46H21M00S" calcext:value-type="time">
            <text:p>46:21</text:p>
          </table:table-cell>
          <table:table-cell/>
          <table:table-cell table:style-name="ce36" table:formula="of:=[.F41]/[.D41]" office:value-type="percentage" office:value="0.675" calcext:value-type="percentage">
            <text:p>67.5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1]+1" office:value-type="date" office:date-value="2016-06-26" calcext:value-type="date">
            <text:p>2016-06-26</text:p>
          </table:table-cell>
          <table:table-cell table:style-name="ce29" table:formula="of:=[.D41]+[.$K$2]" office:value-type="time" office:time-value="PT70H50M00S" calcext:value-type="time">
            <text:p>70:50</text:p>
          </table:table-cell>
          <table:table-cell table:style-name="ce29" office:value-type="time" office:time-value="PT00H00M00S" calcext:value-type="time">
            <text:p>00:00</text:p>
          </table:table-cell>
          <table:table-cell table:style-name="ce29" table:formula="of:=[.E42]+[.F41]" office:value-type="time" office:time-value="PT46H21M00S" calcext:value-type="time">
            <text:p>46:21</text:p>
          </table:table-cell>
          <table:table-cell/>
          <table:table-cell table:style-name="ce36" table:formula="of:=[.F42]/[.D42]" office:value-type="percentage" office:value="0.654352941176471" calcext:value-type="percentage">
            <text:p>65.4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2]+1" office:value-type="date" office:date-value="2016-06-27" calcext:value-type="date">
            <text:p>2016-06-27</text:p>
          </table:table-cell>
          <table:table-cell table:style-name="ce29" table:formula="of:=[.D42]+[.$K$2]" office:value-type="time" office:time-value="PT73H00M00S" calcext:value-type="time">
            <text:p>73:00</text:p>
          </table:table-cell>
          <table:table-cell table:style-name="ce29" office:value-type="time" office:time-value="PT01H26M00S" calcext:value-type="time">
            <text:p>01:26</text:p>
          </table:table-cell>
          <table:table-cell table:style-name="ce29" table:formula="of:=[.E43]+[.F42]" office:value-type="time" office:time-value="PT47H47M00S" calcext:value-type="time">
            <text:p>47:47</text:p>
          </table:table-cell>
          <table:table-cell/>
          <table:table-cell table:style-name="ce36" table:formula="of:=[.F43]/[.D43]" office:value-type="percentage" office:value="0.654566210045663" calcext:value-type="percentage">
            <text:p>65.5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3]+1" office:value-type="date" office:date-value="2016-06-28" calcext:value-type="date">
            <text:p>2016-06-28</text:p>
          </table:table-cell>
          <table:table-cell table:style-name="ce29" table:formula="of:=[.D43]+[.$K$3]" office:value-type="time" office:time-value="PT75H00M00S" calcext:value-type="time">
            <text:p>75:00</text:p>
          </table:table-cell>
          <table:table-cell table:style-name="ce29" office:value-type="time" office:time-value="PT03H41M00S" calcext:value-type="time">
            <text:p>03:41</text:p>
          </table:table-cell>
          <table:table-cell table:style-name="ce29" table:formula="of:=[.E44]+[.F43]" office:value-type="time" office:time-value="PT51H28M00S" calcext:value-type="time">
            <text:p>51:28</text:p>
          </table:table-cell>
          <table:table-cell/>
          <table:table-cell table:style-name="ce36" table:formula="of:=[.F44]/[.D44]" office:value-type="percentage" office:value="0.686222222222223" calcext:value-type="percentage">
            <text:p>68.6%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6" table:formula="of:=[.C44]+1" office:value-type="date" office:date-value="2016-06-29" calcext:value-type="date">
            <text:p>2016-06-29</text:p>
          </table:table-cell>
          <table:table-cell table:style-name="ce29" table:formula="of:=[.D44]+[.$K$2]" office:value-type="time" office:time-value="PT77H10M00S" calcext:value-type="time">
            <text:p>77:10</text:p>
          </table:table-cell>
          <table:table-cell table:style-name="ce29" office:value-type="time" office:time-value="PT01H52M00S" calcext:value-type="time">
            <text:p>01:52</text:p>
          </table:table-cell>
          <table:table-cell table:style-name="ce29" table:formula="of:=[.E46]+[.F44]" office:value-type="time" office:time-value="PT53H20M00S" calcext:value-type="time">
            <text:p>53:20</text:p>
          </table:table-cell>
          <table:table-cell/>
          <table:table-cell table:style-name="ce36" table:formula="of:=[.F46]/[.D46]" office:value-type="percentage" office:value="0.691144708423327" calcext:value-type="percentage">
            <text:p>69.1%</text:p>
          </table:table-cell>
          <table:table-cell table:formula="of:=[.I38]+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formula="of:=[.C46]+1" office:value-type="date" office:date-value="2016-06-30" calcext:value-type="date">
            <text:p>2016-06-30</text:p>
          </table:table-cell>
          <table:table-cell table:style-name="ce29" table:formula="of:=[.D46]+[.$K$2]" office:value-type="time" office:time-value="PT79H20M00S" calcext:value-type="time">
            <text:p>79:20</text:p>
          </table:table-cell>
          <table:table-cell table:style-name="ce29" office:value-type="time" office:time-value="PT01H08M00S" calcext:value-type="time">
            <text:p>01:08</text:p>
          </table:table-cell>
          <table:table-cell table:style-name="ce29" table:formula="of:=[.E47]+[.F46]" office:value-type="time" office:time-value="PT54H28M00S" calcext:value-type="time">
            <text:p>54:28</text:p>
          </table:table-cell>
          <table:table-cell/>
          <table:table-cell table:style-name="ce36" table:formula="of:=[.F47]/[.D47]" office:value-type="percentage" office:value="0.68655462184874" calcext:value-type="percentage">
            <text:p>68.7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7]+1" office:value-type="date" office:date-value="2016-07-01" calcext:value-type="date">
            <text:p>2016-07-01</text:p>
          </table:table-cell>
          <table:table-cell table:style-name="ce29" table:formula="of:=[.D47]+[.$K$2]" office:value-type="time" office:time-value="PT81H30M00S" calcext:value-type="time">
            <text:p>81:30</text:p>
          </table:table-cell>
          <table:table-cell table:style-name="ce29"/>
          <table:table-cell table:style-name="ce29" table:formula="of:=[.E48]+[.F47]" office:value-type="time" office:time-value="PT54H28M00S" calcext:value-type="time">
            <text:p>54:28</text:p>
          </table:table-cell>
          <table:table-cell/>
          <table:table-cell table:style-name="ce36" table:formula="of:=[.F48]/[.D48]" office:value-type="percentage" office:value="0.668302658486708" calcext:value-type="percentage">
            <text:p>66.8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8]+1" office:value-type="date" office:date-value="2016-07-02" calcext:value-type="date">
            <text:p>2016-07-02</text:p>
          </table:table-cell>
          <table:table-cell table:style-name="ce29" table:formula="of:=[.D48]+[.$K$2]" office:value-type="time" office:time-value="PT83H40M00S" calcext:value-type="time">
            <text:p>83:40</text:p>
          </table:table-cell>
          <table:table-cell table:style-name="ce29"/>
          <table:table-cell table:style-name="ce29" table:formula="of:=[.E49]+[.F48]" office:value-type="time" office:time-value="PT54H28M00S" calcext:value-type="time">
            <text:p>54:28</text:p>
          </table:table-cell>
          <table:table-cell/>
          <table:table-cell table:style-name="ce36" table:formula="of:=[.F49]/[.D49]" office:value-type="percentage" office:value="0.650996015936255" calcext:value-type="percentage">
            <text:p>65.1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49]+1" office:value-type="date" office:date-value="2016-07-03" calcext:value-type="date">
            <text:p>2016-07-03</text:p>
          </table:table-cell>
          <table:table-cell table:style-name="ce29" table:formula="of:=[.D49]+[.$K$2]" office:value-type="time" office:time-value="PT85H50M00S" calcext:value-type="time">
            <text:p>85:50</text:p>
          </table:table-cell>
          <table:table-cell table:style-name="ce29" office:value-type="time" office:time-value="PT02H53M00S" calcext:value-type="time">
            <text:p>02:53</text:p>
          </table:table-cell>
          <table:table-cell table:style-name="ce29" table:formula="of:=[.E50]+[.F49]" office:value-type="time" office:time-value="PT57H21M00S" calcext:value-type="time">
            <text:p>57:21</text:p>
          </table:table-cell>
          <table:table-cell/>
          <table:table-cell table:style-name="ce36" table:formula="of:=[.F50]/[.D50]" office:value-type="percentage" office:value="0.668155339805825" calcext:value-type="percentage">
            <text:p>66.8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0]+1" office:value-type="date" office:date-value="2016-07-04" calcext:value-type="date">
            <text:p>2016-07-04</text:p>
          </table:table-cell>
          <table:table-cell table:style-name="ce29" table:formula="of:=[.D50]+[.$K$2]" office:value-type="time" office:time-value="PT88H00M00S" calcext:value-type="time">
            <text:p>88:00</text:p>
          </table:table-cell>
          <table:table-cell table:style-name="ce29" office:value-type="time" office:time-value="PT00H25M00S" calcext:value-type="time">
            <text:p>00:25</text:p>
          </table:table-cell>
          <table:table-cell table:style-name="ce29" table:formula="of:=[.E51]+[.F50]" office:value-type="time" office:time-value="PT57H46M00S" calcext:value-type="time">
            <text:p>57:46</text:p>
          </table:table-cell>
          <table:table-cell/>
          <table:table-cell table:style-name="ce36" table:formula="of:=[.F51]/[.D51]" office:value-type="percentage" office:value="0.656439393939394" calcext:value-type="percentage">
            <text:p>65.6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1]+1" office:value-type="date" office:date-value="2016-07-05" calcext:value-type="date">
            <text:p>2016-07-05</text:p>
          </table:table-cell>
          <table:table-cell table:style-name="ce29" table:formula="of:=[.D51]+[.$K$3]" office:value-type="time" office:time-value="PT90H00M00S" calcext:value-type="time">
            <text:p>90:00</text:p>
          </table:table-cell>
          <table:table-cell table:style-name="ce29" office:value-type="time" office:time-value="PT06H23M00S" calcext:value-type="time">
            <text:p>06:23</text:p>
          </table:table-cell>
          <table:table-cell table:style-name="ce29" table:formula="of:=[.E52]+[.F51]" office:value-type="time" office:time-value="PT64H09M00S" calcext:value-type="time">
            <text:p>64:09</text:p>
          </table:table-cell>
          <table:table-cell/>
          <table:table-cell table:style-name="ce36" table:formula="of:=[.F52]/[.D52]" office:value-type="percentage" office:value="0.712777777777778" calcext:value-type="percentage">
            <text:p>71.3%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0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6" table:formula="of:=[.C52]+1" office:value-type="date" office:date-value="2016-07-06" calcext:value-type="date">
            <text:p>2016-07-06</text:p>
          </table:table-cell>
          <table:table-cell table:style-name="ce29" table:formula="of:=[.D52]+[.$K$2]" office:value-type="time" office:time-value="PT92H10M00S" calcext:value-type="time">
            <text:p>92:10</text:p>
          </table:table-cell>
          <table:table-cell table:style-name="ce29" office:value-type="time" office:time-value="PT01H53M00S" calcext:value-type="time">
            <text:p>01:53</text:p>
          </table:table-cell>
          <table:table-cell table:style-name="ce29" table:formula="of:=[.E54]+[.F52]" office:value-type="time" office:time-value="PT66H02M00S" calcext:value-type="time">
            <text:p>66:02</text:p>
          </table:table-cell>
          <table:table-cell/>
          <table:table-cell table:style-name="ce36" table:formula="of:=[.F54]/[.D54]" office:value-type="percentage" office:value="0.716455696202531" calcext:value-type="percentage">
            <text:p>71.6%</text:p>
          </table:table-cell>
          <table:table-cell table:formula="of:=[.I46]+1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formula="of:=[.C54]+1" office:value-type="date" office:date-value="2016-07-07" calcext:value-type="date">
            <text:p>2016-07-07</text:p>
          </table:table-cell>
          <table:table-cell table:style-name="ce29" table:formula="of:=[.D54]+[.$K$2]" office:value-type="time" office:time-value="PT94H20M00S" calcext:value-type="time">
            <text:p>94:20</text:p>
          </table:table-cell>
          <table:table-cell table:style-name="ce31"/>
          <table:table-cell table:style-name="ce31" table:formula="of:=[.E55]+[.F54]" office:value-type="time" office:time-value="PT66H02M00S" calcext:value-type="time">
            <text:p>66:02</text:p>
          </table:table-cell>
          <table:table-cell/>
          <table:table-cell table:style-name="ce36" table:formula="of:=[.F55]/[.D55]" office:value-type="percentage" office:value="0.7" calcext:value-type="percentage">
            <text:p>70.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5]+1" office:value-type="date" office:date-value="2016-07-08" calcext:value-type="date">
            <text:p>2016-07-08</text:p>
          </table:table-cell>
          <table:table-cell table:style-name="ce29" table:formula="of:=[.D55]+[.$K$2]" office:value-type="time" office:time-value="PT96H30M00S" calcext:value-type="time">
            <text:p>96:30</text:p>
          </table:table-cell>
          <table:table-cell table:style-name="ce31" office:value-type="time" office:time-value="PT02H12M00S" calcext:value-type="time">
            <text:p>02:12</text:p>
          </table:table-cell>
          <table:table-cell table:style-name="ce31" table:formula="of:=[.E56]+[.F55]" office:value-type="time" office:time-value="PT68H14M00S" calcext:value-type="time">
            <text:p>68:14</text:p>
          </table:table-cell>
          <table:table-cell/>
          <table:table-cell table:style-name="ce36" table:formula="of:=[.F56]/[.D56]" office:value-type="percentage" office:value="0.707081174438687" calcext:value-type="percentage">
            <text:p>70.7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6]+1" office:value-type="date" office:date-value="2016-07-09" calcext:value-type="date">
            <text:p>2016-07-09</text:p>
          </table:table-cell>
          <table:table-cell table:style-name="ce29" table:formula="of:=[.D56]+[.$K$2]" office:value-type="time" office:time-value="PT98H40M00S" calcext:value-type="time">
            <text:p>98:40</text:p>
          </table:table-cell>
          <table:table-cell table:style-name="ce31" office:value-type="time" office:time-value="PT01H15M00S" calcext:value-type="time">
            <text:p>01:15</text:p>
          </table:table-cell>
          <table:table-cell table:style-name="ce31" table:formula="of:=[.E57]+[.F56]" office:value-type="time" office:time-value="PT69H29M00S" calcext:value-type="time">
            <text:p>69:29</text:p>
          </table:table-cell>
          <table:table-cell/>
          <table:table-cell table:style-name="ce36" table:formula="of:=[.F57]/[.D57]" office:value-type="percentage" office:value="0.704222972972973" calcext:value-type="percentage">
            <text:p>70.4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7]+1" office:value-type="date" office:date-value="2016-07-10" calcext:value-type="date">
            <text:p>2016-07-10</text:p>
          </table:table-cell>
          <table:table-cell table:style-name="ce29" table:formula="of:=[.D57]+[.$K$2]" office:value-type="time" office:time-value="PT100H50M00S" calcext:value-type="time">
            <text:p>100:50</text:p>
          </table:table-cell>
          <table:table-cell table:style-name="ce31" office:value-type="time" office:time-value="PT03H00M00S" calcext:value-type="time">
            <text:p>03:00</text:p>
          </table:table-cell>
          <table:table-cell table:style-name="ce31" table:formula="of:=[.E58]+[.F57]" office:value-type="time" office:time-value="PT72H29M00S" calcext:value-type="time">
            <text:p>72:29</text:p>
          </table:table-cell>
          <table:table-cell/>
          <table:table-cell table:style-name="ce36" table:formula="of:=[.F58]/[.D58]" office:value-type="percentage" office:value="0.718842975206612" calcext:value-type="percentage">
            <text:p>71.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8]+1" office:value-type="date" office:date-value="2016-07-11" calcext:value-type="date">
            <text:p>2016-07-11</text:p>
          </table:table-cell>
          <table:table-cell table:style-name="ce29" table:formula="of:=[.D58]+[.$K$2]" office:value-type="time" office:time-value="PT103H00M00S" calcext:value-type="time">
            <text:p>103:00</text:p>
          </table:table-cell>
          <table:table-cell table:style-name="ce31" office:value-type="time" office:time-value="PT00H33M00S" calcext:value-type="time">
            <text:p>00:33</text:p>
          </table:table-cell>
          <table:table-cell table:style-name="ce31" table:formula="of:=[.E59]+[.F58]" office:value-type="time" office:time-value="PT73H02M00S" calcext:value-type="time">
            <text:p>73:02</text:p>
          </table:table-cell>
          <table:table-cell/>
          <table:table-cell table:style-name="ce36" table:formula="of:=[.F59]/[.D59]" office:value-type="percentage" office:value="0.709061488673139" calcext:value-type="percentage">
            <text:p>70.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6" table:formula="of:=[.C59]+1" office:value-type="date" office:date-value="2016-07-12" calcext:value-type="date">
            <text:p>2016-07-12</text:p>
          </table:table-cell>
          <table:table-cell table:style-name="ce29" table:formula="of:=[.D59]+[.$K$3]" office:value-type="time" office:time-value="PT105H00M00S" calcext:value-type="time">
            <text:p>105:00</text:p>
          </table:table-cell>
          <table:table-cell table:style-name="ce31" office:value-type="time" office:time-value="PT03H09M00S" calcext:value-type="time">
            <text:p>03:09</text:p>
          </table:table-cell>
          <table:table-cell table:style-name="ce31" table:formula="of:=[.E60]+[.F59]" office:value-type="time" office:time-value="PT76H11M00S" calcext:value-type="time">
            <text:p>76:11</text:p>
          </table:table-cell>
          <table:table-cell/>
          <table:table-cell table:style-name="ce36" table:formula="of:=[.F60]/[.D60]" office:value-type="percentage" office:value="0.725555555555556" calcext:value-type="percentage">
            <text:p>72.6%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0" table:number-columns-repeated="2"/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mercredi</text:p>
          </table:table-cell>
          <table:table-cell table:style-name="ce26" table:formula="of:=[.C60]+1" office:value-type="date" office:date-value="2016-07-13" calcext:value-type="date">
            <text:p>2016-07-13</text:p>
          </table:table-cell>
          <table:table-cell table:style-name="ce29" table:formula="of:=[.D60]+[.$K$2]" office:value-type="time" office:time-value="PT107H10M00S" calcext:value-type="time">
            <text:p>107:10</text:p>
          </table:table-cell>
          <table:table-cell table:style-name="ce31" office:value-type="time" office:time-value="PT01H00M00S" calcext:value-type="time">
            <text:p>01:00</text:p>
          </table:table-cell>
          <table:table-cell table:style-name="ce31" table:formula="of:=[.E62]+[.F60]" office:value-type="time" office:time-value="PT77H11M00S" calcext:value-type="time">
            <text:p>77:11</text:p>
          </table:table-cell>
          <table:table-cell/>
          <table:table-cell table:style-name="ce36" table:formula="of:=[.F62]/[.D62]" office:value-type="percentage" office:value="0.720217729393468" calcext:value-type="percentage">
            <text:p>72.0%</text:p>
          </table:table-cell>
          <table:table-cell table:formula="of:=[.I54]+1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4" office:value-type="string" calcext:value-type="string">
            <text:p>jeudi</text:p>
          </table:table-cell>
          <table:table-cell table:style-name="ce26" table:formula="of:=[.C62]+1" office:value-type="date" office:date-value="2016-07-14" calcext:value-type="date">
            <text:p>2016-07-14</text:p>
          </table:table-cell>
          <table:table-cell table:style-name="ce29" table:formula="of:=[.D62]+[.$K$2]" office:value-type="time" office:time-value="PT109H20M00S" calcext:value-type="time">
            <text:p>109:20</text:p>
          </table:table-cell>
          <table:table-cell table:style-name="ce31" office:value-type="time" office:time-value="PT01H15M00S" calcext:value-type="time">
            <text:p>01:15</text:p>
          </table:table-cell>
          <table:table-cell table:style-name="ce31" table:formula="of:=[.E63]+[.F62]" office:value-type="time" office:time-value="PT78H26M00S" calcext:value-type="time">
            <text:p>78:26</text:p>
          </table:table-cell>
          <table:table-cell/>
          <table:table-cell table:style-name="ce36" table:formula="of:=[.F63]/[.D63]" office:value-type="percentage" office:value="0.717378048780488" calcext:value-type="percentage">
            <text:p>71.7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vendredi</text:p>
          </table:table-cell>
          <table:table-cell table:style-name="ce26" table:formula="of:=[.C63]+1" office:value-type="date" office:date-value="2016-07-15" calcext:value-type="date">
            <text:p>2016-07-15</text:p>
          </table:table-cell>
          <table:table-cell table:style-name="ce29" table:formula="of:=[.D63]+[.$K$2]" office:value-type="time" office:time-value="PT111H30M00S" calcext:value-type="time">
            <text:p>111:30</text:p>
          </table:table-cell>
          <table:table-cell table:style-name="ce31"/>
          <table:table-cell table:style-name="ce31" table:formula="of:=[.E64]+[.F63]" office:value-type="time" office:time-value="PT78H26M00S" calcext:value-type="time">
            <text:p>78:26</text:p>
          </table:table-cell>
          <table:table-cell/>
          <table:table-cell table:style-name="ce36" table:formula="of:=[.F64]/[.D64]" office:value-type="percentage" office:value="0.703437967115097" calcext:value-type="percentage">
            <text:p>70.3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samedi</text:p>
          </table:table-cell>
          <table:table-cell table:style-name="ce26" table:formula="of:=[.C64]+1" office:value-type="date" office:date-value="2016-07-16" calcext:value-type="date">
            <text:p>2016-07-16</text:p>
          </table:table-cell>
          <table:table-cell table:style-name="ce29" table:formula="of:=[.D64]+[.$K$2]" office:value-type="time" office:time-value="PT113H40M00S" calcext:value-type="time">
            <text:p>113:40</text:p>
          </table:table-cell>
          <table:table-cell table:style-name="ce31" office:value-type="time" office:time-value="PT01H30M00S" calcext:value-type="time">
            <text:p>01:30</text:p>
          </table:table-cell>
          <table:table-cell table:style-name="ce31" table:formula="of:=[.E65]+[.F64]" office:value-type="time" office:time-value="PT79H56M00S" calcext:value-type="time">
            <text:p>79:56</text:p>
          </table:table-cell>
          <table:table-cell/>
          <table:table-cell table:style-name="ce36" table:formula="of:=[.F65]/[.D65]" office:value-type="percentage" office:value="0.703225806451613" calcext:value-type="percentage">
            <text:p>70.3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dimanche</text:p>
          </table:table-cell>
          <table:table-cell table:style-name="ce26" table:formula="of:=[.C65]+1" office:value-type="date" office:date-value="2016-07-17" calcext:value-type="date">
            <text:p>2016-07-17</text:p>
          </table:table-cell>
          <table:table-cell table:style-name="ce29" table:formula="of:=[.D65]+[.$K$2]" office:value-type="time" office:time-value="PT115H50M00S" calcext:value-type="time">
            <text:p>115:50</text:p>
          </table:table-cell>
          <table:table-cell table:style-name="ce31" office:value-type="time" office:time-value="PT03H45M00S" calcext:value-type="time">
            <text:p>03:45</text:p>
          </table:table-cell>
          <table:table-cell table:style-name="ce31" table:formula="of:=[.E66]+[.F65]" office:value-type="time" office:time-value="PT83H41M00S" calcext:value-type="time">
            <text:p>83:41</text:p>
          </table:table-cell>
          <table:table-cell/>
          <table:table-cell table:style-name="ce36" table:formula="of:=[.F66]/[.D66]" office:value-type="percentage" office:value="0.722446043165468" calcext:value-type="percentage">
            <text:p>72.2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lundi</text:p>
          </table:table-cell>
          <table:table-cell table:style-name="ce26" table:formula="of:=[.C66]+1" office:value-type="date" office:date-value="2016-07-18" calcext:value-type="date">
            <text:p>2016-07-18</text:p>
          </table:table-cell>
          <table:table-cell table:style-name="ce29" table:formula="of:=[.D66]+[.$K$2]" office:value-type="time" office:time-value="PT118H00M00S" calcext:value-type="time">
            <text:p>118:00</text:p>
          </table:table-cell>
          <table:table-cell table:style-name="ce31"/>
          <table:table-cell table:style-name="ce31" table:formula="of:=[.E67]+[.F66]" office:value-type="time" office:time-value="PT83H41M00S" calcext:value-type="time">
            <text:p>83:41</text:p>
          </table:table-cell>
          <table:table-cell/>
          <table:table-cell table:style-name="ce36" table:formula="of:=[.F67]/[.D67]" office:value-type="percentage" office:value="0.709180790960452" calcext:value-type="percentage">
            <text:p>70.9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mardi</text:p>
          </table:table-cell>
          <table:table-cell table:style-name="ce26" table:formula="of:=[.C67]+1" office:value-type="date" office:date-value="2016-07-19" calcext:value-type="date">
            <text:p>2016-07-19</text:p>
          </table:table-cell>
          <table:table-cell table:style-name="ce29" table:formula="of:=[.D67]+[.$K$3]" office:value-type="time" office:time-value="PT120H00M00S" calcext:value-type="time">
            <text:p>120:00</text:p>
          </table:table-cell>
          <table:table-cell table:style-name="ce31" office:value-type="time" office:time-value="PT01H30M00S" calcext:value-type="time">
            <text:p>01:30</text:p>
          </table:table-cell>
          <table:table-cell table:style-name="ce31" table:formula="of:=[.E68]+[.F67]" office:value-type="time" office:time-value="PT85H11M00S" calcext:value-type="time">
            <text:p>85:11</text:p>
          </table:table-cell>
          <table:table-cell/>
          <table:table-cell table:style-name="ce36" table:formula="of:=[.F68]/[.D68]" office:value-type="percentage" office:value="0.709861111111111" calcext:value-type="percentage">
            <text:p>71.0%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2"/>
          <table:table-cell table:style-name="ce30"/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mercredi</text:p>
          </table:table-cell>
          <table:table-cell table:style-name="ce26" table:formula="of:=[.C68]+1" office:value-type="date" office:date-value="2016-07-20" calcext:value-type="date">
            <text:p>2016-07-20</text:p>
          </table:table-cell>
          <table:table-cell table:style-name="ce29" table:formula="of:=[.D68]+[.$K$4]" office:value-type="time" office:time-value="PT120H45M00S" calcext:value-type="time">
            <text:p>120:45</text:p>
          </table:table-cell>
          <table:table-cell table:style-name="ce31"/>
          <table:table-cell table:style-name="ce34" table:formula="of:=[.E70]+[.F68]" office:value-type="time" office:time-value="PT85H11M00S" calcext:value-type="time">
            <text:p>85:11</text:p>
          </table:table-cell>
          <table:table-cell/>
          <table:table-cell table:style-name="ce36" table:formula="of:=[.F70]/[.D70]" office:value-type="percentage" office:value="0.705452035886818" calcext:value-type="percentage">
            <text:p>70.5%</text:p>
          </table:table-cell>
          <table:table-cell table:formula="of:=[.I62]+1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4" office:value-type="string" calcext:value-type="string">
            <text:p>jeudi</text:p>
          </table:table-cell>
          <table:table-cell table:style-name="ce26" table:formula="of:=[.C70]+1" office:value-type="date" office:date-value="2016-07-21" calcext:value-type="date">
            <text:p>2016-07-21</text:p>
          </table:table-cell>
          <table:table-cell table:style-name="ce29" table:formula="of:=[.D70]+[.$K$4]" office:value-type="time" office:time-value="PT121H30M00S" calcext:value-type="time">
            <text:p>121:30</text:p>
          </table:table-cell>
          <table:table-cell table:style-name="ce31"/>
          <table:table-cell table:style-name="ce34" table:formula="of:=[.E71]+[.F70]" office:value-type="time" office:time-value="PT85H11M00S" calcext:value-type="time">
            <text:p>85:11</text:p>
          </table:table-cell>
          <table:table-cell/>
          <table:table-cell table:style-name="ce36" table:formula="of:=[.F71]/[.D71]" office:value-type="percentage" office:value="0.701097393689986" calcext:value-type="percentage">
            <text:p>70.1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vendredi</text:p>
          </table:table-cell>
          <table:table-cell table:style-name="ce26" table:formula="of:=[.C71]+1" office:value-type="date" office:date-value="2016-07-22" calcext:value-type="date">
            <text:p>2016-07-22</text:p>
          </table:table-cell>
          <table:table-cell table:style-name="ce29" table:formula="of:=[.D71]+[.$K$4]" office:value-type="time" office:time-value="PT122H15M00S" calcext:value-type="time">
            <text:p>122:15</text:p>
          </table:table-cell>
          <table:table-cell table:style-name="ce31"/>
          <table:table-cell table:style-name="ce34" table:formula="of:=[.E72]+[.F71]" office:value-type="time" office:time-value="PT85H11M00S" calcext:value-type="time">
            <text:p>85:11</text:p>
          </table:table-cell>
          <table:table-cell/>
          <table:table-cell table:style-name="ce36" table:formula="of:=[.F72]/[.D72]" office:value-type="percentage" office:value="0.696796182685753" calcext:value-type="percentage">
            <text:p>69.7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samedi</text:p>
          </table:table-cell>
          <table:table-cell table:style-name="ce26" table:formula="of:=[.C72]+1" office:value-type="date" office:date-value="2016-07-23" calcext:value-type="date">
            <text:p>2016-07-23</text:p>
          </table:table-cell>
          <table:table-cell table:style-name="ce29" table:formula="of:=[.D72]+[.$K$4]" office:value-type="time" office:time-value="PT123H00M00S" calcext:value-type="time">
            <text:p>123:00</text:p>
          </table:table-cell>
          <table:table-cell table:style-name="ce31"/>
          <table:table-cell table:style-name="ce34" table:formula="of:=[.E73]+[.F72]" office:value-type="time" office:time-value="PT85H11M00S" calcext:value-type="time">
            <text:p>85:11</text:p>
          </table:table-cell>
          <table:table-cell/>
          <table:table-cell table:style-name="ce36" table:formula="of:=[.F73]/[.D73]" office:value-type="percentage" office:value="0.692547425474255" calcext:value-type="percentage">
            <text:p>69.3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dimanche</text:p>
          </table:table-cell>
          <table:table-cell table:style-name="ce26" table:formula="of:=[.C73]+1" office:value-type="date" office:date-value="2016-07-24" calcext:value-type="date">
            <text:p>2016-07-24</text:p>
          </table:table-cell>
          <table:table-cell table:style-name="ce29" table:formula="of:=[.D73]+[.$K$4]" office:value-type="time" office:time-value="PT123H45M00S" calcext:value-type="time">
            <text:p>123:45</text:p>
          </table:table-cell>
          <table:table-cell table:style-name="ce31"/>
          <table:table-cell table:style-name="ce34" table:formula="of:=[.E74]+[.F73]" office:value-type="time" office:time-value="PT85H11M00S" calcext:value-type="time">
            <text:p>85:11</text:p>
          </table:table-cell>
          <table:table-cell/>
          <table:table-cell table:style-name="ce36" table:formula="of:=[.F74]/[.D74]" office:value-type="percentage" office:value="0.688350168350168" calcext:value-type="percentage">
            <text:p>68.8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lundi</text:p>
          </table:table-cell>
          <table:table-cell table:style-name="ce26" table:formula="of:=[.C74]+1" office:value-type="date" office:date-value="2016-07-25" calcext:value-type="date">
            <text:p>2016-07-25</text:p>
          </table:table-cell>
          <table:table-cell table:style-name="ce29" table:formula="of:=[.D74]+[.$K$4]" office:value-type="time" office:time-value="PT124H30M00S" calcext:value-type="time">
            <text:p>124:30</text:p>
          </table:table-cell>
          <table:table-cell table:style-name="ce31"/>
          <table:table-cell table:style-name="ce34" table:formula="of:=[.E75]+[.F74]" office:value-type="time" office:time-value="PT85H11M00S" calcext:value-type="time">
            <text:p>85:11</text:p>
          </table:table-cell>
          <table:table-cell/>
          <table:table-cell table:style-name="ce36" table:formula="of:=[.F75]/[.D75]" office:value-type="percentage" office:value="0.684203480589023" calcext:value-type="percentage">
            <text:p>68.4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mardi</text:p>
          </table:table-cell>
          <table:table-cell table:style-name="ce26" table:formula="of:=[.C75]+1" office:value-type="date" office:date-value="2016-07-26" calcext:value-type="date">
            <text:p>2016-07-26</text:p>
          </table:table-cell>
          <table:table-cell table:style-name="ce29" table:formula="of:=[.D75]+[.$K$4]" office:value-type="time" office:time-value="PT125H15M00S" calcext:value-type="time">
            <text:p>125:15</text:p>
          </table:table-cell>
          <table:table-cell table:style-name="ce31"/>
          <table:table-cell table:style-name="ce34" table:formula="of:=[.E76]+[.F75]" office:value-type="time" office:time-value="PT85H11M00S" calcext:value-type="time">
            <text:p>85:11</text:p>
          </table:table-cell>
          <table:table-cell/>
          <table:table-cell table:style-name="ce36" table:formula="of:=[.F76]/[.D76]" office:value-type="percentage" office:value="0.680106453759148" calcext:value-type="percentage">
            <text:p>68.0%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2"/>
          <table:table-cell table:style-name="ce30"/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mercredi</text:p>
          </table:table-cell>
          <table:table-cell table:style-name="ce26" table:formula="of:=[.C76]+1" office:value-type="date" office:date-value="2016-07-27" calcext:value-type="date">
            <text:p>2016-07-27</text:p>
          </table:table-cell>
          <table:table-cell table:style-name="ce29" table:formula="of:=[.D76]+[.$K$4]" office:value-type="time" office:time-value="PT126H00M00S" calcext:value-type="time">
            <text:p>126:0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78]+[.F76]" office:value-type="time" office:time-value="PT88H41M00S" calcext:value-type="time">
            <text:p>88:41</text:p>
          </table:table-cell>
          <table:table-cell/>
          <table:table-cell table:style-name="ce36" table:formula="of:=[.F78]/[.D78]" office:value-type="percentage" office:value="0.703835978835979" calcext:value-type="percentage">
            <text:p>70.4%</text:p>
          </table:table-cell>
          <table:table-cell table:formula="of:=[.I70]+1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4" office:value-type="string" calcext:value-type="string">
            <text:p>jeudi</text:p>
          </table:table-cell>
          <table:table-cell table:style-name="ce26" table:formula="of:=[.C78]+1" office:value-type="date" office:date-value="2016-07-28" calcext:value-type="date">
            <text:p>2016-07-28</text:p>
          </table:table-cell>
          <table:table-cell table:style-name="ce29" table:formula="of:=[.D78]+[.$K$4]" office:value-type="time" office:time-value="PT126H45M00S" calcext:value-type="time">
            <text:p>126:45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79]+[.F78]" office:value-type="time" office:time-value="PT92H11M00S" calcext:value-type="time">
            <text:p>92:11</text:p>
          </table:table-cell>
          <table:table-cell/>
          <table:table-cell table:style-name="ce36" table:formula="of:=[.F79]/[.D79]" office:value-type="percentage" office:value="0.727284681130835" calcext:value-type="percentage">
            <text:p>72.7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vendredi</text:p>
          </table:table-cell>
          <table:table-cell table:style-name="ce26" table:formula="of:=[.C79]+1" office:value-type="date" office:date-value="2016-07-29" calcext:value-type="date">
            <text:p>2016-07-29</text:p>
          </table:table-cell>
          <table:table-cell table:style-name="ce29" table:formula="of:=[.D79]+[.$K$4]" office:value-type="time" office:time-value="PT127H30M00S" calcext:value-type="time">
            <text:p>127:3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0]+[.F79]" office:value-type="time" office:time-value="PT95H41M00S" calcext:value-type="time">
            <text:p>95:41</text:p>
          </table:table-cell>
          <table:table-cell/>
          <table:table-cell table:style-name="ce36" table:formula="of:=[.F80]/[.D80]" office:value-type="percentage" office:value="0.750457516339869" calcext:value-type="percentage">
            <text:p>75.0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samedi</text:p>
          </table:table-cell>
          <table:table-cell table:style-name="ce26" table:formula="of:=[.C80]+1" office:value-type="date" office:date-value="2016-07-30" calcext:value-type="date">
            <text:p>2016-07-30</text:p>
          </table:table-cell>
          <table:table-cell table:style-name="ce29" table:formula="of:=[.D80]+[.$K$4]" office:value-type="time" office:time-value="PT128H15M00S" calcext:value-type="time">
            <text:p>128:15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1]+[.F80]" office:value-type="time" office:time-value="PT99H11M00S" calcext:value-type="time">
            <text:p>99:11</text:p>
          </table:table-cell>
          <table:table-cell/>
          <table:table-cell table:style-name="ce36" table:formula="of:=[.F81]/[.D81]" office:value-type="percentage" office:value="0.773359324236517" calcext:value-type="percentage">
            <text:p>77.3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dimanche</text:p>
          </table:table-cell>
          <table:table-cell table:style-name="ce26" table:formula="of:=[.C81]+1" office:value-type="date" office:date-value="2016-07-31" calcext:value-type="date">
            <text:p>2016-07-31</text:p>
          </table:table-cell>
          <table:table-cell table:style-name="ce29" table:formula="of:=[.D81]+[.$K$4]" office:value-type="time" office:time-value="PT129H00M00S" calcext:value-type="time">
            <text:p>129:0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2]+[.F81]" office:value-type="time" office:time-value="PT102H41M00S" calcext:value-type="time">
            <text:p>102:41</text:p>
          </table:table-cell>
          <table:table-cell/>
          <table:table-cell table:style-name="ce36" table:formula="of:=[.F82]/[.D82]" office:value-type="percentage" office:value="0.795994832041344" calcext:value-type="percentage">
            <text:p>79.6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lundi</text:p>
          </table:table-cell>
          <table:table-cell table:style-name="ce26" table:formula="of:=[.C82]+1" office:value-type="date" office:date-value="2016-08-01" calcext:value-type="date">
            <text:p>2016-08-01</text:p>
          </table:table-cell>
          <table:table-cell table:style-name="ce29" table:formula="of:=[.D82]+[.$K$4]" office:value-type="time" office:time-value="PT129H45M00S" calcext:value-type="time">
            <text:p>129:45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3]+[.F82]" office:value-type="time" office:time-value="PT106H11M00S" calcext:value-type="time">
            <text:p>106:11</text:p>
          </table:table-cell>
          <table:table-cell/>
          <table:table-cell table:style-name="ce36" table:formula="of:=[.F83]/[.D83]" office:value-type="percentage" office:value="0.818368657675016" calcext:value-type="percentage">
            <text:p>81.8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mardi</text:p>
          </table:table-cell>
          <table:table-cell table:style-name="ce26" table:formula="of:=[.C83]+1" office:value-type="date" office:date-value="2016-08-02" calcext:value-type="date">
            <text:p>2016-08-02</text:p>
          </table:table-cell>
          <table:table-cell table:style-name="ce29" table:formula="of:=[.D83]+[.$K$4]" office:value-type="time" office:time-value="PT130H30M00S" calcext:value-type="time">
            <text:p>130:3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4]+[.F83]" office:value-type="time" office:time-value="PT109H41M00S" calcext:value-type="time">
            <text:p>109:41</text:p>
          </table:table-cell>
          <table:table-cell/>
          <table:table-cell table:style-name="ce36" table:formula="of:=[.F84]/[.D84]" office:value-type="percentage" office:value="0.840485312899106" calcext:value-type="percentage">
            <text:p>84.0%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2"/>
          <table:table-cell table:style-name="ce30"/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mercredi</text:p>
          </table:table-cell>
          <table:table-cell table:style-name="ce26" table:formula="of:=[.C84]+1" office:value-type="date" office:date-value="2016-08-03" calcext:value-type="date">
            <text:p>2016-08-03</text:p>
          </table:table-cell>
          <table:table-cell table:style-name="ce29" table:formula="of:=[.D84]+[.$K$4]" office:value-type="time" office:time-value="PT131H15M00S" calcext:value-type="time">
            <text:p>131:15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6]+[.F84]" office:value-type="time" office:time-value="PT113H11M00S" calcext:value-type="time">
            <text:p>113:11</text:p>
          </table:table-cell>
          <table:table-cell/>
          <table:table-cell table:style-name="ce36" table:formula="of:=[.F86]/[.D86]" office:value-type="percentage" office:value="0.862349206349206" calcext:value-type="percentage">
            <text:p>86.2%</text:p>
          </table:table-cell>
          <table:table-cell table:formula="of:=[.I78]+1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4" office:value-type="string" calcext:value-type="string">
            <text:p>jeudi</text:p>
          </table:table-cell>
          <table:table-cell table:style-name="ce26" table:formula="of:=[.C86]+1" office:value-type="date" office:date-value="2016-08-04" calcext:value-type="date">
            <text:p>2016-08-04</text:p>
          </table:table-cell>
          <table:table-cell table:style-name="ce29" table:formula="of:=[.D86]+[.$K$4]" office:value-type="time" office:time-value="PT132H00M00S" calcext:value-type="time">
            <text:p>132:0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7]+[.F86]" office:value-type="time" office:time-value="PT116H41M00S" calcext:value-type="time">
            <text:p>116:41</text:p>
          </table:table-cell>
          <table:table-cell/>
          <table:table-cell table:style-name="ce36" table:formula="of:=[.F87]/[.D87]" office:value-type="percentage" office:value="0.883964646464646" calcext:value-type="percentage">
            <text:p>88.4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vendredi</text:p>
          </table:table-cell>
          <table:table-cell table:style-name="ce26" table:formula="of:=[.C87]+1" office:value-type="date" office:date-value="2016-08-05" calcext:value-type="date">
            <text:p>2016-08-05</text:p>
          </table:table-cell>
          <table:table-cell table:style-name="ce29" table:formula="of:=[.D87]+[.$K$4]" office:value-type="time" office:time-value="PT132H45M00S" calcext:value-type="time">
            <text:p>132:45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8]+[.F87]" office:value-type="time" office:time-value="PT120H11M00S" calcext:value-type="time">
            <text:p>120:11</text:p>
          </table:table-cell>
          <table:table-cell/>
          <table:table-cell table:style-name="ce36" table:formula="of:=[.F88]/[.D88]" office:value-type="percentage" office:value="0.905335844318895" calcext:value-type="percentage">
            <text:p>90.5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samedi</text:p>
          </table:table-cell>
          <table:table-cell table:style-name="ce26" table:formula="of:=[.C88]+1" office:value-type="date" office:date-value="2016-08-06" calcext:value-type="date">
            <text:p>2016-08-06</text:p>
          </table:table-cell>
          <table:table-cell table:style-name="ce29" table:formula="of:=[.D88]+[.$K$4]" office:value-type="time" office:time-value="PT133H30M00S" calcext:value-type="time">
            <text:p>133:3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89]+[.F88]" office:value-type="time" office:time-value="PT123H41M00S" calcext:value-type="time">
            <text:p>123:41</text:p>
          </table:table-cell>
          <table:table-cell/>
          <table:table-cell table:style-name="ce36" table:formula="of:=[.F89]/[.D89]" office:value-type="percentage" office:value="0.926466916354556" calcext:value-type="percentage">
            <text:p>92.6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dimanche</text:p>
          </table:table-cell>
          <table:table-cell table:style-name="ce26" table:formula="of:=[.C89]+1" office:value-type="date" office:date-value="2016-08-07" calcext:value-type="date">
            <text:p>2016-08-07</text:p>
          </table:table-cell>
          <table:table-cell table:style-name="ce29" table:formula="of:=[.D89]+[.$K$4]" office:value-type="time" office:time-value="PT134H15M00S" calcext:value-type="time">
            <text:p>134:15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90]+[.F89]" office:value-type="time" office:time-value="PT127H11M00S" calcext:value-type="time">
            <text:p>127:11</text:p>
          </table:table-cell>
          <table:table-cell/>
          <table:table-cell table:style-name="ce36" table:formula="of:=[.F90]/[.D90]" office:value-type="percentage" office:value="0.947361887026691" calcext:value-type="percentage">
            <text:p>94.7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lundi</text:p>
          </table:table-cell>
          <table:table-cell table:style-name="ce26" table:formula="of:=[.C90]+1" office:value-type="date" office:date-value="2016-08-08" calcext:value-type="date">
            <text:p>2016-08-08</text:p>
          </table:table-cell>
          <table:table-cell table:style-name="ce29" table:formula="of:=[.D90]+[.$K$4]" office:value-type="time" office:time-value="PT135H00M00S" calcext:value-type="time">
            <text:p>135:0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91]+[.F90]" office:value-type="time" office:time-value="PT130H41M00S" calcext:value-type="time">
            <text:p>130:41</text:p>
          </table:table-cell>
          <table:table-cell/>
          <table:table-cell table:style-name="ce36" table:formula="of:=[.F91]/[.D91]" office:value-type="percentage" office:value="0.968024691358024" calcext:value-type="percentage">
            <text:p>96.8%</text:p>
          </table:table-cell>
          <table:table-cell table:number-columns-repeated="1016"/>
        </table:table-row>
        <table:table-row table:style-name="ro1">
          <table:table-cell/>
          <table:table-cell table:style-name="ce24" office:value-type="string" calcext:value-type="string">
            <text:p>mardi</text:p>
          </table:table-cell>
          <table:table-cell table:style-name="ce26" table:formula="of:=[.C91]+1" office:value-type="date" office:date-value="2016-08-09" calcext:value-type="date">
            <text:p>2016-08-09</text:p>
          </table:table-cell>
          <table:table-cell table:style-name="ce29" table:formula="of:=[.D91]" office:value-type="time" office:time-value="PT135H00M00S" calcext:value-type="time">
            <text:p>135:00</text:p>
          </table:table-cell>
          <table:table-cell table:style-name="ce33" table:formula="of:=[.$K$6]" office:value-type="time" office:time-value="PT03H30M00S" calcext:value-type="time">
            <text:p>03:30</text:p>
          </table:table-cell>
          <table:table-cell table:style-name="ce34" table:formula="of:=[.E92]+[.F91]" office:value-type="time" office:time-value="PT134H11M00S" calcext:value-type="time">
            <text:p>134:11</text:p>
          </table:table-cell>
          <table:table-cell/>
          <table:table-cell table:style-name="ce36" table:formula="of:=[.F92]/[.D92]" office:value-type="percentage" office:value="0.99395061728395" calcext:value-type="percentage">
            <text:p>99.4%</text:p>
          </table:table-cell>
          <table:table-cell table:number-columns-repeated="1016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00-00-00</text:date>, <text:time style:data-style-name="N2" text:time-value="17:57:30.0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44:19.708000000</meta:creation-date>
    <dc:date>2016-07-26T17:59:35.161000000</dc:date>
    <meta:editing-duration>P4DT8H18M18S</meta:editing-duration>
    <meta:editing-cycles>267</meta:editing-cycles>
    <meta:generator>LibreOffice/5.0.1.2$Windows_x86 LibreOffice_project/81898c9f5c0d43f3473ba111d7b351050be20261</meta:generator>
    <meta:document-statistic meta:table-count="3" meta:cell-count="1849" meta:object-count="0"/>
  </office:meta>
</office:document-meta>
</file>